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meta.xml" manifest:media-type="text/xml"/>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95/content.xml" manifest:media-type="text/xml"/>
  <manifest:file-entry manifest:full-path="Object 95/settings.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0" manifest:media-type=""/>
  <manifest:file-entry manifest:full-path="ObjectReplacements/Object 3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 manifest:media-type=""/>
  <manifest:file-entry manifest:full-path="ObjectReplacements/Object 92" manifest:media-type="application/x-openoffice-gdimetafile;windows_formatname=&quot;GDIMetaFile&quot;"/>
  <manifest:file-entry manifest:full-path="ObjectReplacements/Object 17" manifest:media-type=""/>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2" manifest:media-type=""/>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89/content.xml" manifest:media-type="text/xml"/>
  <manifest:file-entry manifest:full-path="Object 89/settings.xml" manifest:media-type="text/xml"/>
  <manifest:file-entry manifest:full-path="Object 89/Configurations2/" manifest:media-type="application/vnd.sun.xml.ui.configuration"/>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content.xml" manifest:media-type="text/xml"/>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3"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settings.xml" manifest:media-type="text/xml"/>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styles.xml" manifest:media-type="text/xml"/>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Configurations2/" manifest:media-type="application/vnd.sun.xml.ui.configuration"/>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1/content.xml" manifest:media-type="text/xml"/>
  <manifest:file-entry manifest:full-path="Object 91/Configurations2/" manifest:media-type="application/vnd.sun.xml.ui.configuration"/>
  <manifest:file-entry manifest:full-path="Object 91/settings.xml" manifest:media-type="text/xml"/>
  <manifest:file-entry manifest:full-path="Object 9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0/content.xml" manifest:media-type="text/xml"/>
  <manifest:file-entry manifest:full-path="Object 60/settings.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3" manifest:media-type="application/vnd.oasis.opendocument.formula"/>
  <manifest:file-entry manifest:full-path="manifest.rdf" manifest:media-type="application/rdf+xml"/>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modern" style:font-pitch="fixed"/>
    <style:font-face style:name="HelveticaNeue" svg:font-family="HelveticaNeue" style:font-pitch="variable"/>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A9" style:family="table-cell">
      <style:table-cell-properties fo:padding="0.199cm" fo:border-left="0.5pt solid #000000" fo:border-right="0.5pt solid #000000" fo:border-top="none" fo:border-bottom="0.5pt solid #000000" style:writing-mode="lr-tb"/>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509cm" style:rel-column-width="38783*"/>
    </style:style>
    <style:style style:name="Table32.B" style:family="table-column">
      <style:table-column-properties style:column-width="7.25cm" style:rel-column-width="26751*"/>
    </style:style>
    <style:style style:name="Table32.1" style:family="table-row">
      <style:table-row-properties style:min-row-height="0.99cm" fo:keep-together="auto"/>
    </style:style>
    <style:style style:name="Table32.A1" style:family="table-cell">
      <style:table-cell-properties fo:padding="0.199cm" fo:border="0.5pt solid #000000" style:writing-mode="lr-tb"/>
    </style:style>
    <style:style style:name="Table32.2" style:family="table-row">
      <style:table-row-properties fo:keep-together="auto"/>
    </style:style>
    <style:style style:name="Table35" style:family="table">
      <style:table-properties style:width="17.759cm" style:rel-width="90%" fo:margin-top="0cm" fo:margin-bottom="0cm" table:align="center" style:writing-mode="lr-tb"/>
    </style:style>
    <style:style style:name="Table35.A" style:family="table-column">
      <style:table-column-properties style:column-width="10.509cm" style:rel-column-width="38783*"/>
    </style:style>
    <style:style style:name="Table35.B" style:family="table-column">
      <style:table-column-properties style:column-width="7.25cm" style:rel-column-width="26751*"/>
    </style:style>
    <style:style style:name="Table35.1" style:family="table-row">
      <style:table-row-properties fo:keep-together="auto"/>
    </style:style>
    <style:style style:name="Table35.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21" style:family="paragraph" style:parent-style-name="Standard">
      <style:text-properties style:font-name="Cambria Math2"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6"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2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8"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9"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4"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style:font-name="Cambria Math" fo:font-size="9pt" fo:language="en" fo:country="US" officeooo:rsid="0169e36f" officeooo:paragraph-rsid="0169e36f" style:letter-kerning="false" style:font-name-asian="Calibri2" style:language-asian="en" style:country-asian="US" style:font-name-complex="Tahoma"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ambria Math2" fo:font-size="9pt" fo:language="en" fo:country="AU" officeooo:rsid="0169e36f" officeooo:paragraph-rsid="0169e36f" style:font-size-asian="9pt" style:font-name-complex="Tahoma" style:font-size-complex="9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8" style:family="paragraph" style:parent-style-name="Standard" style:list-style-name="">
      <style:paragraph-properties fo:margin-left="0.501cm" fo:margin-top="0cm" fo:margin-bottom="0cm" style:contextual-spacing="true" fo:text-indent="0cm" style:auto-text-indent="false" fo:keep-with-next="always"/>
    </style:style>
    <style:style style:name="P39" style:family="paragraph" style:parent-style-name="List_20_Paragraph" style:list-style-name="WWNum2"/>
    <style:style style:name="P40" style:family="paragraph" style:parent-style-name="List_20_Paragraph" style:list-style-name="WWNum2">
      <style:text-properties officeooo:paragraph-rsid="004c5ffd"/>
    </style:style>
    <style:style style:name="P41" style:family="paragraph" style:parent-style-name="List_20_Paragraph" style:list-style-name="WWNum2">
      <style:paragraph-properties>
        <style:tab-stops>
          <style:tab-stop style:position="19.72cm" style:type="right"/>
        </style:tab-stops>
      </style:paragraph-properties>
    </style:style>
    <style:style style:name="P42" style:family="paragraph" style:parent-style-name="List_20_Paragraph" style:list-style-name="WWNum2">
      <style:text-properties officeooo:paragraph-rsid="01151965"/>
    </style:style>
    <style:style style:name="P43" style:family="paragraph" style:parent-style-name="List_20_Paragraph" style:list-style-name="WWNum2">
      <style:text-properties officeooo:paragraph-rsid="00f6510f"/>
    </style:style>
    <style:style style:name="P44" style:family="paragraph" style:parent-style-name="Standard">
      <style:text-properties style:font-name="Cambria Math" fo:font-size="9pt" officeooo:rsid="003c5367" style:font-size-asian="9pt" style:font-size-complex="9pt"/>
    </style:style>
    <style:style style:name="P45" style:family="paragraph" style:parent-style-name="Standard">
      <style:text-properties style:font-name="Cambria Math" fo:font-size="9pt" officeooo:paragraph-rsid="011ace48" style:font-size-asian="9pt" style:font-size-complex="9pt"/>
    </style:style>
    <style:style style:name="P46" style:family="paragraph" style:parent-style-name="Standard">
      <style:paragraph-properties fo:margin-left="0.63cm"/>
    </style:style>
    <style:style style:name="P4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49"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50" style:family="paragraph" style:parent-style-name="List_20_Paragraph" style:list-style-name="WWNum7">
      <style:paragraph-properties>
        <style:tab-stops>
          <style:tab-stop style:position="19.72cm" style:type="right"/>
        </style:tab-stops>
      </style:paragraph-properties>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2" style:family="paragraph" style:parent-style-name="List_20_Paragraph" style:list-style-name="WWNum7">
      <style:paragraph-properties>
        <style:tab-stops>
          <style:tab-stop style:position="19.72cm" style:type="right"/>
        </style:tab-stops>
      </style:paragraph-properties>
      <style:text-properties officeooo:paragraph-rsid="0182ee5b"/>
    </style:style>
    <style:style style:name="P53"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5" style:family="paragraph" style:parent-style-name="List_20_Paragraph" style:list-style-name="WWNum8"/>
    <style:style style:name="P56" style:family="paragraph" style:parent-style-name="Standard">
      <style:text-properties style:font-name="Cambria Math2" fo:font-size="9pt" fo:language="en" fo:country="AU" style:font-size-asian="9pt" style:font-name-complex="Tahoma" style:font-size-complex="9pt"/>
    </style:style>
    <style:style style:name="P57"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61"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375a3"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5"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90"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178d233" style:font-size-asian="9pt" style:font-weight-asian="bold" style:font-name-complex="Tahoma" style:font-size-complex="9pt">
        <loext:char-complex-color loext:theme-type="dark1" loext:color-type="theme"/>
      </style:text-properties>
    </style:style>
    <style:style style:name="P10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78d233"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2" fo:font-size="9pt" fo:language="en" fo:country="US" fo:font-weight="normal" officeooo:rsid="0177ed45" officeooo:paragraph-rsid="0178d233" style:letter-kerning="false" style:font-name-asian="Calibri2" style:font-size-asian="9pt" style:language-asian="en" style:country-asian="US" style:font-weight-asian="normal" style:font-name-complex="Tahoma"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font-weight="normal" officeooo:rsid="0177ed45" officeooo:paragraph-rsid="0178d233"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78d233" fo:hyphenate="false" fo:hyphenation-remain-char-count="2" fo:hyphenation-push-char-count="2" loext:hyphenation-no-caps="false" loext:hyphenation-no-last-word="false" loext:hyphenation-word-char-count="5" loext:hyphenation-zone="no-limit"/>
    </style:style>
    <style:style style:name="P104"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0"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3"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text-align="start" style:justify-single-word="false"/>
      <style:text-properties fo:color="#2e8b57" loext:opacity="100%" fo:font-size="12pt" fo:language="en" fo:country="US" officeooo:paragraph-rsid="0049a2a9"/>
    </style:style>
    <style:style style:name="P115"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7"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2"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2"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paragraph-rsid="003e90c9" style:font-size-asian="9pt" style:font-size-complex="9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5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5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718180" officeooo:paragraph-rsid="0171818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7ded5c"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7afe82" style:font-size-asian="12pt" style:font-size-complex="12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officeooo:paragraph-rsid="01848b3b"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8b3b"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848b3b" officeooo:paragraph-rsid="01848b3b"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9a70"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848b3b" officeooo:paragraph-rsid="01849a7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officeooo:paragraph-rsid="01848b3b" style:font-size-asian="9pt" style:font-weight-asian="bold" style:font-name-complex="Tahoma" style:font-size-complex="9pt">
        <loext:char-complex-color loext:theme-type="dark1" loext:color-type="theme"/>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2" fo:font-size="9pt" fo:language="en" fo:country="US" officeooo:rsid="00ab7ba0" style:font-size-asian="9pt" style:font-name-complex="Times New Roman1" style:font-size-complex="9pt"/>
    </style:style>
    <style:style style:name="T22" style:family="text">
      <style:text-properties style:font-name="Cambria Math2" fo:font-size="9pt" fo:language="en" fo:country="US" officeooo:rsid="00acb3d4" style:font-size-asian="9pt" style:font-name-complex="Times New Roman1" style:font-size-complex="9pt"/>
    </style:style>
    <style:style style:name="T23" style:family="text">
      <style:text-properties style:font-name="Cambria Math2" fo:font-size="9pt" fo:language="en" fo:country="US" officeooo:rsid="00ae5c4d" style:font-size-asian="9pt" style:font-name-complex="Times New Roman1" style:font-size-complex="9pt"/>
    </style:style>
    <style:style style:name="T24" style:family="text">
      <style:text-properties style:font-name="Cambria Math2" fo:font-size="9pt" fo:language="en" fo:country="US" officeooo:rsid="00b63a81" style:font-size-asian="9pt" style:font-name-complex="Times New Roman1" style:font-size-complex="9pt"/>
    </style:style>
    <style:style style:name="T25" style:family="text">
      <style:text-properties style:font-name="Cambria Math2" fo:font-size="9pt" fo:language="en" fo:country="US" officeooo:rsid="00b23c5e" style:font-size-asian="9pt" style:font-name-complex="Times New Roman1" style:font-size-complex="9pt"/>
    </style:style>
    <style:style style:name="T26" style:family="text">
      <style:text-properties style:font-name="Cambria Math2" fo:font-size="9pt" fo:language="en" fo:country="US" officeooo:rsid="00bc2436" style:font-size-asian="9pt" style:font-name-complex="Times New Roman1" style:font-size-complex="9pt"/>
    </style:style>
    <style:style style:name="T27" style:family="text">
      <style:text-properties style:font-name="Cambria Math2" fo:font-size="9pt" fo:language="en" fo:country="US" officeooo:rsid="00b3ff7f" style:font-size-asian="9pt" style:font-name-complex="Times New Roman1" style:font-size-complex="9pt"/>
    </style:style>
    <style:style style:name="T28" style:family="text">
      <style:text-properties style:font-name="Cambria Math2" fo:font-size="9pt" fo:language="en" fo:country="US" officeooo:rsid="00bc311f" style:font-size-asian="9pt" style:font-name-complex="Times New Roman1" style:font-size-complex="9pt"/>
    </style:style>
    <style:style style:name="T29" style:family="text">
      <style:text-properties style:font-name="Cambria Math2" fo:font-size="9pt" fo:language="en" fo:country="US" officeooo:rsid="00beba83" style:font-size-asian="9pt" style:font-name-complex="Times New Roman1" style:font-size-complex="9pt"/>
    </style:style>
    <style:style style:name="T30" style:family="text">
      <style:text-properties style:font-name="Cambria Math2" fo:font-size="9pt" fo:language="en" fo:country="US" officeooo:rsid="00bc13aa" style:font-size-asian="9pt" style:font-name-complex="Times New Roman1" style:font-size-complex="9pt"/>
    </style:style>
    <style:style style:name="T31" style:family="text">
      <style:text-properties style:font-name="Cambria Math2" fo:font-size="9pt" fo:language="en" fo:country="US" officeooo:rsid="00b822fa" style:font-size-asian="9pt" style:font-name-complex="Times New Roman1" style:font-size-complex="9pt"/>
    </style:style>
    <style:style style:name="T32" style:family="text">
      <style:text-properties style:font-name="Cambria Math2" fo:font-size="9pt" fo:language="en" fo:country="US" officeooo:rsid="00bcf402" style:font-size-asian="9pt" style:font-name-complex="Times New Roman1" style:font-size-complex="9pt"/>
    </style:style>
    <style:style style:name="T33" style:family="text">
      <style:text-properties style:font-name="Cambria Math2" fo:font-size="9pt" fo:language="en" fo:country="US" officeooo:rsid="00b6cd80" style:font-size-asian="9pt" style:font-name-complex="Times New Roman1" style:font-size-complex="9pt"/>
    </style:style>
    <style:style style:name="T34" style:family="text">
      <style:text-properties style:font-name="Cambria Math2" fo:font-size="9pt" fo:language="en" fo:country="US" officeooo:rsid="00b45229" style:font-size-asian="9pt" style:font-name-complex="Times New Roman1" style:font-size-complex="9pt"/>
    </style:style>
    <style:style style:name="T35" style:family="text">
      <style:text-properties style:font-name="Cambria Math2" fo:font-size="9pt" fo:language="en" fo:country="US" officeooo:rsid="00aec1ec" style:font-size-asian="9pt" style:font-name-complex="Times New Roman1" style:font-size-complex="9pt"/>
    </style:style>
    <style:style style:name="T36" style:family="text">
      <style:text-properties style:font-name="Cambria Math2" fo:font-size="9pt" fo:language="en" fo:country="US" officeooo:rsid="00ba5f55" style:font-size-asian="9pt" style:font-name-complex="Times New Roman1" style:font-size-complex="9pt"/>
    </style:style>
    <style:style style:name="T37" style:family="text">
      <style:text-properties style:font-name="Cambria Math2" fo:font-size="9pt" fo:language="en" fo:country="US" officeooo:rsid="00b85f42" style:font-size-asian="9pt" style:font-name-complex="Times New Roman1" style:font-size-complex="9pt"/>
    </style:style>
    <style:style style:name="T38" style:family="text">
      <style:text-properties style:font-name="Cambria Math2" fo:font-size="9pt" fo:language="en" fo:country="US" officeooo:rsid="00b11333" style:font-size-asian="9pt" style:font-name-complex="Times New Roman1" style:font-size-complex="9pt"/>
    </style:style>
    <style:style style:name="T39" style:family="text">
      <style:text-properties style:font-name="Cambria Math2" fo:font-size="9pt" fo:language="en" fo:country="US" officeooo:rsid="00c0a379" style:font-size-asian="9pt" style:font-name-complex="Times New Roman1" style:font-size-complex="9pt"/>
    </style:style>
    <style:style style:name="T40" style:family="text">
      <style:text-properties style:font-name="Cambria Math2" fo:font-size="9pt" fo:language="en" fo:country="US" officeooo:rsid="00b057bc" style:font-size-asian="9pt" style:font-name-complex="Times New Roman1" style:font-size-complex="9pt"/>
    </style:style>
    <style:style style:name="T41" style:family="text">
      <style:text-properties style:font-name="Cambria Math2" fo:font-size="9pt" fo:language="en" fo:country="US" officeooo:rsid="00c0aec1" style:font-size-asian="9pt" style:font-name-complex="Times New Roman1" style:font-size-complex="9pt"/>
    </style:style>
    <style:style style:name="T42" style:family="text">
      <style:text-properties style:font-name="Cambria Math2" fo:font-size="9pt" fo:language="en" fo:country="US" officeooo:rsid="00c22488" style:font-size-asian="9pt" style:font-name-complex="Times New Roman1" style:font-size-complex="9pt"/>
    </style:style>
    <style:style style:name="T43" style:family="text">
      <style:text-properties style:font-name="Cambria Math2" fo:font-size="9pt" fo:language="en" fo:country="US" officeooo:rsid="00c360ef" style:font-size-asian="9pt" style:font-name-complex="Times New Roman1" style:font-size-complex="9pt"/>
    </style:style>
    <style:style style:name="T44" style:family="text">
      <style:text-properties style:font-name="Cambria Math2" fo:font-size="9pt" fo:language="en" fo:country="US" officeooo:rsid="00c5ff16" style:font-size-asian="9pt" style:font-name-complex="Times New Roman1" style:font-size-complex="9pt"/>
    </style:style>
    <style:style style:name="T45" style:family="text">
      <style:text-properties style:font-name="Cambria Math2" fo:font-size="9pt" fo:language="en" fo:country="US" officeooo:rsid="00c6ec6d" style:font-size-asian="9pt" style:font-name-complex="Times New Roman1" style:font-size-complex="9pt"/>
    </style:style>
    <style:style style:name="T46" style:family="text">
      <style:text-properties style:font-name="Cambria Math2" fo:font-size="9pt" fo:language="en" fo:country="US" officeooo:rsid="00c48423" style:font-size-asian="9pt" style:font-name-complex="Times New Roman1" style:font-size-complex="9pt"/>
    </style:style>
    <style:style style:name="T47" style:family="text">
      <style:text-properties style:font-name="Cambria Math2" fo:font-size="9pt" fo:language="en" fo:country="US" officeooo:rsid="00c74456" style:font-size-asian="9pt" style:font-name-complex="Times New Roman1" style:font-size-complex="9pt"/>
    </style:style>
    <style:style style:name="T48" style:family="text">
      <style:text-properties style:font-name="Cambria Math2" fo:font-size="9pt" fo:language="en" fo:country="US" officeooo:rsid="00fa8e1d" style:font-size-asian="9pt" style:font-name-complex="Times New Roman1" style:font-size-complex="9pt"/>
    </style:style>
    <style:style style:name="T49" style:family="text">
      <style:text-properties style:font-name="Cambria Math2" fo:font-size="9pt" fo:language="en" fo:country="US" officeooo:rsid="00fbee0c" style:font-size-asian="9pt" style:font-name-complex="Times New Roman1" style:font-size-complex="9pt"/>
    </style:style>
    <style:style style:name="T50" style:family="text">
      <style:text-properties style:font-name="Cambria Math2" fo:font-size="9pt" fo:language="en" fo:country="US" officeooo:rsid="00fc2db6" style:font-size-asian="9pt" style:font-name-complex="Times New Roman1" style:font-size-complex="9pt"/>
    </style:style>
    <style:style style:name="T51" style:family="text">
      <style:text-properties style:font-name="Cambria Math2" fo:font-size="9pt" fo:language="en" fo:country="US" officeooo:rsid="0109782a" style:font-size-asian="9pt" style:font-name-complex="Times New Roman1" style:font-size-complex="9pt"/>
    </style:style>
    <style:style style:name="T52" style:family="text">
      <style:text-properties style:font-name="Cambria Math2" fo:font-size="9pt" fo:language="en" fo:country="US" officeooo:rsid="010963f2" style:font-size-asian="9pt" style:font-name-complex="Times New Roman1" style:font-size-complex="9pt"/>
    </style:style>
    <style:style style:name="T53" style:family="text">
      <style:text-properties style:font-name="Cambria Math2" fo:font-size="9pt" fo:language="en" fo:country="US" officeooo:rsid="00a37ac8" style:font-size-asian="9pt" style:font-name-complex="Times New Roman1" style:font-size-complex="9pt"/>
    </style:style>
    <style:style style:name="T54" style:family="text">
      <style:text-properties style:font-name="Cambria Math2" fo:font-size="9pt" fo:language="en" fo:country="US" officeooo:rsid="01073167" style:font-size-asian="9pt" style:font-name-complex="Times New Roman1" style:font-size-complex="9pt"/>
    </style:style>
    <style:style style:name="T55" style:family="text">
      <style:text-properties style:font-name="Cambria Math2" fo:font-size="9pt" fo:language="en" fo:country="US" officeooo:rsid="00ff192a" style:font-size-asian="9pt" style:font-name-complex="Times New Roman1" style:font-size-complex="9pt"/>
    </style:style>
    <style:style style:name="T56" style:family="text">
      <style:text-properties style:font-name="Cambria Math2" fo:font-size="9pt" fo:language="en" fo:country="US" officeooo:rsid="010843bf" style:font-size-asian="9pt" style:font-name-complex="Times New Roman1" style:font-size-complex="9pt"/>
    </style:style>
    <style:style style:name="T57" style:family="text">
      <style:text-properties style:font-name="Cambria Math2"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2" fo:font-size="9pt" fo:language="en" fo:country="US" officeooo:rsid="00a4585a" style:font-size-asian="9pt" style:font-name-complex="Times New Roman1" style:font-size-complex="9pt"/>
    </style:style>
    <style:style style:name="T60" style:family="text">
      <style:text-properties style:font-name="Cambria Math2" fo:font-size="9pt" fo:language="en" fo:country="US" officeooo:rsid="00a70c85" style:font-size-asian="9pt" style:font-name-complex="Times New Roman1" style:font-size-complex="9pt"/>
    </style:style>
    <style:style style:name="T61" style:family="text">
      <style:text-properties style:font-name="Cambria Math2" fo:font-size="9pt" fo:language="en" fo:country="US" officeooo:rsid="0100adfa" style:font-size-asian="9pt" style:font-name-complex="Times New Roman1" style:font-size-complex="9pt"/>
    </style:style>
    <style:style style:name="T62" style:family="text">
      <style:text-properties style:font-name="Cambria Math2" fo:font-size="9pt" fo:language="en" fo:country="US" officeooo:rsid="00a5557a" style:font-size-asian="9pt" style:font-name-complex="Times New Roman1" style:font-size-complex="9pt"/>
    </style:style>
    <style:style style:name="T63" style:family="text">
      <style:text-properties style:font-name="Cambria Math2" fo:font-size="9pt" fo:language="en" fo:country="US" officeooo:rsid="013ba6ca" style:font-size-asian="9pt" style:font-name-complex="Times New Roman1" style:font-size-complex="9pt"/>
    </style:style>
    <style:style style:name="T64" style:family="text">
      <style:text-properties style:font-name="Cambria Math2" fo:font-size="9pt" fo:language="en" fo:country="US" officeooo:rsid="00ca1261" style:font-size-asian="9pt" style:font-name-complex="Times New Roman1" style:font-size-complex="9pt"/>
    </style:style>
    <style:style style:name="T65" style:family="text">
      <style:text-properties style:font-name="Cambria Math2" fo:font-size="9pt" fo:language="en" fo:country="US" officeooo:rsid="01033baf" style:font-size-asian="9pt" style:font-name-complex="Times New Roman1" style:font-size-complex="9pt"/>
    </style:style>
    <style:style style:name="T66" style:family="text">
      <style:text-properties style:font-name="Cambria Math2" fo:font-size="9pt" fo:language="en" fo:country="US" officeooo:rsid="0105a7bc" style:font-size-asian="9pt" style:font-name-complex="Times New Roman1" style:font-size-complex="9pt"/>
    </style:style>
    <style:style style:name="T67"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2" fo:font-size="9pt" fo:language="en" fo:country="US" style:font-size-asian="9pt" style:font-name-complex="Cambria Math3" style:font-size-complex="9pt"/>
    </style:style>
    <style:style style:name="T69" style:family="text">
      <style:text-properties style:font-name="Cambria Math2" fo:font-size="9pt" fo:language="en" fo:country="GB" style:font-size-asian="9pt" style:font-name-complex="Times New Roman1" style:font-size-complex="9pt"/>
    </style:style>
    <style:style style:name="T70"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2" fo:font-size="9pt" fo:language="en" fo:country="US" style:font-size-asian="9pt" style:font-name-complex="Tahoma" style:font-size-complex="9pt"/>
    </style:style>
    <style:style style:name="T73" style:family="text">
      <style:text-properties style:font-name="Cambria Math2" fo:font-size="9pt" fo:language="en" fo:country="US" fo:font-style="italic" style:font-size-asian="9pt" style:font-style-asian="italic" style:font-name-complex="Tahoma" style:font-size-complex="9pt"/>
    </style:style>
    <style:style style:name="T74" style:family="text">
      <style:text-properties style:font-name="Cambria Math2" fo:font-size="9pt" fo:language="en" fo:country="US" fo:font-style="italic" style:font-size-asian="9pt" style:font-style-asian="italic" style:font-name-complex="Times New Roman1" style:font-size-complex="9pt"/>
    </style:style>
    <style:style style:name="T75" style:family="text">
      <style:text-properties style:font-name="Cambria Math2" fo:font-size="9pt" fo:language="en" fo:country="US" officeooo:rsid="010ad915" style:font-size-asian="9pt" style:font-name-complex="Tahoma" style:font-size-complex="9pt"/>
    </style:style>
    <style:style style:name="T76" style:family="text">
      <style:text-properties style:font-name="Cambria Math2" fo:font-size="9pt" fo:language="en" fo:country="AU" style:font-size-asian="9pt" style:font-name-complex="Tahoma" style:font-size-complex="9pt"/>
    </style:style>
    <style:style style:name="T77" style:family="text">
      <style:text-properties style:font-name="Cambria Math2" fo:font-size="9pt" fo:language="en" fo:country="US" officeooo:rsid="010cc2e2" style:font-size-asian="9pt" style:font-name-complex="Tahoma" style:font-size-complex="9pt"/>
    </style:style>
    <style:style style:name="T78" style:family="text">
      <style:text-properties style:font-name="Cambria Math2" fo:font-size="9pt" fo:language="en" fo:country="US" officeooo:rsid="00d41314" style:font-size-asian="9pt" style:font-name-complex="Tahoma" style:font-size-complex="9pt"/>
    </style:style>
    <style:style style:name="T79" style:family="text">
      <style:text-properties style:font-name="Cambria Math2" fo:font-size="9pt" fo:language="en" fo:country="US" officeooo:rsid="00d970cb" style:font-size-asian="9pt" style:font-name-complex="Tahoma" style:font-size-complex="9pt"/>
    </style:style>
    <style:style style:name="T80" style:family="text">
      <style:text-properties style:font-name="Cambria Math2" fo:font-size="9pt" fo:language="en" fo:country="US" officeooo:rsid="01113912" style:font-size-asian="9pt" style:font-name-complex="Tahoma" style:font-size-complex="9pt"/>
    </style:style>
    <style:style style:name="T81" style:family="text">
      <style:text-properties style:font-name="Cambria Math2"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2" fo:font-size="9pt" fo:language="en" fo:country="US" fo:font-style="normal" style:font-size-asian="9pt" style:font-style-asian="normal" style:font-name-complex="Tahoma" style:font-size-complex="9pt" style:font-style-complex="normal"/>
    </style:style>
    <style:style style:name="T84" style:family="text">
      <style:text-properties style:font-name="Cambria Math2" fo:font-size="9pt" fo:language="en" fo:country="US" fo:font-style="normal" officeooo:rsid="01121010" style:font-size-asian="9pt" style:font-style-asian="normal" style:font-name-complex="Tahoma" style:font-size-complex="9pt" style:font-style-complex="normal"/>
    </style:style>
    <style:style style:name="T85" style:family="text">
      <style:text-properties style:font-name="Cambria Math2" fo:font-size="9pt" fo:language="en" fo:country="US" fo:font-style="normal" officeooo:rsid="00dc37a3" style:font-size-asian="9pt" style:font-style-asian="normal" style:font-name-complex="Tahoma" style:font-size-complex="9pt" style:font-style-complex="normal"/>
    </style:style>
    <style:style style:name="T86" style:family="text">
      <style:text-properties style:font-name="Cambria Math2" fo:font-size="9pt" fo:language="en" fo:country="US" fo:font-style="normal" officeooo:rsid="00d19c51" style:font-size-asian="9pt" style:font-style-asian="normal" style:font-name-complex="Tahoma" style:font-size-complex="9pt" style:font-style-complex="normal"/>
    </style:style>
    <style:style style:name="T87" style:family="text">
      <style:text-properties style:font-name="Cambria Math2" fo:font-size="9pt" fo:language="en" fo:country="US" fo:font-style="italic" officeooo:rsid="00dc37a3" style:font-size-asian="9pt" style:font-style-asian="italic" style:font-name-complex="Tahoma" style:font-size-complex="9pt" style:font-style-complex="normal"/>
    </style:style>
    <style:style style:name="T88" style:family="text">
      <style:text-properties style:font-name="Cambria Math2" fo:font-size="9pt" fo:language="en" fo:country="US" fo:font-style="normal" officeooo:rsid="010fa0a2" style:font-size-asian="9pt" style:font-style-asian="normal" style:font-name-complex="Tahoma" style:font-size-complex="9pt" style:font-style-complex="normal"/>
    </style:style>
    <style:style style:name="T89" style:family="text">
      <style:text-properties style:font-name="Cambria Math2" fo:font-size="9pt" fo:language="en" fo:country="US" officeooo:rsid="00dc37a3" style:font-size-asian="9pt" style:font-name-complex="Tahoma" style:font-size-complex="9pt"/>
    </style:style>
    <style:style style:name="T90" style:family="text">
      <style:text-properties style:font-name="Cambria Math2" fo:font-size="9pt" fo:language="en" fo:country="US" officeooo:rsid="00ddf848" style:font-size-asian="9pt" style:font-name-complex="Tahoma" style:font-size-complex="9pt"/>
    </style:style>
    <style:style style:name="T91" style:family="text">
      <style:text-properties style:font-name="Cambria Math2" fo:font-size="9pt" fo:language="en" fo:country="US" officeooo:rsid="00d730ca" style:font-size-asian="9pt" style:font-name-complex="Tahoma" style:font-size-complex="9pt"/>
    </style:style>
    <style:style style:name="T92" style:family="text">
      <style:text-properties style:font-name="Cambria Math2" fo:font-size="9pt" fo:language="en" fo:country="US" officeooo:rsid="00e2d1db" style:font-size-asian="9pt" style:font-name-complex="Tahoma" style:font-size-complex="9pt"/>
    </style:style>
    <style:style style:name="T93" style:family="text">
      <style:text-properties style:font-name="Cambria Math2" fo:font-size="9pt" fo:language="en" fo:country="US" officeooo:rsid="00df141b" style:font-size-asian="9pt" style:font-name-complex="Tahoma" style:font-size-complex="9pt"/>
    </style:style>
    <style:style style:name="T94" style:family="text">
      <style:text-properties style:font-name="Cambria Math2" fo:font-size="9pt" fo:language="en" fo:country="US" officeooo:rsid="00e12119" style:font-size-asian="9pt" style:font-name-complex="Tahoma" style:font-size-complex="9pt"/>
    </style:style>
    <style:style style:name="T95" style:family="text">
      <style:text-properties style:font-name="Cambria Math2" fo:font-size="9pt" fo:language="en" fo:country="US" officeooo:rsid="0113e713" style:font-size-asian="9pt" style:font-name-complex="Tahoma" style:font-size-complex="9pt"/>
    </style:style>
    <style:style style:name="T96" style:family="text">
      <style:text-properties style:font-name="Cambria Math2" fo:font-size="9pt" fo:language="en" fo:country="US" officeooo:rsid="00e28c50" style:font-size-asian="9pt" style:font-name-complex="Tahoma" style:font-size-complex="9pt"/>
    </style:style>
    <style:style style:name="T97" style:family="text">
      <style:text-properties style:font-name="Cambria Math2" fo:font-size="9pt" fo:language="en" fo:country="US" officeooo:rsid="00e053ac" style:font-size-asian="9pt" style:font-name-complex="Tahoma" style:font-size-complex="9pt"/>
    </style:style>
    <style:style style:name="T98" style:family="text">
      <style:text-properties style:font-name="Cambria Math2" fo:font-size="9pt" fo:language="en" fo:country="US" officeooo:rsid="00467e4c" style:font-size-asian="9pt" style:font-name-complex="Times New Roman1" style:font-size-complex="9pt"/>
    </style:style>
    <style:style style:name="T99" style:family="text">
      <style:text-properties style:font-name="Cambria Math2" fo:font-size="9pt" fo:language="en" fo:country="US" officeooo:rsid="00ee3231" style:font-size-asian="9pt" style:font-name-complex="Times New Roman1" style:font-size-complex="9pt"/>
    </style:style>
    <style:style style:name="T100" style:family="text">
      <style:text-properties style:font-name="Cambria Math2" fo:font-size="9pt" fo:language="en" fo:country="US" officeooo:rsid="00eb7ef7" style:font-size-asian="9pt" style:font-name-complex="Times New Roman1" style:font-size-complex="9pt"/>
    </style:style>
    <style:style style:name="T101" style:family="text">
      <style:text-properties style:font-name="Cambria Math2" fo:font-size="9pt" fo:language="en" fo:country="US" fo:font-style="normal" style:font-size-asian="9pt" style:font-style-asian="normal" style:font-name-complex="Times New Roman1" style:font-size-complex="9pt" style:font-style-complex="normal"/>
    </style:style>
    <style:style style:name="T102" style:family="text">
      <style:text-properties style:font-name="Cambria Math2" fo:font-size="9pt" fo:language="en" fo:country="US" fo:font-style="normal" officeooo:rsid="00d41314" style:font-size-asian="9pt" style:font-style-asian="normal" style:font-name-complex="Tahoma" style:font-size-complex="9pt" style:font-style-complex="normal"/>
    </style:style>
    <style:style style:name="T103" style:family="text">
      <style:text-properties style:font-name="Cambria Math2" fo:font-size="9pt" fo:language="en" fo:country="US" fo:font-style="normal" officeooo:rsid="00d41314" style:font-size-asian="9pt" style:font-style-asian="normal" style:font-name-complex="Times New Roman1" style:font-size-complex="9pt" style:font-style-complex="normal"/>
    </style:style>
    <style:style style:name="T104" style:family="text">
      <style:text-properties style:font-name="Cambria Math2" fo:font-size="9pt" fo:language="en" fo:country="US" fo:font-style="normal" officeooo:rsid="00d5d769" style:font-size-asian="9pt" style:font-style-asian="normal" style:font-name-complex="Tahoma" style:font-size-complex="9pt" style:font-style-complex="normal"/>
    </style:style>
    <style:style style:name="T105" style:family="text">
      <style:text-properties style:font-name="Cambria Math2" fo:font-size="9pt" fo:language="en" fo:country="US" fo:font-style="normal" officeooo:rsid="00e799a3" style:font-size-asian="9pt" style:font-style-asian="normal" style:font-name-complex="Tahoma" style:font-size-complex="9pt" style:font-style-complex="normal"/>
    </style:style>
    <style:style style:name="T106" style:family="text">
      <style:text-properties style:font-name="Cambria Math2" fo:font-size="9pt" fo:language="en" fo:country="US" fo:font-style="normal" officeooo:rsid="00e93af0" style:font-size-asian="9pt" style:font-style-asian="normal" style:font-name-complex="Tahoma" style:font-size-complex="9pt" style:font-style-complex="normal"/>
    </style:style>
    <style:style style:name="T107" style:family="text">
      <style:text-properties style:font-name="Cambria Math2" fo:font-size="9pt" fo:language="en" fo:country="US" fo:font-style="normal" officeooo:rsid="00e93af0" style:font-size-asian="9pt" style:font-style-asian="normal" style:font-name-complex="Times New Roman1" style:font-size-complex="9pt" style:font-style-complex="normal"/>
    </style:style>
    <style:style style:name="T108" style:family="text">
      <style:text-properties style:font-name="Cambria Math2" fo:font-size="9pt" fo:language="en" fo:country="US" officeooo:rsid="00ea0ec1" style:font-size-asian="9pt" style:font-name-complex="Tahoma" style:font-size-complex="9pt"/>
    </style:style>
    <style:style style:name="T109" style:family="text">
      <style:text-properties style:font-name="Cambria Math2" fo:font-size="9pt" fo:language="en" fo:country="US" officeooo:rsid="00d77cb4" style:font-size-asian="9pt" style:font-name-complex="Tahoma" style:font-size-complex="9pt"/>
    </style:style>
    <style:style style:name="T110" style:family="text">
      <style:text-properties style:font-name="Cambria Math2" fo:font-size="9pt" fo:language="en" fo:country="US" officeooo:rsid="00e2df3d" style:font-size-asian="9pt" style:font-name-complex="Tahoma" style:font-size-complex="9pt"/>
    </style:style>
    <style:style style:name="T111" style:family="text">
      <style:text-properties style:font-name="Cambria Math2" fo:font-size="9pt" fo:language="en" fo:country="US" officeooo:rsid="00f110c2" style:font-size-asian="9pt" style:font-name-complex="Tahoma" style:font-size-complex="9pt"/>
    </style:style>
    <style:style style:name="T112" style:family="text">
      <style:text-properties style:font-name="Cambria Math2" fo:font-size="9pt" fo:language="en" fo:country="US" officeooo:rsid="00efe9b6" style:font-size-asian="9pt" style:font-name-complex="Tahoma" style:font-size-complex="9pt"/>
    </style:style>
    <style:style style:name="T113" style:family="text">
      <style:text-properties style:font-name="Cambria Math2" fo:font-size="9pt" fo:language="en" fo:country="US" officeooo:rsid="00d919c6" style:font-size-asian="9pt" style:font-name-complex="Tahoma" style:font-size-complex="9pt"/>
    </style:style>
    <style:style style:name="T114" style:family="text">
      <style:text-properties style:font-name="Cambria Math2" fo:font-size="9pt" fo:language="en" fo:country="US" officeooo:rsid="00e38b6d" style:font-size-asian="9pt" style:font-name-complex="Tahoma" style:font-size-complex="9pt"/>
    </style:style>
    <style:style style:name="T115" style:family="text">
      <style:text-properties style:font-name="Cambria Math2" fo:font-size="9pt" fo:language="en" fo:country="US" officeooo:rsid="00e47cba" style:font-size-asian="9pt" style:font-name-complex="Tahoma" style:font-size-complex="9pt"/>
    </style:style>
    <style:style style:name="T116" style:family="text">
      <style:text-properties style:font-name="Cambria Math2" fo:font-size="9pt" fo:language="en" fo:country="US" fo:font-style="normal" officeooo:rsid="00e47cba" style:font-size-asian="9pt" style:font-style-asian="normal" style:font-name-complex="Times New Roman1" style:font-size-complex="9pt" style:font-style-complex="normal"/>
    </style:style>
    <style:style style:name="T117" style:family="text">
      <style:text-properties style:font-name="Cambria Math2" fo:font-size="9pt" fo:language="en" fo:country="US" fo:font-style="normal" officeooo:rsid="00e47cba" style:font-size-asian="9pt" style:font-style-asian="normal" style:font-name-complex="Tahoma" style:font-size-complex="9pt" style:font-style-complex="normal"/>
    </style:style>
    <style:style style:name="T118"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119" style:family="text">
      <style:text-properties style:font-name="Cambria Math2" fo:font-size="9pt" fo:language="en" fo:country="AU" fo:font-weight="bold" style:font-size-asian="9pt" style:font-weight-asian="bold" style:font-name-complex="Tahoma" style:font-size-complex="9pt"/>
    </style:style>
    <style:style style:name="T120" style:family="text">
      <style:text-properties style:font-name="Cambria Math2" fo:font-size="9pt" fo:language="en" fo:country="US" fo:font-weight="bold" style:font-size-asian="9pt" style:font-weight-asian="bold" style:font-name-complex="Tahoma" style:font-size-complex="9pt"/>
    </style:style>
    <style:style style:name="T121" style:family="text">
      <style:text-properties style:font-name="Cambria Math2" fo:font-size="9pt" fo:language="en" fo:country="US" style:font-size-asian="9pt" style:font-name-complex="Tahoma" style:font-size-complex="9pt" style:font-weight-complex="bold"/>
    </style:style>
    <style:style style:name="T122"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123" style:family="text">
      <style:text-properties style:font-name="Cambria Math2" fo:font-size="9pt" fo:language="en" fo:country="US" style:font-size-asian="9pt" style:font-name-complex="Tahoma" style:font-size-complex="9pt" style:font-style-complex="italic"/>
    </style:style>
    <style:style style:name="T124" style:family="text">
      <style:text-properties fo:font-variant="small-caps" style:font-name="Cambria Math2" fo:font-size="9pt" fo:language="en" fo:country="US" style:font-name-asian="Malgun Gothic" style:font-size-asian="9pt" style:font-name-complex="Cambria Math3" style:font-size-complex="9pt"/>
    </style:style>
    <style:style style:name="T125" style:family="text">
      <style:text-properties style:font-name="Cambria Math2" fo:font-size="9pt" fo:language="en" fo:country="US" style:font-size-asian="9pt" style:font-name-complex="Latin Modern Math" style:font-size-complex="9pt"/>
    </style:style>
    <style:style style:name="T126" style:family="text">
      <style:text-properties fo:font-variant="small-caps" style:font-name="Symbol1" fo:font-size="9pt" fo:language="en" fo:country="US" style:font-name-asian="Symbol2" style:font-size-asian="9pt" style:font-name-complex="Symbol2" style:font-size-complex="9pt"/>
    </style:style>
    <style:style style:name="T127" style:family="text">
      <style:text-properties fo:font-variant="small-caps" style:font-name="Cambria Math"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128" style:family="text">
      <style:text-properties style:font-name="Courier" fo:font-size="9pt" fo:language="en" fo:country="AU" style:font-size-asian="9pt" style:font-name-complex="Times New Roman1" style:font-size-complex="9pt"/>
    </style:style>
    <style:style style:name="T12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0"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1"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2"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3"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134"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5"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6"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7" style:family="text">
      <style:text-properties style:font-name="Courier" fo:font-size="9pt" fo:language="en" fo:country="AU" style:font-size-asian="9pt" style:font-name-complex="Times New Roman1" style:font-size-complex="9pt" style:font-style-complex="italic"/>
    </style:style>
    <style:style style:name="T138"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39"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40"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1"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2"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143"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4" style:family="text">
      <style:text-properties style:font-name="Cambria Math2"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6" style:family="text">
      <style:text-properties style:font-name="Cambria Math2" fo:font-size="9pt" style:font-size-asian="9pt" style:font-name-complex="Latin Modern Math" style:font-size-complex="9pt"/>
    </style:style>
    <style:style style:name="T147"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8" style:family="text">
      <style:text-properties fo:font-variant="small-caps" style:font-name="Cambria Math1"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49"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50" style:family="text">
      <style:text-properties style:font-name="Cambria Math2"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1" style:family="text">
      <style:text-properties fo:font-style="italic" style:font-style-asian="italic" style:font-style-complex="italic"/>
    </style:style>
    <style:style style:name="T152" style:family="text">
      <style:text-properties style:font-name="Courier" fo:font-size="9pt" fo:language="en" fo:country="US" style:font-size-asian="9pt" style:font-name-complex="Tahoma" style:font-size-complex="9pt"/>
    </style:style>
    <style:style style:name="T153" style:family="text">
      <style:text-properties style:font-name="Courier" fo:font-size="9pt" fo:language="en" fo:country="US" officeooo:rsid="004c5ffd" style:font-size-asian="9pt" style:font-name-complex="Tahoma" style:font-size-complex="9pt"/>
    </style:style>
    <style:style style:name="T154" style:family="text">
      <style:text-properties style:font-name="Cambria Math2" fo:font-size="9pt" fo:language="en" fo:country="US" officeooo:rsid="004c5ffd" style:font-size-asian="9pt" style:font-name-complex="Tahoma" style:font-size-complex="9pt"/>
    </style:style>
    <style:style style:name="T155"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156"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7" style:family="text">
      <style:text-properties fo:color="#000000" loext:opacity="100%" style:font-name="Cambria Math2"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159" style:family="text">
      <style:text-properties style:font-name="Courier" fo:font-size="9pt" fo:language="en" fo:country="US" style:font-name-asian="MS Mincho" style:font-size-asian="9pt" style:font-name-complex="Times New Roman1" style:font-size-complex="9pt"/>
    </style:style>
    <style:style style:name="T160"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1" style:family="text">
      <style:text-properties style:font-name="Courier" fo:font-size="9pt" fo:language="en" fo:country="US" officeooo:rsid="0117ba17" style:font-name-asian="MS Mincho" style:font-size-asian="9pt" style:font-name-complex="Times New Roman1" style:font-size-complex="9pt"/>
    </style:style>
    <style:style style:name="T162" style:family="text">
      <style:text-properties style:font-name="Cambria Math2" fo:font-size="9pt" fo:language="en" fo:country="US" officeooo:rsid="01195fe1" style:font-size-asian="9pt" style:font-name-complex="Tahoma" style:font-size-complex="9pt"/>
    </style:style>
    <style:style style:name="T163" style:family="text">
      <style:text-properties style:font-name="Cambria Math2" fo:font-size="9pt" fo:language="en" fo:country="US" officeooo:rsid="011713f9" style:font-size-asian="9pt" style:font-name-complex="Tahoma" style:font-size-complex="9pt"/>
    </style:style>
    <style:style style:name="T164" style:family="text">
      <style:text-properties style:font-name="Cambria Math2" fo:font-size="9pt" fo:language="en" fo:country="US" officeooo:rsid="01151965" style:font-size-asian="9pt" style:font-name-complex="Tahoma" style:font-size-complex="9pt"/>
    </style:style>
    <style:style style:name="T165" style:family="text">
      <style:text-properties style:font-name="Courier" fo:font-size="9pt" fo:language="en" fo:country="US" officeooo:rsid="01151965" style:font-name-asian="MS Mincho" style:font-size-asian="9pt" style:font-name-complex="Times New Roman1" style:font-size-complex="9pt"/>
    </style:style>
    <style:style style:name="T166" style:family="text">
      <style:text-properties style:font-name="Cambria Math2" fo:font-size="9pt" fo:language="en" fo:country="US" officeooo:rsid="002f234b" style:font-size-asian="9pt" style:font-name-complex="Tahoma" style:font-size-complex="9pt"/>
    </style:style>
    <style:style style:name="T167" style:family="text">
      <style:text-properties style:font-name="Cambria Math2" fo:font-size="9pt" fo:language="en" fo:country="US" officeooo:rsid="00f76475" style:font-size-asian="9pt" style:font-name-complex="Tahoma" style:font-size-complex="9pt"/>
    </style:style>
    <style:style style:name="T168" style:family="text">
      <style:text-properties style:font-name="Cambria Math2" fo:font-size="9pt" fo:language="en" fo:country="US" officeooo:rsid="00f30732" style:font-size-asian="9pt" style:font-name-complex="Tahoma" style:font-size-complex="9pt"/>
    </style:style>
    <style:style style:name="T169"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0" style:family="text">
      <style:text-properties style:font-name="Cambria Math2" fo:font-size="9pt" fo:language="en" fo:country="US" fo:font-style="normal" officeooo:rsid="00f6510f" style:font-name-asian="MS Mincho" style:font-size-asian="9pt" style:font-style-asian="normal" style:font-name-complex="Tahoma" style:font-size-complex="9pt" style:font-style-complex="normal"/>
    </style:style>
    <style:style style:name="T171" style:family="text">
      <style:text-properties style:font-name="Comic Sans MS" fo:font-size="9pt" fo:language="en" fo:country="US" style:font-size-asian="9pt" style:font-name-complex="Times1" style:font-size-complex="9pt"/>
    </style:style>
    <style:style style:name="T172" style:family="text">
      <style:text-properties officeooo:rsid="002f234b"/>
    </style:style>
    <style:style style:name="T173" style:family="text">
      <style:text-properties officeooo:rsid="011a01ce"/>
    </style:style>
    <style:style style:name="T174" style:family="text">
      <style:text-properties officeooo:rsid="011ace48"/>
    </style:style>
    <style:style style:name="T175" style:family="text">
      <style:text-properties officeooo:rsid="0036884f"/>
    </style:style>
    <style:style style:name="T176" style:family="text">
      <style:text-properties officeooo:rsid="0088c67b"/>
    </style:style>
    <style:style style:name="T177" style:family="text">
      <style:text-properties officeooo:rsid="0039101c"/>
    </style:style>
    <style:style style:name="T178" style:family="text">
      <style:text-properties style:font-name="Cambria Math2" fo:font-size="9pt" fo:language="en" fo:country="US" style:font-name-asian="Malgun Gothic" style:font-size-asian="9pt" style:font-name-complex="Cambria Math3" style:font-size-complex="9pt"/>
    </style:style>
    <style:style style:name="T179"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80"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1"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2"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3"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84"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5"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8"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9"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90"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91"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2"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193"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4"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6"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198"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9" style:family="text">
      <style:text-properties style:font-name="Cambria Math2" fo:font-size="9pt" fo:language="en" fo:country="AU" style:font-size-asian="9pt" style:font-name-complex="Tahoma" style:font-size-complex="9pt" style:font-style-complex="italic"/>
    </style:style>
    <style:style style:name="T200"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1" style:family="text">
      <style:text-properties style:font-name="Cambria Math2" fo:font-size="9pt" fo:language="en" fo:country="US" officeooo:rsid="00899c35" style:font-size-asian="9pt" style:font-name-complex="Tahoma" style:font-size-complex="9pt"/>
    </style:style>
    <style:style style:name="T2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203" style:family="text">
      <style:text-properties fo:color="#000000" loext:opacity="100%" style:font-name="Cambria Math2" fo:font-size="9pt" fo:language="en" fo:country="US" officeooo:rsid="0090ef09" style:font-size-asian="9pt" style:font-name-complex="Tahoma" style:font-size-complex="9pt">
        <loext:char-complex-color loext:theme-type="dark1" loext:color-type="theme"/>
      </style:text-properties>
    </style:style>
    <style:style style:name="T204"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5"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6" style:family="text">
      <style:text-properties style:font-name="Cambria Math2" fo:font-size="9pt" fo:language="en" fo:country="US" style:font-size-asian="9pt" style:font-name-complex="Times New Roman1" style:font-size-complex="9pt" style:font-style-complex="italic"/>
    </style:style>
    <style:style style:name="T207" style:family="text">
      <style:text-properties style:text-position="sub 58%" style:font-name="Cambria Math2" fo:font-size="9pt" fo:language="en" fo:country="US" style:font-size-asian="9pt" style:font-name-complex="Times New Roman1" style:font-size-complex="9pt"/>
    </style:style>
    <style:style style:name="T208" style:family="text">
      <style:text-properties style:font-name="Arial" fo:font-size="9pt" fo:language="en" fo:country="US" fo:font-style="italic" style:font-size-asian="9pt" style:font-style-asian="italic" style:font-name-complex="Arial1" style:font-size-complex="9pt" style:font-style-complex="italic"/>
    </style:style>
    <style:style style:name="T209" style:family="text">
      <style:text-properties style:font-name="Cambria Math2" fo:font-size="9pt" fo:language="en" fo:country="US" style:font-size-asian="9pt" style:font-size-complex="9pt"/>
    </style:style>
    <style:style style:name="T210" style:family="text">
      <style:text-properties style:font-name="Courier" fo:font-size="9pt" fo:language="en" fo:country="US" style:font-size-asian="9pt" style:font-size-complex="9pt"/>
    </style:style>
    <style:style style:name="T211" style:family="text">
      <style:text-properties style:font-name="Cambria Math2" fo:font-size="9pt" fo:language="en" fo:country="US" officeooo:rsid="0182a275" style:font-size-asian="9pt" style:font-name-complex="Times New Roman1" style:font-size-complex="9pt"/>
    </style:style>
    <style:style style:name="T212" style:family="text">
      <style:text-properties style:font-name="Cambria Math2" fo:font-size="9pt" fo:language="en" fo:country="US" officeooo:rsid="008b33b5" style:font-size-asian="9pt" style:font-name-complex="Times New Roman1" style:font-size-complex="9pt"/>
    </style:style>
    <style:style style:name="T213" style:family="text">
      <style:text-properties style:font-name="Cambria Math2" fo:font-size="9pt" fo:language="en" fo:country="US" officeooo:rsid="0182ee5b" style:font-size-asian="9pt" style:font-name-complex="Times New Roman1" style:font-size-complex="9pt"/>
    </style:style>
    <style:style style:name="T214" style:family="text">
      <style:text-properties style:font-name="Liberation Mono" fo:font-size="11pt" fo:language="en" fo:country="US" fo:font-style="normal" fo:font-weight="normal" officeooo:rsid="0182ee5b" style:font-size-asian="11pt" style:font-style-asian="normal" style:font-weight-asian="normal" style:font-name-complex="Times New Roman1" style:font-size-complex="9pt"/>
    </style:style>
    <style:style style:name="T215" style:family="text">
      <style:text-properties style:text-position="sub 58%" style:font-name="Liberation Mono" fo:font-size="11pt" fo:language="en" fo:country="US" fo:font-style="normal" fo:font-weight="normal" officeooo:rsid="0182ee5b" style:font-size-asian="11pt" style:font-style-asian="normal" style:font-weight-asian="normal" style:font-name-complex="Times New Roman1" style:font-size-complex="9pt"/>
    </style:style>
    <style:style style:name="T216" style:family="text">
      <style:text-properties style:font-name="Cambria Math2" fo:font-size="9pt" fo:language="en" fo:country="US" fo:font-weight="bold" officeooo:rsid="0182ee5b"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217" style:family="text">
      <style:text-properties style:font-name="Cambria Math2" fo:font-size="9pt" fo:language="en" fo:country="US" fo:font-weight="normal" officeooo:rsid="0182ee5b" style:letter-kerning="false" style:font-name-asian="Calibri2" style:font-size-asian="9pt" style:language-asian="en" style:country-asian="US" style:font-weight-asian="normal" style:font-name-complex="Cambria Math3" style:font-size-complex="9pt" style:language-complex="ar" style:country-complex="SA" style:font-weight-complex="normal"/>
    </style:style>
    <style:style style:name="T218" style:family="text">
      <style:text-properties style:font-name="Cambria Math2" fo:font-size="9pt" fo:language="en" fo:country="US" fo:font-weight="normal" officeooo:rsid="018351c8" style:letter-kerning="false" style:font-name-asian="Calibri2" style:font-size-asian="9pt" style:language-asian="en" style:country-asian="US" style:font-weight-asian="normal" style:font-name-complex="Cambria Math3" style:font-size-complex="9pt" style:language-complex="ar" style:country-complex="SA" style:font-weight-complex="normal"/>
    </style:style>
    <style:style style:name="T219"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220" style:family="text">
      <style:text-properties fo:language="en" fo:country="US"/>
    </style:style>
    <style:style style:name="T221"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22"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4" style:family="text">
      <style:text-properties fo:color="#7030a0"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5" style:family="text">
      <style:text-properties fo:color="#7030a0" loext:opacity="100%" style:font-name="Cambria Math2"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227"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8"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9" style:family="text">
      <style:text-properties fo:color="#7030a0" loext:opacity="100%" style:font-name="Courier" fo:font-size="9pt" fo:language="en" fo:country="US" officeooo:rsid="0194513a" style:letter-kerning="false" style:font-name-asian="Calibri2" style:font-size-asian="9pt" style:language-asian="en" style:country-asian="US" style:font-name-complex="Times New Roman1" style:font-size-complex="9pt" style:language-complex="ar" style:country-complex="SA"/>
    </style:style>
    <style:style style:name="T230" style:family="text">
      <style:text-properties fo:color="#7030a0" loext:opacity="100%" style:text-position="sub 58%" style:font-name="Courier" fo:font-size="9pt" style:font-name-asian="MS Mincho" style:font-size-asian="9pt" style:font-name-complex="Times New Roman1" style:font-size-complex="9pt"/>
    </style:style>
    <style:style style:name="T231"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2" style:family="text">
      <style:text-properties fo:color="#7030a0" loext:opacity="100%" style:font-name="Cambria Math2" fo:font-size="9pt" style:font-name-asian="Malgun Gothic" style:font-size-asian="9pt" style:font-name-complex="Cambria Math3" style:font-size-complex="9pt"/>
    </style:style>
    <style:style style:name="T233"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34" style:family="text">
      <style:text-properties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5"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6"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37"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38"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9"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40"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241"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42"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3" style:family="text">
      <style:text-properties fo:color="#7030a0" loext:opacity="100%" style:font-name="Cambria Math2" fo:font-size="9pt" fo:language="en" fo:country="AU" style:font-size-asian="9pt" style:font-name-complex="Tahoma" style:font-size-complex="9pt"/>
    </style:style>
    <style:style style:name="T244"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45"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46"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47"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48"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9" style:family="text">
      <style:text-properties fo:color="#7030a0" loext:opacity="100%" style:font-name="Courier" fo:font-size="9pt" fo:language="en" fo:country="AU" style:font-name-asian="MS Mincho" style:font-size-asian="9pt" style:font-name-complex="Times New Roman1" style:font-size-complex="9pt"/>
    </style:style>
    <style:style style:name="T250" style:family="text">
      <style:text-properties fo:color="#7030a0" loext:opacity="100%" style:font-name="Cambria Math2"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51"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52" style:family="text">
      <style:text-properties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253" style:family="text">
      <style:text-properties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4" style:family="text">
      <style:text-properties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255" style:family="text">
      <style:text-properties fo:color="#7030a0" loext:opacity="100%" style:font-name="Cambria Math2" fo:font-size="9pt" fo:language="en" fo:country="AU" style:font-name-asian="MS Mincho" style:font-size-asian="9pt" style:font-name-complex="Times New Roman1" style:font-size-complex="9pt"/>
    </style:style>
    <style:style style:name="T256"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57"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58" style:family="text">
      <style:text-properties style:font-name="Courier"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9"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0" style:family="text">
      <style:text-properties fo:color="#7030a0" loext:opacity="100%" style:font-name="Courier" fo:font-size="5pt" fo:language="en" fo:country="AU" style:font-name-asian="MS Mincho" style:font-size-asian="5pt" style:font-name-complex="Times New Roman1" style:font-size-complex="5pt"/>
    </style:style>
    <style:style style:name="T261"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62" style:family="text">
      <style:text-properties fo:color="#7030a0" loext:opacity="100%" style:font-name="Cambria"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263"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64"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65" style:family="text">
      <style:text-properties fo:color="#7030a0" loext:opacity="100%" style:font-name="Cambria Math2"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66"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7"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68"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69" style:family="text">
      <style:text-properties fo:color="#7030a0" loext:opacity="100%" style:font-name="Cambria" fo:language="en" fo:country="US" style:letter-kerning="false" style:font-name-asian="MS Mincho" style:font-size-asian="12pt" style:language-asian="en" style:country-asian="US" style:font-name-complex="Cambria1" style:font-size-complex="12pt" style:language-complex="ar" style:country-complex="SA"/>
    </style:style>
    <style:style style:name="T270"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271"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72"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273" style:family="text">
      <style:text-properties fo:color="#7030a0" loext:opacity="100%" style:font-name="Cambria Math2" fo:font-size="9pt" fo:language="en" fo:country="US" officeooo:rsid="0178a149" style:letter-kerning="false" style:font-name-asian="Calibri2" style:font-size-asian="9pt" style:language-asian="en" style:country-asian="US" style:font-name-complex="Tahoma" style:font-size-complex="9pt" style:language-complex="ar" style:country-complex="SA"/>
    </style:style>
    <style:style style:name="T274"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75"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76"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77"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78"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79"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0" style:family="text">
      <style:text-properties fo:color="#7030a0" loext:opacity="100%" style:text-position="0% 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1"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82"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283" style:family="text">
      <style:text-properties fo:color="#7030a0" loext:opacity="100%" style:font-name="Cambria" fo:language="en" fo:country="US" style:letter-kerning="false" style:font-name-asian="MS Mincho" style:language-asian="en" style:country-asian="US" style:font-name-complex="Cambria1" style:language-complex="ar" style:country-complex="SA"/>
    </style:style>
    <style:style style:name="T284"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85"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286" style:family="text">
      <style:text-properties fo:color="#7030a0" loext:opacity="100%" style:font-name="Cambria Math2"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287"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288"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289"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290"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1"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2" style:family="text">
      <style:text-properties fo:color="#7030a0" loext:opacity="100%" style:font-name="Courier" fo:font-size="9pt" fo:language="en" fo:country="AU" style:font-size-asian="9pt" style:font-name-complex="Times New Roman1" style:font-size-complex="9pt"/>
    </style:style>
    <style:style style:name="T293"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294" style:family="text">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95" style:family="text">
      <style:text-properties style:font-name="Courier" fo:font-size="9pt" fo:language="en" fo:country="AU" style:font-name-asian="MS Mincho" style:font-size-asian="9pt" style:font-name-complex="Times New Roman1" style:font-size-complex="9pt"/>
    </style:style>
    <style:style style:name="T296"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97" style:family="text">
      <style:text-properties fo:color="#ff0000" loext:opacity="100%" style:font-name="Courier" fo:font-size="9pt" style:font-size-asian="9pt" style:font-name-complex="Tahoma" style:font-size-complex="9pt"/>
    </style:style>
    <style:style style:name="T298"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99" style:family="text">
      <style:text-properties fo:color="#ff0000" loext:opacity="100%" style:font-name="Courier" fo:font-size="9pt" fo:language="en" fo:country="AU" style:font-name-asian="MS Mincho" style:font-size-asian="9pt" style:font-name-complex="Times New Roman1" style:font-size-complex="9pt"/>
    </style:style>
    <style:style style:name="T300"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01"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02"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3" style:family="text">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4"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05" style:family="text">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6" style:family="text">
      <style:text-properties fo:color="#ff0000" loext:opacity="100%" style:font-name="Courier" fo:font-size="9pt" fo:language="en" fo:country="US" style:font-size-asian="9pt" style:font-name-complex="Tahoma" style:font-size-complex="9pt"/>
    </style:style>
    <style:style style:name="T307" style:family="text">
      <style:text-properties fo:color="#7030a0" loext:opacity="100%"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08" style:family="text">
      <style:text-properties fo:color="#7030a0" loext:opacity="100%" style:text-position="sub 58%"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09"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0"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11" style:family="text">
      <style:text-properties fo:color="#ff0000" loext:opacity="100%" style:font-name="Courier" fo:font-size="9pt" fo:language="en" fo:country="US" style:font-name-asian="MS Mincho" style:font-size-asian="9pt" style:font-name-complex="Times New Roman1" style:font-size-complex="9pt"/>
    </style:style>
    <style:style style:name="T312"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13"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4" style:family="text">
      <style:text-properties fo:color="#2e8b57" loext:opacity="100%"/>
    </style:style>
    <style:style style:name="T315"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6" style:family="text">
      <style:text-properties fo:color="#ff0000" loext:opacity="100%" style:font-name="Cambria Math2" fo:font-size="9pt" style:font-size-asian="9pt" style:font-name-complex="Tahoma" style:font-size-complex="9pt"/>
    </style:style>
    <style:style style:name="T317"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18" style:family="text">
      <style:text-properties fo:color="#00b0f0" loext:opacity="100%" style:font-name="Courier" fo:font-size="9pt" fo:language="en" fo:country="US" style:font-name-asian="MS Mincho" style:font-size-asian="9pt" style:font-name-complex="Times New Roman1" style:font-size-complex="9pt"/>
    </style:style>
    <style:style style:name="T319"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0"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1"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2"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3"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24" style:family="text">
      <style:text-properties fo:color="#7030a0" loext:opacity="100%" style:font-name="Courier" fo:font-size="9pt" fo:language="en" fo:country="US" style:font-name-asian="MS Mincho" style:font-size-asian="9pt" style:font-name-complex="Times New Roman1" style:font-size-complex="9pt"/>
    </style:style>
    <style:style style:name="T325" style:family="text">
      <style:text-properties fo:color="#7030a0" loext:opacity="100%"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326" style:family="text">
      <style:text-properties fo:color="#7030a0" loext:opacity="100%"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327"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28" style:family="text">
      <style:text-properties fo:color="#7030a0"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29"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30" style:family="text">
      <style:text-properties fo:color="#7030a0" loext:opacity="100%" style:font-name="Cambria"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31"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32" style:family="text">
      <style:text-properties fo:color="#7030a0" loext:opacity="100%" style:font-name="Symbol"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33"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34"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35" style:family="text">
      <style:text-properties fo:font-variant="normal" fo:text-transform="none" fo:color="#7030a0" loext:opacity="100%" style:font-name="Symbol" fo:font-size="12pt" fo:letter-spacing="normal" fo:language="en" fo:country="US" style:letter-kerning="false" style:font-name-asian="MS Mincho" style:font-size-asian="12pt" style:language-asian="en" style:country-asian="US" style:font-name-complex="Cambria1" style:font-size-complex="12pt" style:language-complex="ar" style:country-complex="SA"/>
    </style:style>
    <style:style style:name="T336" style:family="text">
      <style:text-properties fo:color="#7030a0" loext:opacity="100%" style:font-name="Cambria Math"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37"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38"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39" style:family="text">
      <style:text-properties fo:font-variant="normal" fo:text-transform="none" fo:color="#7030a0" loext:opacity="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40"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41"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42" style:family="text">
      <style:text-properties fo:font-variant="normal" fo:text-transform="none" fo:color="#7030a0" loext:opacity="100%" style:text-position="0% 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43" style:family="text">
      <style:text-properties fo:color="#7030a0" loext:opacity="100%"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344"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45" style:family="text">
      <style:text-properties fo:color="#7030a0" loext:opacity="100%" fo:font-size="10pt" fo:language="en" fo:country="US" style:letter-kerning="false" style:font-name-asian="MS Mincho" style:font-size-asian="10pt" style:language-asian="en" style:country-asian="US" style:font-name-complex="Cambria1" style:font-size-complex="10pt" style:language-complex="ar" style:country-complex="SA"/>
    </style:style>
    <style:style style:name="T346" style:family="text">
      <style:text-properties fo:color="#7030a0" loext:opacity="100%" fo:font-size="9pt" fo:language="en" fo:country="US" style:font-size-asian="9pt" style:font-size-complex="9pt"/>
    </style:style>
    <style:style style:name="T347" style:family="text">
      <style:text-properties fo:color="#7030a0" loext:opacity="100%" style:font-name="Cambria Math2" fo:font-size="9pt" fo:language="en" fo:country="US" style:font-name-asian="Malgun Gothic" style:font-size-asian="9pt" style:font-name-complex="Cambria Math3" style:font-size-complex="9pt"/>
    </style:style>
    <style:style style:name="T348" style:family="text">
      <style:text-properties fo:color="#7030a0" loext:opacity="100%" style:font-name="Symbol"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49"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50"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1"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2"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3" style:family="text">
      <style:text-properties fo:color="#2e8b57" loext:opacity="100%" style:font-name="Cambria Math2" fo:font-size="11pt" fo:language="en" fo:country="US" style:letter-kerning="false" style:font-name-asian="MS Mincho" style:font-size-asian="11pt" style:language-asian="en" style:country-asian="US" style:font-name-complex="Cambria Math3" style:font-size-complex="11pt" style:language-complex="ar" style:country-complex="SA"/>
    </style:style>
    <style:style style:name="T354" style:family="text">
      <style:text-properties fo:color="#2e8b57" loext:opacity="100%" fo:font-size="12pt"/>
    </style:style>
    <style:style style:name="T355" style:family="text">
      <style:text-properties fo:color="#7030a0" loext:opacity="100%" fo:font-size="9pt" fo:language="en" fo:country="US" fo:font-style="italic" style:font-size-asian="9pt" style:font-style-asian="italic" style:font-size-complex="9pt" style:font-style-complex="italic"/>
    </style:style>
    <style:style style:name="T356" style:family="text">
      <style:text-properties fo:color="#7030a0" loext:opacity="100%" style:text-position="sub 58%" fo:font-size="9pt" fo:language="en" fo:country="US" style:font-size-asian="9pt" style:font-size-complex="9pt"/>
    </style:style>
    <style:style style:name="T357" style:family="text">
      <style:text-properties fo:color="#7030a0" loext:opacity="100%" style:text-position="0% 100%" fo:font-size="9pt" fo:language="en" fo:country="US" style:font-size-asian="9pt" style:font-size-complex="9pt"/>
    </style:style>
    <style:style style:name="T358"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59" style:family="text">
      <style:text-properties fo:color="#2e8b57"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60"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61" style:family="text">
      <style:text-properties style:font-name="Cambria" fo:font-size="11pt" fo:language="en" fo:country="US" style:letter-kerning="false" style:font-name-asian="MS Mincho" style:font-size-asian="11pt" style:language-asian="en" style:country-asian="US" style:font-name-complex="Cambria1" style:font-size-complex="11pt" style:language-complex="ar" style:country-complex="SA"/>
    </style:style>
    <style:style style:name="T362"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63"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64"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65"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66"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367"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68"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69" style:family="text">
      <style:text-properties fo:color="#7030a0" loext:opacity="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70" style:family="text">
      <style:text-properties fo:color="#7030a0" loext:opacity="100%" style:font-name="Courier" fo:font-size="9pt" fo:language="en" fo:country="US" officeooo:rsid="017ded5c" style:letter-kerning="false" style:font-name-asian="Calibri2" style:font-size-asian="9pt" style:language-asian="en" style:country-asian="US" style:font-name-complex="Tahoma" style:font-size-complex="9pt" style:language-complex="ar" style:country-complex="SA"/>
    </style:style>
    <style:style style:name="T371" style:family="text">
      <style:text-properties fo:language="en" fo:country="US" style:letter-kerning="false" style:language-asian="en" style:country-asian="US" style:language-complex="ar" style:country-complex="SA"/>
    </style:style>
    <style:style style:name="T372" style:family="text">
      <style:text-properties fo:color="#2e8b57" loext:opacity="100%" style:text-position="0% 100%" style:font-name="Courier" fo:font-size="9pt" fo:language="en" fo:country="US" officeooo:rsid="017ded5c"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3"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4" style:family="text">
      <style:text-properties fo:color="#7030a0" loext:opacity="100%" style:font-name="Courier" fo:font-size="9pt" fo:language="en" fo:country="US" officeooo:rsid="017a17b0" style:letter-kerning="false" style:font-name-asian="Calibri2" style:font-size-asian="9pt" style:language-asian="en" style:country-asian="US" style:font-name-complex="Tahoma" style:font-size-complex="9pt" style:language-complex="ar" style:country-complex="SA"/>
    </style:style>
    <style:style style:name="T375" style:family="text">
      <style:text-properties fo:color="#7030a0" loext:opacity="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76" style:family="text">
      <style:text-properties fo:color="#7030a0" loext:opacity="100%" style:text-position="sub 58%"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77" style:family="text">
      <style:text-properties fo:color="#7030a0" loext:opacity="100%" style:text-position="0% 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78" style:family="text">
      <style:text-properties fo:color="#7030a0" loext:opacity="100%" style:text-position="0% 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79" style:family="text">
      <style:text-properties fo:font-size="9pt" fo:language="en" fo:country="US" officeooo:rsid="0172ba4e" style:letter-kerning="false" style:font-name-asian="Calibri2" style:font-size-asian="9pt" style:language-asian="en" style:country-asian="US" style:font-size-complex="9pt" style:language-complex="ar" style:country-complex="SA"/>
    </style:style>
    <style:style style:name="T380" style:family="text">
      <style:text-properties fo:color="#2e8b57" loext:opacity="100%" fo:language="en" fo:country="US" officeooo:rsid="016ffe77" style:letter-kerning="false" style:font-name-asian="MS Mincho" style:language-asian="en" style:country-asian="US" style:font-name-complex="Times New Roman1" style:language-complex="ar" style:country-complex="SA" style:font-style-complex="italic"/>
    </style:style>
    <style:style style:name="T381" style:family="text">
      <style:text-properties fo:color="#2e8b57" loext:opacity="100%" style:text-position="0% 100%" fo:language="en" fo:country="US" officeooo:rsid="017ded5c" style:letter-kerning="false" style:font-name-asian="MS Mincho" style:language-asian="en" style:country-asian="US" style:font-name-complex="Times New Roman1" style:language-complex="ar" style:country-complex="SA" style:font-style-complex="italic"/>
    </style:style>
    <style:style style:name="T382" style:family="text">
      <style:text-properties fo:color="#2e8b57" loext:opacity="100%"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383" style:family="text">
      <style:text-properties fo:color="#2e8b57" loext:opacity="100%"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384" style:family="text">
      <style:text-properties fo:color="#2e8b57" loext:opacity="100%" style:text-position="0% 100%" fo:language="en" fo:country="US" officeooo:rsid="0078b51e" style:letter-kerning="false" style:font-name-asian="MS Mincho" style:language-asian="en" style:country-asian="US" style:font-name-complex="Times New Roman1" style:language-complex="ar" style:country-complex="SA" style:font-style-complex="italic"/>
    </style:style>
    <style:style style:name="T385" style:family="text">
      <style:text-properties fo:color="#7030a0" loext:opacity="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6" style:family="text">
      <style:text-properties fo:color="#7030a0" loext:opacity="100%" style:text-position="super 58%"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7" style:family="text">
      <style:text-properties fo:color="#7030a0" loext:opacity="100%" style:text-position="0% 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8" style:family="text">
      <style:text-properties fo:color="#2e8b57" loext:opacity="100%"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89" style:family="text">
      <style:text-properties fo:color="#2e8b57" loext:opacity="100%" style:text-position="0% 100%" fo:language="en" fo:country="US" fo:font-weight="normal" officeooo:rsid="018772b9" style:letter-kerning="false" style:font-name-asian="MS Mincho" style:language-asian="en" style:country-asian="US" style:font-weight-asian="normal" style:font-name-complex="Times New Roman1" style:language-complex="ar" style:country-complex="SA" style:font-style-complex="italic" style:font-weight-complex="normal"/>
    </style:style>
    <style:style style:name="T390" style:family="text">
      <style:text-properties fo:color="#2e8b57" loext:opacity="100%"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391" style:family="text">
      <style:text-properties fo:color="#2e8b57" loext:opacity="100%" style:text-position="super 58%"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92" style:family="text">
      <style:text-properties fo:color="#7030a0" loext:opacity="100%" style:text-position="super 58%" style:font-name="Courier" fo:font-size="9pt" fo:language="en" fo:country="US" officeooo:rsid="01849a70" style:letter-kerning="false" style:font-name-asian="Calibri2" style:font-size-asian="9pt" style:language-asian="en" style:country-asian="US" style:font-name-complex="Tahoma" style:font-size-complex="9pt" style:language-complex="ar" style:country-complex="SA"/>
    </style:style>
    <style:style style:name="T393" style:family="text">
      <style:text-properties fo:color="#7030a0" loext:opacity="100%" style:text-position="0% 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94" style:family="text">
      <style:text-properties fo:language="en" fo:country="US" officeooo:rsid="0172ba4e" style:letter-kerning="false" style:font-name-asian="Calibri2" style:language-asian="en" style:country-asian="US" style:language-complex="ar" style:country-complex="SA"/>
    </style:style>
    <style:style style:name="T395" style:family="text">
      <style:text-properties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396" style:family="text">
      <style:text-properties style:text-position="0% 100%" fo:language="en" fo:country="US" officeooo:rsid="018772b9" style:letter-kerning="false" style:font-name-asian="Calibri2" style:language-asian="en" style:country-asian="US" style:font-name-complex="Tahoma" style:language-complex="ar" style:country-complex="SA" style:font-style-complex="italic"/>
    </style:style>
    <style:style style:name="T397" style:family="text">
      <style:text-properties style:text-position="sub 58%" fo:language="en" fo:country="US" officeooo:rsid="016c1707" style:letter-kerning="false" style:font-name-asian="Calibri2" style:language-asian="en" style:country-asian="US" style:font-name-complex="Tahoma" style:language-complex="ar" style:country-complex="SA" style:font-style-complex="italic"/>
    </style:style>
    <style:style style:name="T398" style:family="text">
      <style:text-properties style:text-position="0% 100%" fo:language="en" fo:country="US" officeooo:rsid="016c1707" style:letter-kerning="false" style:font-name-asian="Calibri2" style:language-asian="en" style:country-asian="US" style:font-name-complex="Tahoma" style:language-complex="ar" style:country-complex="SA" style:font-style-complex="italic"/>
    </style:style>
    <style:style style:name="T399" style:family="text">
      <style:text-properties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400" style:family="text">
      <style:text-properties style:text-position="super 58%" fo:language="en" fo:country="US" officeooo:rsid="018772b9" style:letter-kerning="false" style:font-name-asian="Calibri2" style:language-asian="en" style:country-asian="US" style:font-name-complex="Tahoma" style:language-complex="ar" style:country-complex="SA" style:font-style-complex="italic"/>
    </style:style>
    <style:style style:name="T401" style:family="text">
      <style:text-properties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402" style:family="text">
      <style:text-properties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403" style:family="text">
      <style:text-properties style:text-position="super 58%" fo:language="en" fo:country="US" officeooo:rsid="0187a60d" style:letter-kerning="false" style:font-name-asian="Calibri2" style:language-asian="en" style:country-asian="US" style:font-name-complex="Tahoma" style:language-complex="ar" style:country-complex="SA" style:font-style-complex="italic"/>
    </style:style>
    <style:style style:name="T404" style:family="text">
      <style:text-properties style:text-position="super 58%" fo:language="en" fo:country="US" officeooo:rsid="0187a60d" style:letter-kerning="false" style:font-name-asian="MS Mincho" style:language-asian="en" style:country-asian="US" style:font-name-complex="Times New Roman1"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331"/><text:bookmark-start text:name="OLE_LINK60"/><text:bookmark-start text:name="_Hlk32563797"/><text:span text:style-name="T2">ORM Abstract Syntax and Semantics: normative specifications</text:span><text:bookmark-end text:name="OLE_LINK331"/><text:bookmark-end text:name="OLE_LINK60"/><text:bookmark-end text:name="_Hlk32563797"/></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8-15T15:07:10.844453838">15 August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OLE_LINK325"/><text:bookmark-start text:name="OLE_LINK324"/><text:bookmark-start text:name="OLE_LINK326"/><text:bookmark-start text:name="_Hlk33891854"/><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5"/><text:bookmark-end text:name="OLE_LINK324"/><text:span text:style-name="T15"> </text:span><text:bookmark-end text:name="OLE_LINK326"/><text:bookmark-end text:name="_Hlk33891854"/><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3"/><text:bookmark-start text:name="OLE_LINK202"/><text:span text:style-name="T15">abstract information structures of the conceptual specification</text:span><text:bookmark-end text:name="OLE_LINK203"/><text:bookmark-end text:name="OLE_LINK202"/><text:span text:style-name="T15">. </text:span><text:span text:style-name="T16"/></text:p>
      <text:p text:style-name="P8" loext:marker-style-name="T16"><text:bookmark text:name="OLE_LINK161"/><text:bookmark text:name="OLE_LINK159"/><text:bookmark text:name="_Hlk504993851_Copy_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59_Copy_1"/><text:bookmark text:name="OLE_LINK161_Copy_1"/><text:bookmark-start text:name="OLE_LINK186"/><text:bookmark-start text:name="_Hlk29742430"/><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263"/><text:bookmark-start text:name="OLE_LINK262"/><text:bookmark-start text:name="OLE_LINK37"/><text:span text:style-name="T15">&lt;</text:span><text:span text:style-name="Internet_20_link"><text:span text:style-name="T20">https://gitlab.com/orm-syntax-and-semantics/orm-syntax-and-semantics-docs.git</text:span></text:span><text:span text:style-name="T15">&gt;</text:span><text:bookmark-end text:name="OLE_LINK263"/><text:bookmark-end text:name="OLE_LINK262"/><text:bookmark-end text:name="OLE_LINK37"/><text:span text:style-name="T15">.</text:span><text:bookmark-end text:name="OLE_LINK186"/><text:bookmark-end text:name="_Hlk29742430"/></text:p>
      <text:p text:style-name="P9" loext:marker-style-name="T16"/>
      <text:p text:style-name="P7" loext:marker-style-name="T16"><text:bookmark-start text:name="OLE_LINK57"/><text:bookmark-start text:name="_Hlk32563716"/><text:bookmark-start text:name="OLE_LINK32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57"/><text:bookmark-end text:name="_Hlk32563716"/><text:bookmark-end text:name="OLE_LINK32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271"/><text:bookmark text:name="_Hlk509586334_Copy_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in the graphical notation </text:span><text:span text:style-name="T77">is</text:span><text:span text:style-name="T72"> associated to </text:span><text:span text:style-name="T77">a </text:span><text:span text:style-name="T72">distinct </text:span><text:span text:style-name="T83">canonical</text:span><text:span text:style-name="T73"> predicate </text:span><text:span text:style-name="T82">name</text:span><text:span text:style-name="T83"> </text:span><text:span text:style-name="T84">from this signature.</text:span><text:span text:style-name="T83"> </text:span><text:span text:style-name="T85">The ORM graphical notation depicts a fact type as a left-to-right </text:span><text:span text:style-name="T86">or </text:span><text:span text:style-name="T85">top-to-bottom ordered sequence of </text:span><text:span text:style-name="T87">role</text:span><text:span text:style-name="T85"> boxes. </text:span><text:span text:style-name="T88">Each role box</text:span><text:span text:style-name="T85"> is attached to exactly one </text:span><text:span text:style-name="T87">object type</text:span><text:span text:style-name="T85"> shape. </text:span><text:span text:style-name="T89">Each</text:span><text:span text:style-name="T72"> role is uniquely identified in ORM graphical notation by the fact type in which it appears together with its </text:span><text:span text:style-name="T90">relevant</text:span><text:span text:style-name="T72"> position within </text:span><text:span text:style-name="T91">the </text:span><text:span text:style-name="T90">displayed </text:span><text:span text:style-name="T91">predicate name for </text:span><text:span text:style-name="T72">the fact type. </text:span><text:span text:style-name="T92">In this abstract syntax, e</text:span><text:span text:style-name="T72">ach role is given</text:span><text:span text:style-name="T91"> a</text:span><text:span text:style-name="T72"> </text:span><text:span text:style-name="T73">role identifier</text:span><text:span text:style-name="T72"> in the signature obtained by concatenating the canonical predicate name it belongs to and the</text:span><text:span text:style-name="T93"> </text:span><text:span text:style-name="T72">relative position within </text:span><text:span text:style-name="T94">that </text:span><text:span text:style-name="T95">predicate </text:span><text:span text:style-name="T94">name</text:span><text:span text:style-name="T72">, </text:span><text:span text:style-name="T93">num</text:span><text:span text:style-name="T96">bering </text:span><text:span text:style-name="T97">from 1</text:span><text:span text:style-name="T72">.</text:span></text:p>
      <text:p text:style-name="P24" loext:marker-style-name="T76"><text:span text:style-name="T72"/></text:p>
      <text:p text:style-name="P24" loext:marker-style-name="T76"><text:span text:style-name="T15">Alternat</text:span><text:span text:style-name="T98">iv</text:span><text:span text:style-name="T15">e predicate readings for the same fact type (</text:span><text:span text:style-name="T99">which may be </text:span><text:span text:style-name="T15">useful to verbalise a predicate </text:span><text:span text:style-name="T99">using </text:span><text:span text:style-name="T15">different role orderings) are all obviously denoting the same fact type, and therefore will be given the </text:span><text:span text:style-name="T100">canonical</text:span><text:span text:style-name="T15"> predicate name in the signature.</text:span></text:p>
      <text:p text:style-name="P25" loext:marker-style-name="T76"><text:span text:style-name="T101"/></text:p>
      <text:p text:style-name="P24" loext:marker-style-name="T76"><text:span text:style-name="T102">Tools </text:span><text:span text:style-name="T103">in the ORM methodology</text:span><text:span text:style-name="T102"> </text:span><text:span text:style-name="T104">may </text:span><text:span text:style-name="T102">provide different </text:span><text:span text:style-name="T105">kinds of “predicate readings”</text:span><text:span text:style-name="T102"> to </text:span><text:span text:style-name="T106">display</text:span><text:span text:style-name="T102"> </text:span><text:span text:style-name="T104">these predicate names. </text:span><text:span text:style-name="T106">These variations are for </text:span><text:span text:style-name="T107">readability and compactness of display, being</text:span><text:span text:style-name="T105"> different ways</text:span><text:span text:style-name="T104"> to illustrate the position of the roles embedded within the predicate text, but that is not a concern here, all that matters is that predicate names are unique within the overall schema</text:span><text:span text:style-name="T72">. <text:s/></text:span><text:span text:style-name="T108">The displayed predicate readings might not be unique, even though the predicate name must be. </text:span><text:span text:style-name="T91">So if we have a predicate name “Person runs Company” where Person and Company are object types, a tool might display this text, or “[Person] runs [Company]”, “… runs …”, “?runs?”, or some other convenient </text:span><text:span text:style-name="T109">shorthand; </text:span><text:span text:style-name="T110">even adding an arrow to show that the displayed role boxes apply in opposite to the obvious direction</text:span><text:span text:style-name="T91">. </text:span><text:span text:style-name="T108">The predicate </text:span><text:span text:style-name="T111">name </text:span><text:span text:style-name="T108">“Person runs Race” is a different fact type, although it might display </text:span><text:span text:style-name="T112">the same</text:span><text:span text:style-name="T108"> reading text. </text:span><text:span text:style-name="T113">These shorthand presentations are not relevant to the semantics.</text:span><text:span text:style-name="T72"> </text:span><text:span text:style-name="T110">In the associated glossary, we</text:span><text:span text:style-name="T94"> </text:span><text:span text:style-name="T114">make use of such shorthand notations also, </text:span><text:span text:style-name="T115">rather than elaborating the unique predicate names.</text:span></text:p>
      <text:p text:style-name="P24" loext:marker-style-name="T76"><text:span text:style-name="T72"/></text:p>
      <text:p text:style-name="P24" loext:marker-style-name="T76"><text:span text:style-name="T116">In this document we assume that the signature of an </text:span><text:span text:style-name="T117">ORM conceptual model</text:span><text:span text:style-name="T116"> (e.g., the choice of the canonical predicate name associated to a fact type) has been specified without ambiguity. This document does not focus on the pre-logical or linguistic means necessary in order to get the formal signature.</text:span></text:p>
      <text:p text:style-name="P26" loext:marker-style-name="T118"/>
      <text:h text:style-name="P27" text:outline-level="1" loext:marker-style-name="T70"><text:bookmark-start text:name="_Hlk33892793"/><text:span text:style-name="T71">ORM Conceptual Model Signature</text:span><text:bookmark-end text:name="_Hlk33892793"/><text:span text:style-name="T70"/></text:h>
      <text:h text:style-name="P28" text:outline-level="1" loext:marker-style-name="T70"/>
      <text:h text:style-name="P29" text:outline-level="1" loext:marker-style-name="T119"><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0"> </text:span><text:bookmark-start text:name="OLE_LINK332"/><text:bookmark-start text:name="OLE_LINK83"/><text:bookmark-start text:name="_Hlk26278234"/><text:span text:style-name="T121">&lt;</text:span><text:span text:style-name="T120"> </text:span><text:span text:style-name="T72">𝓣</text:span><text:bookmark-start text:name="OLE_LINK73"/><text:bookmark-start text:name="_Hlk26264896"/><text:span text:style-name="T72">, </text:span><text:span text:style-name="T122">𝒱</text:span><text:bookmark-end text:name="OLE_LINK73"/><text:bookmark-end text:name="_Hlk26264896"/><text:span text:style-name="T72">,</text:span><text:span text:style-name="T82"> </text:span><text:span text:style-name="T72">𝓟, </text:span><text:bookmark-start text:name="OLE_LINK96"/><text:bookmark-start text:name="OLE_LINK95"/><text:span text:style-name="T123">𝓡 </text:span><text:span text:style-name="T121">, </text:span><text:span text:style-name="T123">𝓓</text:span><text:bookmark-end text:name="OLE_LINK96"/><text:bookmark-end text:name="OLE_LINK95"/><text:span text:style-name="T124"> </text:span><text:bookmark-start text:name="_Hlk32320673"/><text:span text:style-name="T121">,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32416708"/><text:bookmark-start text:name="OLE_LINK97"/><text:bookmark-start text:name="_Hlk26271002"/><text:span text:style-name="T121">,</text:span><text:bookmark-end text:name="_Hlk32416708"/><text:span text:style-name="T121"> </text:span><text:span text:style-name="T125">𝓕</text:span><text:span text:style-name="T121">, </text:span><text:span text:style-name="T126"></text:span><text:bookmark-end text:name="OLE_LINK97"/><text:bookmark-end text:name="_Hlk26271002"/><text:span text:style-name="T126">, </text:span><text:span text:style-name="T127">U</text:span><text:span text:style-name="T124">&gt;</text:span><text:bookmark-end text:name="OLE_LINK332"/><text:bookmark-end text:name="OLE_LINK83"/><text:bookmark-end text:name="_Hlk26278234"/><text:span text:style-name="T72"> denoting the following:</text:span></text:h>
      <text:h text:style-name="P30" text:outline-level="1" loext:marker-style-name="T119"><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1" loext:marker-style-name="T128"><text:bookmark text:name="_Hlk509586271_Copy_1"/><text:bookmark-start text:name="OLE_LINK27"/><text:bookmark-start text:name="_Hlk512863644"/><text:span text:style-name="T129">𝓣</text:span><text:bookmark-end text:name="OLE_LINK27"/><text:bookmark-end text:name="_Hlk512863644"/><text:span text:style-name="T130"/></text:p>
          </table:table-cell>
          <table:table-cell table:style-name="Table1.A1" office:value-type="string">
            <text:p text:style-name="P32" loext:marker-style-name="T128"><text:bookmark-start text:name="_Hlk512863617"/><text:bookmark-start text:name="OLE_LINK26"/><text:span text:style-name="T129">a</text:span><text:bookmark-start text:name="OLE_LINK45"/><text:span text:style-name="T129"> finite countable </text:span><text:bookmark-end text:name="OLE_LINK45"/><text:span text:style-name="T129">set of</text:span><text:span text:style-name="T131"> domain </text:span><text:bookmark-start text:name="_Hlk509590004"/><text:span text:style-name="T131">object type names</text:span><text:bookmark-end text:name="_Hlk512863617"/><text:bookmark-end text:name="OLE_LINK26"/><text:bookmark-end text:name="_Hlk509590004"/></text:p>
          </table:table-cell>
        </table:table-row>
        <table:table-row table:style-name="Table1.2">
          <table:table-cell table:style-name="Table1.A1" office:value-type="string">
            <text:p text:style-name="P31" loext:marker-style-name="T132"><text:bookmark-start text:name="_Hlk26269978"/><text:bookmark-start text:name="OLE_LINK85"/><text:span text:style-name="T133">𝒱</text:span><text:bookmark-end text:name="_Hlk26269978"/><text:bookmark-end text:name="OLE_LINK85"/><text:span text:style-name="T134"/></text:p>
          </table:table-cell>
          <table:table-cell table:style-name="Table1.A1" office:value-type="string">
            <text:p text:style-name="P32" loext:marker-style-name="T76"><text:span text:style-name="T129">a set </text:span><text:bookmark-start text:name="OLE_LINK92"/><text:bookmark-start text:name="_Hlk26270745"/><text:span text:style-name="T133">𝒱</text:span><text:bookmark-end text:name="OLE_LINK92"/><text:bookmark-end text:name="_Hlk26270745"/><text:span text:style-name="T131">⊆</text:span><text:span text:style-name="T129"> 𝓣 of</text:span><text:span text:style-name="T131"> domain value type names</text:span></text:p>
          </table:table-cell>
        </table:table-row>
        <table:table-row table:style-name="Table1.3">
          <table:table-cell table:style-name="Table1.A1" office:value-type="string">
            <text:p text:style-name="P31" loext:marker-style-name="T128"><text:span text:style-name="T129">𝓟</text:span><text:span text:style-name="T130"/></text:p>
          </table:table-cell>
          <table:table-cell table:style-name="Table1.A1" office:value-type="string">
            <text:p text:style-name="P32" loext:marker-style-name="T128"><text:span text:style-name="T129">a finite countable set of</text:span><text:span text:style-name="T131"> predicate names</text:span></text:p>
          </table:table-cell>
        </table:table-row>
        <table:table-row table:style-name="Table1.4">
          <table:table-cell table:style-name="Table1.A1" office:value-type="string">
            <text:h text:style-name="P33" text:outline-level="1" loext:marker-style-name="T119"><text:bookmark-start text:name="_Hlk32320572"/><text:span text:style-name="T135">𝓡</text:span><text:bookmark-end text:name="_Hlk32320572"/><text:span text:style-name="T136"/></text:h>
          </table:table-cell>
          <table:table-cell table:style-name="Table1.A1" office:value-type="string">
            <text:p text:style-name="P32" loext:marker-style-name="T128"><text:span text:style-name="T129">a finite countable set of</text:span><text:span text:style-name="T131"> role names</text:span></text:p>
          </table:table-cell>
        </table:table-row>
        <table:table-row table:style-name="Table1.5">
          <table:table-cell table:style-name="Table1.A1" office:value-type="string">
            <text:p text:style-name="P31" loext:marker-style-name="T137"><text:bookmark text:name="_Hlk26270714_Copy_1"/><text:bookmark-start text:name="OLE_LINK107"/><text:bookmark-start text:name="OLE_LINK100"/><text:bookmark-start text:name="_Hlk26271053"/><text:span text:style-name="T135">𝓓</text:span><text:bookmark-end text:name="OLE_LINK107"/><text:bookmark-end text:name="OLE_LINK100"/><text:bookmark-end text:name="_Hlk26271053"/><text:span text:style-name="T138"/></text:p>
          </table:table-cell>
          <table:table-cell table:style-name="Table1.A1" office:value-type="string">
            <text:p text:style-name="P32" loext:marker-style-name="T128"><text:span text:style-name="T129">a finite countable set of</text:span><text:span text:style-name="T131"> domain values</text:span></text:p>
          </table:table-cell>
        </table:table-row>
        <table:table-row table:style-name="Table1.6">
          <table:table-cell table:style-name="Table1.A1" office:value-type="string">
            <text:p text:style-name="P34" loext:marker-style-name="T128"><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2" loext:marker-style-name="T137"><text:span text:style-name="T129">a total function </text:span><text:bookmark-start text:name="OLE_LINK123"/><text:bookmark-start text:name="OLE_LINK104"/><text:bookmark-start text:name="_Hlk26271151"/><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OLE_LINK123"/><text:bookmark-end text:name="OLE_LINK104"/><text:bookmark-end text:name="_Hlk26271151"/><text:span text:style-name="T139"><text:s/></text:span><text:span text:style-name="T140">: </text:span><text:span text:style-name="T133">𝒱</text:span><text:span text:style-name="T129"> </text:span><text:bookmark-start text:name="OLE_LINK110"/><text:bookmark-start text:name="_Hlk26275063"/><text:span text:style-name="T129">→</text:span><text:bookmark-end text:name="OLE_LINK110"/><text:bookmark-end text:name="_Hlk26275063"/><text:span text:style-name="T129">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29">, the</text:span><text:span text:style-name="T131"> domain value type extension</text:span></text:p>
          </table:table-cell>
        </table:table-row>
        <table:table-row table:style-name="Table1.7">
          <table:table-cell table:style-name="Table1.A1" office:value-type="string">
            <text:p text:style-name="P31" loext:marker-style-name="T141"><text:bookmark-start text:name="_Hlk32416639"/><text:span text:style-name="T142">𝓕</text:span><text:bookmark-end text:name="_Hlk32416639"/><text:span text:style-name="T143"/></text:p>
          </table:table-cell>
          <table:table-cell table:style-name="Table1.A1" office:value-type="string">
            <text:p text:style-name="P32" loext:marker-style-name="T76"><text:span text:style-name="T144">a</text:span><text:span text:style-name="T129"> finite countable set of </text:span><text:span text:style-name="T145">value function</text:span><text:span text:style-name="T129"> </text:span><text:span text:style-name="T145">names</text:span></text:p>
          </table:table-cell>
        </table:table-row>
        <table:table-row table:style-name="Table1.8">
          <table:table-cell table:style-name="Table1.A1" office:value-type="string">
            <text:p text:style-name="P31" loext:marker-style-name="T146"><text:span text:style-name="T147"></text:span><text:span text:style-name="T148"/></text:p>
          </table:table-cell>
          <table:table-cell table:style-name="Table1.A1" office:value-type="string">
            <text:p text:style-name="P32" loext:marker-style-name="T76"><text:span text:style-name="T129">a total function </text:span><text:span text:style-name="T147"></text:span><text:span text:style-name="T140">: </text:span><text:span text:style-name="T129">𝓟∪</text:span><text:span text:style-name="T142">𝓕</text:span><text:span text:style-name="T129"> → ℕ</text:span><text:span text:style-name="T149">+ <text:s/></text:span><text:span text:style-name="T129">specifying the</text:span><text:span text:style-name="T131"> predicate </text:span><text:span text:style-name="T150">arity</text:span><text:span text:style-name="T131"> </text:span><text:span text:style-name="T135">or the</text:span><text:span text:style-name="T131"> function arity</text:span></text:p>
          </table:table-cell>
        </table:table-row>
        <table:table-row table:style-name="Table1.9">
          <table:table-cell table:style-name="Table1.A9" office:value-type="string">
            <text:p text:style-name="P35">U</text:p>
          </table:table-cell>
          <table:table-cell table:style-name="Table1.A9" office:value-type="string">
            <text:p text:style-name="P36" loext:marker-style-name="T76">a finite countable set of <text:span text:style-name="T151">population predicate names</text:span></text:p>
          </table:table-cell>
        </table:table-row>
      </table:table>
      <text:p text:style-name="P37" loext:marker-style-name="T119"/>
      <text:h text:style-name="P38"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9" loext:marker-style-name="T76"><text:bookmark-start text:name="OLE_LINK6"/><text:bookmark-start text:name="OLE_LINK20"/><text:span text:style-name="T72">the letters </text:span><text:span text:style-name="T152">h,i</text:span><text:span text:style-name="T72">, </text:span><text:span text:style-name="T152">j</text:span><text:span text:style-name="T72">, </text:span><text:span text:style-name="T152">k,l,m,n </text:span><text:span text:style-name="T72">denote positive integer numbers;</text:span></text:p>
        </text:list-item>
        <text:list-item>
          <text:p text:style-name="P39" loext:marker-style-name="T76"><text:span text:style-name="T72">the letters </text:span><text:span text:style-name="T152">p</text:span><text:bookmark-start text:name="OLE_LINK139"/><text:bookmark-start text:name="_Hlk29722226"/><text:span text:style-name="T152">,q</text:span><text:bookmark-end text:name="OLE_LINK139"/><text:bookmark-end text:name="_Hlk29722226"/><text:span text:style-name="T152"> </text:span><text:span text:style-name="T72">denote </text:span><text:bookmark-start text:name="OLE_LINK154"/><text:bookmark-start text:name="OLE_LINK153"/><text:span text:style-name="T72">integer</text:span><text:bookmark-end text:name="OLE_LINK154"/><text:bookmark-end text:name="OLE_LINK153"/><text:span text:style-name="T72"> numbers;</text:span><text:bookmark-end text:name="OLE_LINK20"/><text:bookmark-end text:name="OLE_LINK6"/></text:p>
        </text:list-item>
        <text:list-item>
          <text:p text:style-name="P39" loext:marker-style-name="T76"><text:span text:style-name="T152">T</text:span><text:span text:style-name="T72"> denotes a domain object type name ∈ 𝓣;</text:span></text:p>
        </text:list-item>
        <text:list-item>
          <text:p text:style-name="P39" loext:marker-style-name="T76"><text:bookmark-start text:name="_Hlk26276159"/><text:bookmark-start text:name="_Hlk511229325"/><text:bookmark-start text:name="OLE_LINK116"/><text:span text:style-name="T152">V</text:span><text:span text:style-name="T72"> denotes a domain value type name ∈ </text:span><text:span text:style-name="T122">𝒱</text:span><text:bookmark-end text:name="_Hlk26276159"/><text:bookmark-end text:name="OLE_LINK116"/><text:span text:style-name="T72">;</text:span></text:p>
        </text:list-item>
        <text:list-item>
          <text:p text:style-name="P39" loext:marker-style-name="T76"><text:span text:style-name="T152">P</text:span><text:span text:style-name="T72"> denotes a predicate name </text:span><text:bookmark-start text:name="_Hlk511229249"/><text:span text:style-name="T72">∈ </text:span><text:bookmark-start text:name="OLE_LINK204"/><text:bookmark-start text:name="_Hlk26373029"/><text:span text:style-name="T72">𝓟</text:span><text:bookmark-end text:name="OLE_LINK204"/><text:bookmark-end text:name="_Hlk26373029"/><text:span text:style-name="T72">;</text:span><text:bookmark-end text:name="_Hlk511229249"/><text:bookmark-end text:name="_Hlk511229325"/></text:p>
        </text:list-item>
        <text:list-item>
          <text:p text:style-name="P39" loext:marker-style-name="T76"><text:bookmark-start text:name="_Hlk26276190"/><text:bookmark-start text:name="OLE_LINK117"/><text:span text:style-name="T152">r</text:span><text:span text:style-name="T72"> denotes a role name </text:span><text:bookmark-start text:name="OLE_LINK259"/><text:bookmark-start text:name="_Hlk29893550"/><text:span text:style-name="T72">∈ </text:span><text:bookmark-end text:name="_Hlk26276190"/><text:bookmark-end text:name="OLE_LINK117"/><text:bookmark-end text:name="OLE_LINK259"/><text:bookmark-end text:name="_Hlk29893550"/><text:span text:style-name="T123">𝓡</text:span><text:span text:style-name="T72">;</text:span></text:p>
        </text:list-item>
        <text:list-item>
          <text:p text:style-name="P40" loext:marker-style-name="T76"><text:span text:style-name="T72">the letters </text:span><text:span text:style-name="T152">d,</text:span><text:span text:style-name="T153">e</text:span><text:span text:style-name="T72"> </text:span><text:span text:style-name="T154">each a </text:span><text:span text:style-name="T72">denote domain value ∈ </text:span><text:span text:style-name="T123">𝓓</text:span><text:span text:style-name="T72">;</text:span></text:p>
        </text:list-item>
        <text:list-item>
          <text:p text:style-name="P41" loext:marker-style-name="T155"><text:span text:style-name="T156">f</text:span><text:span text:style-name="T157"> </text:span><text:span text:style-name="T158">denotes a value function name ∈ </text:span><text:span text:style-name="T125">𝓕</text:span><text:span text:style-name="T158">.</text:span></text:p>
        </text:list-item>
        <text:list-item>
          <text:p text:style-name="P39" loext:marker-style-name="T76"><text:span text:style-name="T159">P.</text:span><text:bookmark-start text:name="_Hlk510694648"/><text:span text:style-name="T159">i</text:span><text:bookmark-end text:name="_Hlk510694648"/><text:span text:style-name="T72"> denotes the i-th </text:span><text:span text:style-name="T73">role identifier</text:span><text:span text:style-name="T72"> </text:span><text:span text:style-name="T73">of <text:s/></text:span><text:span text:style-name="T160">P</text:span><text:span text:style-name="T72">, with 1≤</text:span><text:span text:style-name="T159">i</text:span><text:span text:style-name="T72">≤</text:span><text:span text:style-name="T73"> </text:span><text:span text:style-name="T126"></text:span><text:span text:style-name="T72">(</text:span><text:span text:style-name="T159">P</text:span><text:span text:style-name="T72">);</text:span><text:bookmark-end text:name="_Hlk504579643"/></text:p>
        </text:list-item>
        <text:list-item>
          <text:p text:style-name="P42" loext:marker-style-name="T76"><text:span text:style-name="T159">P.</text:span><text:span text:style-name="T161">role</text:span><text:bookmark-start text:name="_Hlk510694648_Copy_1"/><text:span text:style-name="T159">n</text:span><text:bookmark-end text:name="_Hlk510694648_Copy_1"/><text:span text:style-name="T159">ame</text:span><text:span text:style-name="T72"> denotes </text:span><text:span text:style-name="T162">a</text:span><text:span text:style-name="T72"> </text:span><text:span text:style-name="T163">specific</text:span><text:span text:style-name="T72"> </text:span><text:span text:style-name="T73">role identifier</text:span><text:span text:style-name="T72"> </text:span><text:span text:style-name="T73">of <text:s/></text:span><text:span text:style-name="T160">P</text:span><text:span text:style-name="T72"> </text:span><text:span text:style-name="T164">where </text:span><text:bookmark text:name="_Hlk510694648_Copy_1 Copy 1"/><text:span text:style-name="T161">rolen</text:span><text:span text:style-name="T165">ame</text:span><text:span text:style-name="T166"> </text:span><text:span text:style-name="T164">arises from </text:span><text:span text:style-name="T72">RoleNaming </text:span><text:span text:style-name="T164">or other unambiguous means</text:span><text:span text:style-name="T72">;</text:span></text:p>
        </text:list-item>
        <text:list-item>
          <text:p text:style-name="P43" loext:marker-style-name="T76"><text:span text:style-name="T167">In FIG</text:span><text:span text:style-name="T72">, </text:span><text:span text:style-name="T168">where a predicate </text:span><text:span text:style-name="T169">P</text:span><text:span text:style-name="T168"> is implicit in the context</text:span><text:span text:style-name="T72">, </text:span><text:span text:style-name="T152">.i</text:span><text:span text:style-name="T72"> or </text:span><text:span text:style-name="T152">.name</text:span><text:span text:style-name="T72"> denotes the role identifier </text:span><text:span text:style-name="T168">in </text:span><text:span text:style-name="T169">P</text:span><text:span text:style-name="T170">;</text:span></text:p>
        </text:list-item>
        <text:list-item>
          <text:p text:style-name="P39" loext:marker-style-name="T76"><text:span text:style-name="T152">?v</text:span><text:span text:style-name="T72"> denotes a </text:span><text:span text:style-name="T82">variable symbol</text:span><text:span text:style-name="T72"> <text:s/>within a derivation rule, with </text:span><text:span text:style-name="T152">v</text:span><text:span text:style-name="T72"> ∈ </text:span><text:span text:style-name="T171">STRINGS.</text:span></text:p>
        </text:list-item>
      </text:list>
      <text:p text:style-name="P44"/>
      <text:p text:style-name="P45"><text:span text:style-name="T172">This document describes the abstract syntax for the purpose of formalisation. </text:span><text:span text:style-name="T173">The FIM</text:span><text:span text:style-name="T172"> concrete syntax follows the abstract syntax but </text:span><text:span text:style-name="T174">adds</text:span><text:span text:style-name="T172"> some </text:span><text:span text:style-name="T174">macro conveniences</text:span><text:span text:style-name="T172">, such as supporting n-way exclusion, not just pair exclusion. The concrete syntax also provides </text:span><text:span text:style-name="T175">Value S</text:span><text:span text:style-name="T172">yntax for literal values and support for infinite </text:span><text:span text:style-name="T176">membership</text:span><text:span text:style-name="T172"> sets (e.g. Natural). </text:span><text:span text:style-name="T177">Examples are given in the associated Glossary.</text:span><text:bookmark-start text:name="OLE_LINK277"/><text:bookmark-start text:name="OLE_LINK278"/></text:p>
      <text:h text:style-name="P22" text:outline-level="1" loext:marker-style-name="T70"><text:bookmark-start text:name="_Hlk33892817"/><text:bookmark-start text:name="OLE_LINK333"/><text:span text:style-name="T71">First-Order Logic Signature</text:span><text:bookmark-end text:name="_Hlk33892817"/><text:bookmark-end text:name="OLE_LINK333"/><text:span text:style-name="T70"/></text:h>
      <text:h text:style-name="P28" text:outline-level="1" loext:marker-style-name="T70"/>
      <text:p text:style-name="P46"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2">𝒱</text:span><text:span text:style-name="T72">, 𝓟</text:span><text:bookmark-start text:name="OLE_LINK88"/><text:bookmark-start text:name="_Hlk26279971"/><text:span text:style-name="T72">,</text:span><text:span text:style-name="T178"> </text:span><text:bookmark-end text:name="OLE_LINK88"/><text:bookmark-end text:name="_Hlk26279971"/><text:span text:style-name="T123">𝓓</text:span><text:span text:style-name="T121">, </text:span><text:span text:style-name="T125">𝓕</text:span><text:span text:style-name="T124"> <text:s/></text:span><text:span text:style-name="T72">of the ORM conceptual model signature, and it is composed by the elem</text:span><text:bookmark-end text:name="OLE_LINK278"/><text:bookmark-end text:name="OLE_LINK277"/><text:span text:style-name="T72">ents &lt; 𝓣</text:span><text:bookmark-start text:name="OLE_LINK77"/><text:bookmark-start text:name="_Hlk26264969"/><text:span text:style-name="T72">, </text:span><text:bookmark-end text:name="OLE_LINK77"/><text:bookmark-end text:name="_Hlk26264969"/><text:span text:style-name="T122">𝒱</text:span><text:span text:style-name="T72">, 𝓟</text:span><text:bookmark-start text:name="_Hlk511229127"/><text:span text:style-name="T72">,</text:span><text:span text:style-name="T178"> </text:span><text:bookmark-end text:name="_Hlk511229127"/><text:bookmark-start text:name="_Hlk504607272"/><text:span text:style-name="T68">𝓛</text:span><text:bookmark-end text:name="_Hlk504607272"/><text:span text:style-name="T72">,</text:span><text:span text:style-name="T178"> </text:span><text:span text:style-name="T123">𝓓</text:span><text:span text:style-name="T72">,</text:span><text:span text:style-name="T178">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8"> </text:span><text:span text:style-name="T125">𝓕</text:span><text:span text:style-name="T124"> &gt;</text:span><text:span text:style-name="T72"> denoting the following:</text:span></text:p>
      <text:h text:style-name="P30" text:outline-level="1" loext:marker-style-name="T119"/>
      <table:table table:name="Table2" table:style-name="Table2">
        <table:table-column table:style-name="Table2.A"/>
        <table:table-column table:style-name="Table2.B"/>
        <table:table-row table:style-name="Table2.1">
          <table:table-cell table:style-name="Table2.A1" office:value-type="string">
            <text:p text:style-name="P31" loext:marker-style-name="T128"><text:bookmark-start text:name="_Hlk26276674"/><text:bookmark-start text:name="OLE_LINK127"/><text:span text:style-name="T129">𝓣</text:span><text:bookmark-end text:name="_Hlk26276674"/><text:bookmark-end text:name="OLE_LINK127"/><text:span text:style-name="T130"/></text:p>
          </table:table-cell>
          <table:table-cell table:style-name="Table2.A1" office:value-type="string">
            <text:p text:style-name="P32" loext:marker-style-name="T128"><text:span text:style-name="T129">a finite countable set of</text:span><text:span text:style-name="T131"> unary predicate symbols</text:span></text:p>
          </table:table-cell>
        </table:table-row>
        <table:table-row table:style-name="Table2.1">
          <table:table-cell table:style-name="Table2.A1" office:value-type="string">
            <text:p text:style-name="P31" loext:marker-style-name="T128"><text:bookmark-start text:name="OLE_LINK75"/><text:bookmark-start text:name="OLE_LINK76"/><text:span text:style-name="T133">𝒱</text:span><text:bookmark-end text:name="OLE_LINK75"/><text:bookmark-end text:name="OLE_LINK76"/><text:span text:style-name="T179"/></text:p>
          </table:table-cell>
          <table:table-cell table:style-name="Table2.A1" office:value-type="string">
            <text:p text:style-name="P32" loext:marker-style-name="T128"><text:span text:style-name="T129">a set </text:span><text:bookmark-start text:name="OLE_LINK109"/><text:bookmark-start text:name="OLE_LINK108"/><text:span text:style-name="T133">𝒱</text:span><text:bookmark-end text:name="OLE_LINK109"/><text:bookmark-end text:name="OLE_LINK108"/><text:span text:style-name="T131">⊆</text:span><text:span text:style-name="T129"> 𝓣</text:span></text:p>
          </table:table-cell>
        </table:table-row>
        <table:table-row table:style-name="Table2.1">
          <table:table-cell table:style-name="Table2.A1" office:value-type="string">
            <text:p text:style-name="P31" loext:marker-style-name="T128"><text:bookmark-start text:name="_Hlk511227795"/><text:span text:style-name="T129">𝓟</text:span><text:bookmark-end text:name="_Hlk511227795"/><text:span text:style-name="T130"/></text:p>
          </table:table-cell>
          <table:table-cell table:style-name="Table2.A1" office:value-type="string">
            <text:p text:style-name="P32" loext:marker-style-name="T128"><text:span text:style-name="T129">a finite countable set of</text:span><text:span text:style-name="T131"> predicate symbols</text:span><text:span text:style-name="T129">, each </text:span><text:bookmark-start text:name="_Hlk27212418"/><text:bookmark-start text:name="_Hlk511227682"/><text:span text:style-name="T180">P</text:span><text:span text:style-name="T181"> </text:span><text:span text:style-name="T129">∈ 𝓟</text:span><text:bookmark-end text:name="_Hlk27212418"/><text:span text:style-name="T129"> </text:span><text:bookmark-end text:name="_Hlk511227682"/><text:bookmark-start text:name="_Hlk511227690"/><text:span text:style-name="T129">with arity </text:span><text:bookmark-start text:name="_Hlk511220803"/><text:bookmark-start text:name="_Hlk511220846"/><text:bookmark-start text:name="OLE_LINK67"/><text:span text:style-name="T147"></text:span><text:bookmark-end text:name="_Hlk511220803"/><text:span text:style-name="T129">(</text:span><text:span text:style-name="T180">P</text:span><text:span text:style-name="T129">)</text:span><text:bookmark-end text:name="_Hlk511227690"/><text:bookmark-end text:name="_Hlk511220846"/><text:bookmark-end text:name="OLE_LINK67"/></text:p>
          </table:table-cell>
        </table:table-row>
        <table:table-row table:style-name="Table2.1">
          <table:table-cell table:style-name="Table2.A1" office:value-type="string">
            <text:p text:style-name="P31" loext:marker-style-name="T182"><text:bookmark-start text:name="_Hlk511293219"/><text:bookmark-start text:name="OLE_LINK87"/><text:span text:style-name="T183">𝓛</text:span><text:bookmark-end text:name="_Hlk511293219"/><text:bookmark-end text:name="OLE_LINK87"/><text:span text:style-name="T184"/></text:p>
          </table:table-cell>
          <table:table-cell table:style-name="Table2.A1" office:value-type="string">
            <text:p text:style-name="P32" loext:marker-style-name="T155"><text:span text:style-name="T185">a family of </text:span><text:bookmark-start text:name="_Hlk511229241"/><text:span text:style-name="T185">injective and well-founded </text:span><text:span text:style-name="T186">objectification</text:span><text:span text:style-name="T185"> </text:span><text:span text:style-name="T187">functions</text:span><text:bookmark-end text:name="_Hlk511229241"/><text:span text:style-name="T185">, one for each </text:span><text:span text:style-name="T188">P</text:span><text:span text:style-name="T189"> </text:span><text:span text:style-name="T185">∈ 𝓟 </text:span><text:bookmark-start text:name="OLE_LINK86"/><text:bookmark-start text:name="OLE_LINK84"/><text:span text:style-name="T185">and with arity </text:span><text:span text:style-name="T190"></text:span><text:span text:style-name="T185">(</text:span><text:span text:style-name="T188">P</text:span><text:span text:style-name="T185">)</text:span><text:bookmark-end text:name="OLE_LINK86"/><text:bookmark-end text:name="OLE_LINK84"/></text:p>
          </table:table-cell>
        </table:table-row>
        <table:table-row table:style-name="Table2.1">
          <table:table-cell table:style-name="Table2.A1" office:value-type="string">
            <text:p text:style-name="P31" loext:marker-style-name="T137"><text:bookmark-start text:name="OLE_LINK112"/><text:bookmark-start text:name="OLE_LINK113"/><text:span text:style-name="T135">𝓓</text:span><text:bookmark-end text:name="OLE_LINK112"/><text:bookmark-end text:name="OLE_LINK113"/><text:span text:style-name="T138"/></text:p>
          </table:table-cell>
          <table:table-cell table:style-name="Table2.A1" office:value-type="string">
            <text:p text:style-name="P32" loext:marker-style-name="T128"><text:span text:style-name="T129">a finite countable set of</text:span><text:span text:style-name="T131"> constant symbols</text:span></text:p>
          </table:table-cell>
        </table:table-row>
        <table:table-row table:style-name="Table2.1">
          <table:table-cell table:style-name="Table2.A1" office:value-type="string">
            <text:p text:style-name="P47" loext:marker-style-name="T191"><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2" loext:marker-style-name="T192"><text:span text:style-name="T185">A family of </text:span><text:span text:style-name="T186">domain value to data value injective</text:span><text:span text:style-name="T185"> </text:span><text:span text:style-name="T187">functions </text:span><text:bookmark-start text:name="_Hlk27213157"/><text:span text:style-name="T187"><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3">for each</text:span><text:bookmark-start text:name="_Hlk27212796"/><text:span text:style-name="T187"> </text:span><text:bookmark-end text:name="_Hlk27212796"/><text:bookmark-start text:name="_Hlk27212803"/><text:span text:style-name="T180">V</text:span><text:span text:style-name="T181"> </text:span><text:bookmark-end text:name="_Hlk27212803"/><text:span text:style-name="T129">∈ </text:span><text:span text:style-name="T133">𝒱</text:span><text:bookmark-end text:name="_Hlk27213157"/><text:span text:style-name="T193">,</text:span></text:p>
            <text:p text:style-name="P32" loext:marker-style-name="T155"><text:span text:style-name="T193">such that </text:span><text:span text:style-name="T194">for each</text:span><text:span text:style-name="T185"> </text:span><text:span text:style-name="T195">d</text:span><text:span text:style-name="T196"> </text:span><text:span text:style-name="T185">∈ (</text:span><text:span text:style-name="T197">𝒱)</text:span><text:span text:style-name="T193"> and</text:span><text:span text:style-name="T194"> </text:span><text:span text:style-name="T195">T</text:span><text:span text:style-name="T196"> </text:span><text:span text:style-name="T185">∈</text:span><text:span text:style-name="T196"> </text:span><text:span text:style-name="T185">𝓣</text:span><text:span text:style-name="T196">, </text:span><text:span text:style-name="T193">it holds that</text:span><text:span text:style-name="T185"> </text:span><text:bookmark-start text:name="_Hlk27208850"/><text:span text:style-name="T195">V</text:span><text:span text:style-name="T196">(</text:span><text:span text:style-name="T195">d</text:span><text:span text:style-name="T196"> )</text:span><text:bookmark-end text:name="_Hlk27208850"/><text:span text:style-name="T196"> and</text:span><text:span text:style-name="T193"> </text:span><text:bookmark-start text:name="_Hlk27208941"/><draw:frame draw:style-name="fr2" draw:name="Object8" text:anchor-type="as-char" svg:y="-0.406cm"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1" loext:marker-style-name="T16"><text:bookmark-start text:name="_Hlk26781902"/><text:span text:style-name="T142">𝓕</text:span><text:bookmark-end text:name="_Hlk26781902"/><text:span text:style-name="T198"/></text:p>
          </table:table-cell>
          <table:table-cell table:style-name="Table2.A1" office:value-type="string">
            <text:p text:style-name="P32" loext:marker-style-name="T199"><text:span text:style-name="T129">A family of </text:span><text:span text:style-name="T131">functions over data values</text:span><text:span text:style-name="T135">,</text:span><text:span text:style-name="T131"> </text:span><text:span text:style-name="T135">namely</text:span><text:span text:style-name="T131"> </text:span><text:span text:style-name="T200">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8" text:outline-level="1" loext:marker-style-name="T76"><text:span text:style-name="T72">We adopt the following syntactic conventions in the FOL formula</text:span><text:span text:style-name="T201">e</text:span><text:span text:style-name="T72">:</text:span></text:h>
      <text:list text:continue-numbering="true" text:style-name="WWNum2">
        <text:list-item>
          <text:p text:style-name="P41" loext:marker-style-name="T155"><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1" loext:marker-style-name="T155"><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8"><text:s/></text:span><text:bookmark-start text:name="_Hlk26781879"/><text:span text:style-name="T158">denotes a function ∈ </text:span><text:span text:style-name="T202">𝓛</text:span><text:span text:style-name="T158"> associated to the predicate </text:span><text:span text:style-name="T203">symbol</text:span><text:span text:style-name="T158"> </text:span><text:span text:style-name="T204">P</text:span><text:span text:style-name="T158"> ∈ 𝓟 and with arity </text:span><text:span text:style-name="T205"></text:span><text:span text:style-name="T158">(</text:span><text:span text:style-name="T156">P</text:span><text:span text:style-name="T158">)</text:span><text:bookmark-end text:name="_Hlk26781879"/><text:span text:style-name="T158">;</text:span></text:p>
        </text:list-item>
        <text:list-item>
          <text:p text:style-name="P41" loext:marker-style-name="T155"><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7"><text:s/></text:span><text:span text:style-name="T158">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8"><text:s/>associated to the domain value type </text:span><text:span text:style-name="T159">V</text:span><text:span text:style-name="T158">.</text:span></text:p>
        </text:list-item>
      </text:list>
      <text:p text:style-name="P48" loext:marker-style-name="T16"/>
      <text:p text:style-name="P49">The following extensions to FOL are used the specify <text:s/>the semantics of ORM Conceptual Models:</text:p>
      <text:list text:style-name="WWNum7">
        <text:list-item>
          <text:p text:style-name="P50" loext:marker-style-name="T16"><text:span text:style-name="T15">The translation of derivation rules is given in first-order logic </text:span><text:span text:style-name="T206">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OLE_LINK269"/><text:bookmark-start text:name="_Hlk33718743"/><text:span text:style-name="T67">lambda expressions</text:span><text:span text:style-name="T15"> </text:span><text:bookmark-end text:name="OLE_LINK269"/><text:bookmark-end text:name="_Hlk33718743"/><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7">[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1" loext:marker-style-name="T16"><text:bookmark-start text:name="OLE_LINK268"/><text:bookmark-start text:name="_Hlk32505761"/><text:bookmark-start text:name="OLE_LINK267"/><text:span text:style-name="T15">The translation of ring constraints is given in first-order logic </text:span><text:span text:style-name="T206">extended</text:span><text:span text:style-name="T15"> </text:span><text:bookmark-end text:name="_Hlk32505761"/><text:bookmark-start text:name="_Hlk32505769"/><text:span text:style-name="T15">with the</text:span><text:bookmark-end text:name="OLE_LINK268"/><text:bookmark-end text:name="OLE_LINK267"/><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2" loext:marker-style-name="T16"><text:span text:style-name="T15">The translation of identification constraints is given in first-order logic </text:span><text:span text:style-name="T206">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79"/><text:bookmark-start text:name="OLE_LINK74"/><text:bookmark-start text:name="OLE_LINK279"/><text:bookmark-start text:name="_Hlk35359800"/><text:span text:style-name="T208">well-founded</text:span><text:span text:style-name="T209">(</text:span><text:span text:style-name="T210">R</text:span><text:span text:style-name="T209">)</text:span><text:bookmark-end text:name="OLE_LINK279"/><text:bookmark-end text:name="_Hlk35359800"/><text:span text:style-name="T15">, </text:span><text:bookmark-end text:name="OLE_LINK79"/><text:bookmark-end text:name="OLE_LINK74"/><text:span text:style-name="T15">if its interpretation contain</text:span><text:span text:style-name="T211">s only</text:span><text:span text:style-name="T15"> finite</text:span><text:span text:style-name="T212"> </text:span><text:span text:style-name="T15">descending chains </text:span><text:span text:style-name="T211">where each chain ends with a “value”, </text:span><text:span text:style-name="T213">namely a domain element being in the domain of some </text:span><text:span text:style-name="T214">γ</text:span><text:span text:style-name="T215">v</text:span><text:span text:style-name="T211"> </text:span><text:span text:style-name="T213">for some </text:span><text:bookmark-start text:name="OLE_LINK75 Copy 1"/><text:bookmark-start text:name="OLE_LINK76 Copy 1"/><text:span text:style-name="T216">𝒱</text:span><text:bookmark-end text:name="OLE_LINK75 Copy 1"/><text:bookmark-end text:name="OLE_LINK76 Copy 1"/><text:span text:style-name="T217">.</text:span><text:span text:style-name="T216"> </text:span><text:span text:style-name="T218">I</text:span><text:span text:style-name="T15">n the interpretation of </text:span><text:span text:style-name="T19">R</text:span><text:span text:style-name="T15"> there is no infinite sequence </text:span><text:span text:style-name="T67">a</text:span><text:span text:style-name="T219">0</text:span><text:span text:style-name="T67">, a</text:span><text:span text:style-name="T219">1</text:span><text:span text:style-name="T67">, a</text:span><text:span text:style-name="T219">2</text:span><text:span text:style-name="T67">,</text:span><text:span text:style-name="T15"> ... of non necessarily distinct elements such that </text:span><text:span text:style-name="T19">P</text:span><text:span text:style-name="T15"> </text:span><text:span text:style-name="T67">a</text:span><text:span text:style-name="T219">n</text:span><text:span text:style-name="T67"> a</text:span><text:span text:style-name="T219">n+1</text:span><text:span text:style-name="T67"> </text:span><text:span text:style-name="T15"><text:s/>for every natural number </text:span><text:span text:style-name="T67">n</text:span><text:span text:style-name="T15">.</text:span></text:p>
        </text:list-item>
      </text:list>
      <text:p text:style-name="P53" loext:marker-style-name="T70"/>
      <text:p text:style-name="P54" loext:marker-style-name="T70"/>
      <text:h text:style-name="P27" text:outline-level="1" loext:marker-style-name="T70"><text:span text:style-name="T71">First-Order Logic ORM Conceptual Model</text:span><text:span text:style-name="T70"/></text:h>
      <text:h text:style-name="P28"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OLE_LINK264"/><text:bookmark-start text:name="_Hlk35357208"/><text:span text:style-name="T72">𝚽</text:span><text:bookmark-end text:name="OLE_LINK264"/><text:bookmark-end text:name="_Hlk35357208"/><text:span text:style-name="T72"> obtained by applying the transformations specified in the Sections below, with an additional </text:span><text:span text:style-name="T82">closure</text:span><text:span text:style-name="T72"> theory </text:span><text:bookmark-start text:name="OLE_LINK5"/><text:bookmark-start text:name="_Hlk35357027"/><text:span text:style-name="T72">𝚯</text:span><text:bookmark-end text:name="OLE_LINK5"/><text:bookmark-end text:name="_Hlk35357027"/><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5"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20">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5"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8">well-founded</text:span><text:span text:style-name="T209">(</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9">).</text:span></text:p>
        </text:list-item>
      </text:list>
      <text:p text:style-name="P56" loext:marker-style-name="T76"/>
      <text:p text:style-name="P54" loext:marker-style-name="T70"/>
      <text:p text:style-name="P54" loext:marker-style-name="T70"/>
      <text:h text:style-name="P22" text:outline-level="1" loext:marker-style-name="T70"><text:span text:style-name="T71">Declarations</text:span><text:span text:style-name="T70"/></text:h>
      <text:h text:style-name="P57"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8" text:outline-level="1" loext:marker-style-name="T221"><text:span text:style-name="T222">FactType(P (</text:span><text:bookmark-start text:name="OLE_LINK132"/><text:bookmark-start text:name="_Hlk26281043"/><text:bookmark-start text:name="_Hlk511201255"/><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OLE_LINK132"/><text:bookmark-end text:name="_Hlk26281043"/><text:bookmark-end text:name="_Hlk511201255"/><text:span text:style-name="T222">))</text:span></text:h>
          </table:table-cell>
          <table:table-cell table:style-name="Table3.A1" office:value-type="string">
            <text:h text:style-name="P58" text:outline-level="1" loext:marker-style-name="T221"><text:span text:style-name="T223">P</text:span><text:span text:style-name="T224"> does not appear as an Alternat</text:span><text:span text:style-name="T225">iv</text:span><text:span text:style-name="T224">ePredicate</text:span></text:h>
          </table:table-cell>
        </table:table-row>
        <table:table-row table:style-name="Table3.1">
          <table:table-cell table:style-name="Table3.A1" table:number-columns-spanned="2" office:value-type="string">
            <text:h text:style-name="P59" text:outline-level="1" loext:marker-style-name="T155"><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60" text:outline-level="1" loext:marker-style-name="T155"/>
      <text:h text:style-name="P61" text:outline-level="1" loext:marker-style-name="T226"/>
      <table:table table:name="Table4" table:style-name="Table4">
        <table:table-column table:style-name="Table4.A"/>
        <table:table-column table:style-name="Table4.B"/>
        <table:table-row table:style-name="Table4.1">
          <table:table-cell table:style-name="Table4.A1" office:value-type="string">
            <text:h text:style-name="P62" text:outline-level="1" loext:marker-style-name="T226"><text:span text:style-name="T223">Alternat</text:span><text:span text:style-name="T227">iv</text:span><text:span text:style-name="T223">ePredicate(</text:span><text:bookmark-start text:name="OLE_LINK24"/><text:bookmark-start text:name="OLE_LINK23"/><text:span text:style-name="T223">P</text:span><text:bookmark-end text:name="OLE_LINK24"/><text:bookmark-end text:name="OLE_LINK23"/><text:span text:style-name="T223">, </text:span><text:bookmark-start text:name="OLE_LINK14"/><text:bookmark-start text:name="_Hlk512852755"/><text:span text:style-name="T223">P</text:span><text:span text:style-name="T228">a</text:span><text:bookmark-end text:name="OLE_LINK14"/><text:bookmark-end text:name="_Hlk512852755"/><text:span text:style-name="T223"> </text:span><text:span text:style-name="T222">(</text:span><text:bookmark text:name="OLE_LINK132 Copy 1"/><text:bookmark text:name="_Hlk26281043 Copy 1"/><text:bookmark text:name="_Hlk511201255 Copy 1"/><text:span text:style-name="T222"><draw:frame draw:style-name="fr2" draw:name="Object32" text:anchor-type="as-char" svg:y="-0.316cm" svg:width="1.45cm" svg:height="0.467cm" draw:z-index="88"><draw:object xlink:href="./Object 50" xlink:type="simple" xlink:show="embed" xlink:actuate="onLoad"/><draw:image xlink:href="./ObjectReplacements/Object 50" xlink:type="simple" xlink:show="embed" xlink:actuate="onLoad"/><svg:desc>formula</svg:desc></draw:frame></text:span><text:span text:style-name="T222">)</text:span><text:span text:style-name="T229">)</text:span></text:h>
          </table:table-cell>
          <table:table-cell table:style-name="Table4.A1" office:value-type="string">
            <text:h text:style-name="P63" text:outline-level="1" loext:marker-style-name="T230"><text:bookmark-start text:name="_Hlk512853260"/><text:span text:style-name="T223">P</text:span><text:bookmark-end text:name="_Hlk512853260"/><text:span text:style-name="T231">≠</text:span><text:bookmark-start text:name="_Hlk512852726"/><text:span text:style-name="T223">P</text:span><text:span text:style-name="T228">a</text:span><text:bookmark-end text:name="_Hlk512852726"/></text:h>
            <text:h text:style-name="P58" text:outline-level="1" loext:marker-style-name="T232"><text:bookmark-start text:name="_Hlk512853246"/><text:span text:style-name="T233">α(</text:span><text:span text:style-name="T223">P</text:span><text:span text:style-name="T233">) </text:span><text:bookmark-end text:name="_Hlk512853246"/><text:span text:style-name="T233">= </text:span><text:bookmark-start text:name="OLE_LINK9"/><text:bookmark-start text:name="_Hlk26108966"/><text:span text:style-name="T233">α(</text:span><text:span text:style-name="T223">P</text:span><text:span text:style-name="T228">a</text:span><text:span text:style-name="T233">)</text:span><text:bookmark-end text:name="OLE_LINK9"/><text:bookmark-end text:name="_Hlk26108966"/></text:h>
            <text:h text:style-name="P58" text:outline-level="1" loext:marker-style-name="T226"><text:bookmark-start text:name="OLE_LINK29"/><text:bookmark-start text:name="_Hlk512853151"/><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OLE_LINK29"/><text:bookmark-end text:name="_Hlk512853151"/></text:h>
          </table:table-cell>
        </table:table-row>
        <table:table-row table:style-name="Table4.1">
          <table:table-cell table:style-name="Table4.A1" table:number-columns-spanned="2" office:value-type="string">
            <text:h text:style-name="P64" text:outline-level="1"><text:span text:style-name="T234">(MACRO)<text:line-break/></text:span><text:span text:style-name="T129">Replace </text:span><text:bookmark-start text:name="_Hlk512853523"/><text:bookmark-start text:name="OLE_LINK22"/><text:bookmark-start text:name="OLE_LINK21"/><text:span text:style-name="T129">all </text:span><text:bookmark-start text:name="_Hlk512853505"/><text:span text:style-name="T129">occurrences </text:span><text:bookmark-end text:name="_Hlk512853505"/><text:span text:style-name="T129">of <text:s/></text:span><text:span text:style-name="T180">P</text:span><text:span text:style-name="T235">a</text:span><text:bookmark-end text:name="_Hlk512853523"/><text:span text:style-name="T20">.</text:span><text:span text:style-name="T236">j</text:span><text:span text:style-name="T131"> </text:span><text:span text:style-name="T129"><text:s/></text:span><text:bookmark-start text:name="OLE_LINK69"/><text:bookmark-start text:name="OLE_LINK68"/><text:span text:style-name="T129">in the ORM conceptual model </text:span><text:bookmark-end text:name="OLE_LINK69"/><text:bookmark-end text:name="OLE_LINK68"/><text:span text:style-name="T129">with <text:s/></text:span><text:bookmark-start text:name="OLE_LINK17"/><text:bookmark-start text:name="_Hlk512853540"/><text:span text:style-name="T180">P</text:span><text:bookmark-end text:name="OLE_LINK17"/><text:bookmark-end text:name="_Hlk512853540"/><text:span text:style-name="T180">.</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2"/><text:bookmark-end text:name="OLE_LINK21"/><text:span text:style-name="T129"> , and then all occurrences of <text:s/></text:span><text:span text:style-name="T180">P</text:span><text:span text:style-name="T235">a</text:span><text:span text:style-name="T129"> with <text:s/></text:span><text:span text:style-name="T180">P</text:span></text:h>
          </table:table-cell>
          <table:covered-table-cell/>
        </table:table-row>
      </table:table>
      <text:h text:style-name="P65" text:outline-level="1" loext:marker-style-name="T158"/>
      <text:h text:style-name="P57"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8" text:outline-level="1" loext:marker-style-name="T221"><text:span text:style-name="T222">RoleNaming(</text:span><text:bookmark-start text:name="OLE_LINK12"/><text:bookmark-start text:name="_Hlk512852296"/><text:span text:style-name="T222">P.i</text:span><text:bookmark-end text:name="OLE_LINK12"/><text:bookmark-end text:name="_Hlk512852296"/><text:span text:style-name="T222">, r)</text:span><text:span text:style-name="T237"/></text:h>
          </table:table-cell>
          <table:table-cell table:style-name="Table5.A1" office:value-type="string">
            <text:h text:style-name="P66" text:outline-level="1" loext:marker-style-name="T221"/>
          </table:table-cell>
        </table:table-row>
        <table:table-row table:style-name="Table5.1">
          <table:table-cell table:style-name="Table5.A1" table:number-columns-spanned="2" office:value-type="string">
            <text:h text:style-name="P64" text:outline-level="1"><text:bookmark-start text:name="_Hlk26203096"/><text:bookmark-start text:name="OLE_LINK62"/><text:span text:style-name="T234">(MACRO)</text:span><text:bookmark-end text:name="_Hlk26203096"/><text:bookmark-end text:name="OLE_LINK62"/><text:span text:style-name="T234"><text:line-break/></text:span><text:span text:style-name="T129">Replace all occurrences of the role identifier <text:s/></text:span><text:span text:style-name="T238">P.r</text:span><text:span text:style-name="T129"> <text:s/>in the ORM conceptual model with the role identifier </text:span><text:span text:style-name="T238">P.i</text:span></text:h>
          </table:table-cell>
          <table:covered-table-cell/>
        </table:table-row>
      </table:table>
      <text:h text:style-name="P67" text:outline-level="1" loext:marker-style-name="T70"/>
      <text:h text:style-name="P67" text:outline-level="1" loext:marker-style-name="T70"/>
      <text:h text:style-name="P67" text:outline-level="1" loext:marker-style-name="T70"/>
      <text:h text:style-name="P27" text:outline-level="1" loext:marker-style-name="T70"><text:span text:style-name="T71">Constraints</text:span><text:span text:style-name="T70"/></text:h>
      <text:h text:style-name="P68" text:outline-level="1" loext:marker-style-name="T239"/>
      <table:table table:name="Table6" table:style-name="Table6">
        <table:table-column table:style-name="Table6.A"/>
        <table:table-column table:style-name="Table6.B"/>
        <table:table-row table:style-name="Table6.1">
          <table:table-cell table:style-name="Table6.A1" office:value-type="string">
            <text:h text:style-name="P58" text:outline-level="1" loext:marker-style-name="T155"><text:span text:style-name="T223">Mandatory(T, P</text:span><text:span text:style-name="T228">1</text:span><text:span text:style-name="T223">.</text:span><text:bookmark-start text:name="OLE_LINK8"/><text:bookmark-start text:name="_Hlk26108908"/><text:span text:style-name="T223">i</text:span><text:span text:style-name="T228">1</text:span><text:bookmark-end text:name="OLE_LINK8"/><text:bookmark-end text:name="_Hlk26108908"/><text:span text:style-name="T223">, ... P</text:span><text:span text:style-name="T228">m</text:span><text:span text:style-name="T223">.i</text:span><text:span text:style-name="T228">m</text:span><text:span text:style-name="T223">)</text:span></text:h>
          </table:table-cell>
          <table:table-cell table:style-name="Table6.A1" office:value-type="string">
            <text:h text:style-name="P69" text:outline-level="1" loext:marker-style-name="T155"><text:span text:style-name="T224">for</text:span><text:span text:style-name="T223"> </text:span><text:bookmark-start text:name="OLE_LINK19"/><text:bookmark-start text:name="_Hlk26109260"/><text:span text:style-name="T223">j</text:span><text:span text:style-name="T231">≠</text:span><text:span text:style-name="T223">k</text:span><text:bookmark-end text:name="OLE_LINK19"/><text:bookmark-end text:name="_Hlk26109260"/><text:span text:style-name="T223"> </text:span><text:bookmark-start text:name="OLE_LINK7"/><text:bookmark-start text:name="OLE_LINK25"/><text:bookmark-start text:name="_Hlk512862472"/><text:span text:style-name="T224">and</text:span><text:span text:style-name="T223"> </text:span><text:bookmark-end text:name="OLE_LINK7"/><text:bookmark-end text:name="OLE_LINK25"/><text:bookmark-end text:name="_Hlk512862472"/><text:span text:style-name="T223">j,k≤m: P</text:span><text:span text:style-name="T228">j</text:span><text:span text:style-name="T240"> </text:span><text:span text:style-name="T231">≠</text:span><text:bookmark-start text:name="_Hlk510628974"/><text:span text:style-name="T223">P</text:span><text:span text:style-name="T228">k</text:span><text:bookmark-end text:name="_Hlk510628974"/></text:h>
          </table:table-cell>
        </table:table-row>
        <table:table-row table:style-name="Table6.1">
          <table:table-cell table:style-name="Table6.A1" table:number-columns-spanned="2" office:value-type="string">
            <text:h text:style-name="P59" text:outline-level="1" loext:marker-style-name="T155"><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70" text:outline-level="1" loext:marker-style-name="T70"/>
      <text:h text:style-name="P70"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8" text:outline-level="1" loext:marker-style-name="T155"><text:span text:style-name="T223">Unique</text:span><text:bookmark-start text:name="_Hlk511204847"/><text:span text:style-name="T223">(P.</text:span><text:bookmark-start text:name="OLE_LINK41"/><text:bookmark-start text:name="_Hlk26109828"/><text:span text:style-name="T223">i</text:span><text:span text:style-name="T228">1</text:span><text:bookmark-end text:name="OLE_LINK41"/><text:bookmark-end text:name="_Hlk26109828"/><text:span text:style-name="T223">, … P.i</text:span><text:span text:style-name="T228">m</text:span><text:span text:style-name="T223">)</text:span><text:bookmark-end text:name="_Hlk511204847"/></text:h>
          </table:table-cell>
          <table:table-cell table:style-name="Table7.A1" office:value-type="string">
            <text:h text:style-name="P69" text:outline-level="1" loext:marker-style-name="T155"><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23">i</text:span><text:span text:style-name="T228">k</text:span></text:h>
            <text:h text:style-name="P71" text:outline-level="1" loext:marker-style-name="T155"><text:span text:style-name="T231">m ≥ α(P)-1</text:span></text:h>
          </table:table-cell>
        </table:table-row>
        <table:table-row table:style-name="Table7.1">
          <table:table-cell table:style-name="Table7.A1" table:number-columns-spanned="2" office:value-type="string">
            <text:h text:style-name="P72" text:outline-level="1"><text:bookmark text:name="_Hlk29981279"/>(MACRO)</text:h>
            <text:h text:style-name="P64" text:outline-level="1"><text:span text:style-name="T180">Frequency(P.i</text:span><text:span text:style-name="T235">1</text:span><text:span text:style-name="T180"> ... P.i</text:span><text:span text:style-name="T235">m</text:span><text:span text:style-name="T180"> (1, 1))</text:span></text:h>
          </table:table-cell>
          <table:covered-table-cell/>
        </table:table-row>
      </table:table>
      <text:h text:style-name="P70" text:outline-level="1" loext:marker-style-name="T70"><text:bookmark text:name="_Hlk29981279_Copy_1"/></text:h>
      <text:h text:style-name="P70"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8" text:outline-level="1" loext:marker-style-name="T155"><text:span text:style-name="T241">Simple</text:span><text:span text:style-name="T223">Identification(T, P.i</text:span><text:span text:style-name="T228">1</text:span><text:span text:style-name="T231">,</text:span><text:span text:style-name="T228"> </text:span><text:bookmark-start text:name="OLE_LINK206"/><text:bookmark-start text:name="OLE_LINK205"/><text:span text:style-name="T223">P.i</text:span><text:bookmark-end text:name="OLE_LINK206"/><text:bookmark-end text:name="OLE_LINK205"/><text:span text:style-name="T242">2</text:span><text:span text:style-name="T223">)</text:span></text:h>
          </table:table-cell>
          <table:table-cell table:style-name="Table8.A1" office:value-type="string">
            <text:h text:style-name="P73" text:outline-level="1" loext:marker-style-name="T243"><text:span text:style-name="T224">for</text:span><text:span text:style-name="T223"> </text:span><text:span text:style-name="T244"></text:span><text:span text:style-name="T245">(</text:span><text:span text:style-name="T223">P</text:span><text:span text:style-name="T245">)</text:span><text:span text:style-name="T222">=2, </text:span><text:span text:style-name="T246">well-founded(P)</text:span></text:h>
          </table:table-cell>
        </table:table-row>
        <table:table-row table:style-name="Table8.1">
          <table:table-cell table:style-name="Table8.A1" table:number-columns-spanned="2" office:value-type="string">
            <text:h text:style-name="P72" text:outline-level="1">(MACRO)</text:h>
            <text:h text:style-name="P64" text:outline-level="1"><text:bookmark text:name="OLE_LINK221"/><text:bookmark text:name="OLE_LINK222"/><text:span text:style-name="T180">Unique(P.i</text:span><text:span text:style-name="T235">1</text:span><text:span text:style-name="T180">)</text:span></text:h>
            <text:h text:style-name="P64" text:outline-level="1"><text:span text:style-name="T247">­</text:span><text:span text:style-name="T180">Mandatory(T, P.i</text:span><text:span text:style-name="T235">1</text:span><text:span text:style-name="T180">)</text:span></text:h>
            <text:h text:style-name="P64" text:outline-level="1"><text:span text:style-name="T180">Unique</text:span><text:bookmark-start text:name="OLE_LINK201"/><text:bookmark-start text:name="_Hlk26372740"/><text:span text:style-name="T180">(P.i</text:span><text:span text:style-name="T248">2</text:span><text:span text:style-name="T180">)</text:span><text:bookmark-end text:name="OLE_LINK201"/><text:bookmark-end text:name="_Hlk26372740"/></text:h>
          </table:table-cell>
          <table:covered-table-cell/>
        </table:table-row>
      </table:table>
      <text:h text:style-name="P74" text:outline-level="1" loext:marker-style-name="T70"><text:bookmark text:name="_Hlk26374288"/><text:bookmark text:name="OLE_LINK214"/></text:h>
      <text:h text:style-name="P70"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8" text:outline-level="1" loext:marker-style-name="T243"><text:bookmark text:name="_Hlk26374288_Copy_1"/><text:bookmark text:name="_Hlk26377391"/><text:bookmark text:name="OLE_LINK214_Copy_1"/><text:span text:style-name="T223">ExternalUnique</text:span><text:bookmark-start text:name="OLE_LINK216"/><text:bookmark-start text:name="OLE_LINK200"/><text:bookmark-start text:name="OLE_LINK199"/><text:span text:style-name="T223">(</text:span><text:bookmark-start text:name="_Hlk510627364"/><text:bookmark-start text:name="_Hlk26340150"/><text:bookmark-start text:name="_Hlk509677638"/><text:span text:style-name="T223">P</text:span><text:span text:style-name="T228">1</text:span><text:bookmark-end text:name="_Hlk510627364"/><text:span text:style-name="T223">.</text:span><text:bookmark-start text:name="_Hlk26340023"/><text:span text:style-name="T223">i</text:span><text:span text:style-name="T228">1</text:span><text:bookmark-end text:name="_Hlk26340150"/><text:bookmark-end text:name="_Hlk26340023"/><text:span text:style-name="T223">, …,</text:span><text:bookmark-start text:name="_Hlk26340222"/><text:span text:style-name="T223"> </text:span><text:bookmark-end text:name="_Hlk26340222"/><text:span text:style-name="T223">P</text:span><text:span text:style-name="T228">m</text:span><text:span text:style-name="T223">.i</text:span><text:span text:style-name="T228">m</text:span><text:bookmark-end text:name="_Hlk509677638"/><text:span text:style-name="T223">)</text:span><text:bookmark-end text:name="OLE_LINK216"/><text:bookmark-end text:name="OLE_LINK200"/><text:bookmark-end text:name="OLE_LINK199"/></text:h>
          </table:table-cell>
          <table:table-cell table:style-name="Table9.A1" office:value-type="string">
            <text:h text:style-name="P69" text:outline-level="1" loext:marker-style-name="T249"><text:bookmark text:name="_Hlk26183904"/><text:bookmark-start text:name="_Hlk510630065"/><text:span text:style-name="T224">for</text:span><text:span text:style-name="T223"> j</text:span><text:span text:style-name="T231">≠</text:span><text:span text:style-name="T223">k </text:span><text:span text:style-name="T224">and</text:span><text:span text:style-name="T223"> j,k</text:span><text:bookmark-start text:name="OLE_LINK10"/><text:bookmark-start text:name="_Hlk26109013"/><text:span text:style-name="T223">≤</text:span><text:bookmark-end text:name="OLE_LINK10"/><text:bookmark-end text:name="_Hlk26109013"/><text:span text:style-name="T223">m</text:span><text:span text:style-name="T224"> </text:span><text:span text:style-name="T250">:</text:span></text:h>
            <text:h text:style-name="P75" text:outline-level="1" loext:marker-style-name="T251"><text:bookmark text:name="_Hlk26183904_Copy_1"/><text:bookmark-start text:name="_Hlk511204862"/><text:span text:style-name="T244"></text:span><text:span text:style-name="T245">(</text:span><text:span text:style-name="T223">P</text:span><text:span text:style-name="T228">j</text:span><text:span text:style-name="T245">)</text:span><text:bookmark-end text:name="_Hlk511204862"/><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8" text:outline-level="1" loext:marker-style-name="T243"><text:span text:style-name="T224"><text:s text:c="6"/>and </text:span><text:span text:style-name="T223">P</text:span><text:span text:style-name="T224"> fresh predicate name</text:span><text:span text:style-name="T245"> </text:span><text:bookmark-end text:name="_Hlk510630065"/><text:span text:style-name="T245">of arity m+1</text:span></text:h>
          </table:table-cell>
        </table:table-row>
        <table:table-row table:style-name="Table9.1">
          <table:table-cell table:style-name="Table9.A1" table:number-columns-spanned="2" office:value-type="string">
            <text:p text:style-name="P76"><text:bookmark text:name="_Hlk26377391_Copy_1"/><text:bookmark-start text:name="OLE_LINK11"/><text:bookmark-start text:name="_Hlk512851064"/>(MACRO)</text:p>
            <text:h text:style-name="P77" text:outline-level="1"><text:span text:style-name="T180">FactTypeRule(P </text:span><text:bookmark-start text:name="_Hlk26340227"/><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text:span><text:bookmark-end text:name="_Hlk26340227"/><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bookmark-end text:name="OLE_LINK11"/><text:bookmark-end text:name="_Hlk512851064"/></text:h>
            <text:p text:style-name="P78"><text:bookmark-start text:name="OLE_LINK219"/><text:bookmark-start text:name="OLE_LINK220"/>Unique(P.1 ... P.m)<text:bookmark-end text:name="OLE_LINK219"/><text:bookmark-end text:name="OLE_LINK220"/></text:p>
          </table:table-cell>
          <table:covered-table-cell/>
        </table:table-row>
      </table:table>
      <text:h text:style-name="P70" text:outline-level="1" loext:marker-style-name="T70"/>
      <text:h text:style-name="P70"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9" text:outline-level="1" loext:marker-style-name="T155"><text:span text:style-name="T223">ExternalIdentification(T, P</text:span><text:span text:style-name="T228">1</text:span><text:bookmark-start text:name="OLE_LINK63"/><text:bookmark-start text:name="OLE_LINK61"/><text:span text:style-name="T223">.i</text:span><text:span text:style-name="T228">1</text:span><text:span text:style-name="T223">, …, P</text:span><text:span text:style-name="T228">m</text:span><text:span text:style-name="T223">.</text:span><text:bookmark-end text:name="OLE_LINK63"/><text:bookmark-end text:name="OLE_LINK61"/><text:span text:style-name="T223">i</text:span><text:span text:style-name="T228">m</text:span><text:span text:style-name="T223">))</text:span></text:h>
          </table:table-cell>
          <table:table-cell table:style-name="Table10.A1" office:value-type="string">
            <text:h text:style-name="P80" text:outline-level="1" loext:marker-style-name="T249"><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80" text:outline-level="1" loext:marker-style-name="T255"><text:bookmark-start text:name="_Hlk29306787"/><text:bookmark-start text:name="OLE_LINK30"/><text:span text:style-name="T256"><text:s text:c="4"/></text:span><text:span text:style-name="T244"></text:span><text:span text:style-name="T256">(</text:span><text:span text:style-name="T223">P</text:span><text:span text:style-name="T228">j</text:span><text:span text:style-name="T245">)</text:span><text:span text:style-name="T222">=2</text:span><text:bookmark-end text:name="_Hlk29306787"/><text:bookmark-end text:name="OLE_LINK30"/><text:span text:style-name="T224"> , </text:span><text:span text:style-name="T223">P</text:span><text:span text:style-name="T228">j</text:span><text:span text:style-name="T231">≠</text:span><text:span text:style-name="T223">P</text:span><text:span text:style-name="T228">k</text:span><text:span text:style-name="T224">,</text:span></text:h>
            <text:h text:style-name="P79" text:outline-level="1" loext:marker-style-name="T251"><text:span text:style-name="T224"><text:s text:c="3"/>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79" text:outline-level="1" loext:marker-style-name="T243"><text:span text:style-name="T224"><text:s text:c="3"/>and </text:span><text:span text:style-name="T223">P</text:span><text:span text:style-name="T224"> fresh predicate name</text:span><text:span text:style-name="T245"> of arity m+1;</text:span></text:h>
            <text:h text:style-name="P58" text:outline-level="1" loext:marker-style-name="T243"><text:span text:style-name="T245"><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45">fresh binary predicate names;</text:span></text:h>
            <text:h text:style-name="P79" text:outline-level="1" loext:marker-style-name="T243"><text:span text:style-name="T245"><text:s text:c="3"/>and </text:span><text:span text:style-name="T257">ID-s</text:span><text:span text:style-name="T245"> <text:s/>a fresh name globally unique</text:span></text:h>
          </table:table-cell>
        </table:table-row>
        <table:table-row table:style-name="Table10.1">
          <table:table-cell table:style-name="Table10.A1" table:number-columns-spanned="2" office:value-type="string">
            <text:h text:style-name="P81" text:outline-level="1">(MACRO)</text:h>
            <text:h text:style-name="P82" text:outline-level="1"><text:span text:style-name="T180">FactTypeRule(P </text:span><text:bookmark-start text:name="OLE_LINK283"/><text:bookmark-start text:name="OLE_LINK280"/><text:span text:style-name="T180">(P</text:span><text:span text:style-name="T235">1</text:span><text:bookmark-end text:name="OLE_LINK283"/><text:bookmark-end text:name="OLE_LINK280"/><text:span text:style-name="T180">.i</text:span><text:span text:style-name="T235">1</text:span><text:span text:style-name="T180"> </text:span><text:span text:style-name="T252">➤</text:span><text:span text:style-name="T253"> </text:span><text:span text:style-name="T258">[</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258">[</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83" text:outline-level="1">Unique(P.1 ... P.m)</text:h>
            <text:h text:style-name="P83" text:outline-level="1">Unique(P.m+1)</text:h>
            <text:h text:style-name="P83" text:outline-level="1"><text:bookmark-start text:name="OLE_LINK28"/><text:bookmark-start text:name="OLE_LINK53"/>Mandatory(T (P.m+1))<text:bookmark-end text:name="OLE_LINK28"/><text:bookmark-end text:name="OLE_LINK53"/></text:h>
            <text:h text:style-name="P84" text:outline-level="1"><text:span text:style-name="T180">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0">(P</text:span><text:span text:style-name="T235">1</text:span><text:span text:style-name="T180">.l</text:span><text:span text:style-name="T235">1</text:span><text:span text:style-name="T180"> </text:span><text:span text:style-name="T252">➤</text:span><text:span text:style-name="T253"> [</text:span><text:span text:style-name="T180">P</text:span><text:span text:style-name="T235">1</text:span><text:span text:style-name="T180">.i</text:span><text:span text:style-name="T235">1</text:span><text:span text:style-name="T180"> </text:span><text:span text:style-name="T254">⋈</text:span><text:span text:style-name="T180"> ?x]) (?x))</text:span></text:h>
            <text:h text:style-name="P85" text:outline-level="1">…</text:h>
            <text:h text:style-name="P86" text:outline-level="1"><text:span text:style-name="T180">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0">(P</text:span><text:span text:style-name="T235">m</text:span><text:span text:style-name="T180">.l</text:span><text:span text:style-name="T235">m</text:span><text:span text:style-name="T180"> </text:span><text:span text:style-name="T252">➤</text:span><text:span text:style-name="T253"> [</text:span><text:span text:style-name="T180">P</text:span><text:span text:style-name="T235">m</text:span><text:span text:style-name="T180">.i</text:span><text:span text:style-name="T235">m</text:span><text:span text:style-name="T180"> </text:span><text:span text:style-name="T254">⋈</text:span><text:span text:style-name="T180"> ?x]) (?x))</text:span></text:h>
          </table:table-cell>
          <table:covered-table-cell/>
        </table:table-row>
      </table:table>
      <text:h text:style-name="P74" text:outline-level="1" loext:marker-style-name="T70"/>
      <text:h text:style-name="P70"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58" text:outline-level="1" loext:marker-style-name="T249"><text:span text:style-name="T223">Frequency(P.i</text:span><text:span text:style-name="T228">1</text:span><text:span text:style-name="T223">, …, P.i</text:span><text:span text:style-name="T228">m</text:span><text:span text:style-name="T223"> </text:span><text:span text:style-name="T259">F</text:span><text:span text:style-name="T223">)</text:span></text:h>
          </table:table-cell>
          <table:table-cell table:style-name="Table11.A1" office:value-type="string">
            <text:h text:style-name="P69" text:outline-level="1" loext:marker-style-name="T249"><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40"> </text:span><text:span text:style-name="T223">i</text:span><text:span text:style-name="T228">k</text:span></text:h>
            <text:h text:style-name="P58" text:outline-level="1" loext:marker-style-name="T260"><text:span text:style-name="T223">p,q≥1 <text:line-break/></text:span><text:span text:style-name="T261"/></text:h>
            <text:list xml:id="list1124441983" text:style-name="WWNum3">
              <text:list-item>
                <text:h text:style-name="P87" text:outline-level="1" loext:marker-style-name="T243"><text:bookmark-start text:name="_Hlk32334069"/><text:span text:style-name="T259">F</text:span><text:span text:style-name="T245"> </text:span><text:span text:style-name="T262">⩴</text:span><text:span text:style-name="T223">(p..)</text:span><text:bookmark-end text:name="_Hlk32334069"/></text:h>
              </text:list-item>
              <text:list-item>
                <text:h text:style-name="P87" text:outline-level="1" loext:marker-style-name="T243"><text:span text:style-name="T259">F</text:span><text:span text:style-name="T245"> </text:span><text:span text:style-name="T262">⩴</text:span><text:span text:style-name="T223">(..q)</text:span></text:h>
              </text:list-item>
              <text:list-item>
                <text:h text:style-name="P87" text:outline-level="1" loext:marker-style-name="T243"><text:span text:style-name="T259">F</text:span><text:span text:style-name="T245"> </text:span><text:span text:style-name="T262">⩴</text:span><text:span text:style-name="T223">(p..q)</text:span></text:h>
              </text:list-item>
              <text:list-item>
                <text:h text:style-name="P87" text:outline-level="1" loext:marker-style-name="T243"><text:span text:style-name="T259">F</text:span><text:span text:style-name="T245"> </text:span><text:span text:style-name="T262">⩴</text:span><text:span text:style-name="T223">(p)</text:span></text:h>
              </text:list-item>
            </text:list>
          </table:table-cell>
        </table:table-row>
        <table:table-row table:style-name="Table11.1">
          <table:table-cell table:style-name="Table11.A1" table:number-columns-spanned="2" office:value-type="string">
            <text:list text:style-name="WWNum4">
              <text:list-item>
                <text:h text:style-name="P88" text:outline-level="1" loext:marker-style-name="T263"><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8" text:outline-level="1" loext:marker-style-name="T263"><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8" text:outline-level="1" loext:marker-style-name="T263"><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64"><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8" text:outline-level="1" loext:marker-style-name="T263"><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9" text:outline-level="1" loext:marker-style-name="T71"/>
      <text:h text:style-name="P74"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58" text:outline-level="1" loext:marker-style-name="T243"><text:span text:style-name="T223">ExternalFrequency(</text:span><text:bookmark-start text:name="OLE_LINK270"/><text:bookmark-start text:name="_Hlk35617818"/><text:span text:style-name="T223">P</text:span><text:span text:style-name="T228">1</text:span><text:bookmark-end text:name="OLE_LINK270"/><text:bookmark-end text:name="_Hlk35617818"/><text:span text:style-name="T223">.i</text:span><text:span text:style-name="T228">1</text:span><text:span text:style-name="T223">, …, P</text:span><text:span text:style-name="T228">m</text:span><text:span text:style-name="T223">.i</text:span><text:span text:style-name="T228">m</text:span><text:span text:style-name="T223"> </text:span><text:span text:style-name="T259">F</text:span><text:span text:style-name="T223">)</text:span></text:h>
          </table:table-cell>
          <table:table-cell table:style-name="Table12.A1" office:value-type="string">
            <text:h text:style-name="P69" text:outline-level="1" loext:marker-style-name="T249"><text:bookmark-start text:name="_Hlk35443662"/><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bookmark-end text:name="_Hlk35443662"/></text:h>
            <text:h text:style-name="P69" text:outline-level="1" loext:marker-style-name="T251"><text:span text:style-name="T256"><text:s text:c="7"/></text:span><text:span text:style-name="T244"></text:span><text:span text:style-name="T245">(</text:span><text:span text:style-name="T223">P</text:span><text:span text:style-name="T228">j</text:span><text:span text:style-name="T245">)</text:span><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8" text:outline-level="1" loext:marker-style-name="T249"><text:span text:style-name="T224"><text:s text:c="6"/>and </text:span><text:span text:style-name="T223">P</text:span><text:span text:style-name="T224"> fresh predicate name </text:span><text:span text:style-name="T265">of arity m+1.</text:span></text:h>
            <text:h text:style-name="P58" text:outline-level="1" loext:marker-style-name="T260"><text:span text:style-name="T223">p,q≥1 <text:line-break/></text:span><text:span text:style-name="T261"/></text:h>
            <text:list text:style-name="WWNum5">
              <text:list-item>
                <text:h text:style-name="P90" text:outline-level="1" loext:marker-style-name="T243"><text:span text:style-name="T259">F</text:span><text:span text:style-name="T245"> </text:span><text:span text:style-name="T262">⩴</text:span><text:span text:style-name="T223">(p..)</text:span></text:h>
              </text:list-item>
              <text:list-item>
                <text:h text:style-name="P90" text:outline-level="1" loext:marker-style-name="T243"><text:span text:style-name="T259">F</text:span><text:span text:style-name="T245"> </text:span><text:span text:style-name="T262">⩴</text:span><text:span text:style-name="T223">(..q)</text:span></text:h>
              </text:list-item>
              <text:list-item>
                <text:h text:style-name="P90" text:outline-level="1" loext:marker-style-name="T243"><text:span text:style-name="T259">F</text:span><text:span text:style-name="T245"> </text:span><text:span text:style-name="T262">⩴</text:span><text:span text:style-name="T223">(p..q)</text:span></text:h>
              </text:list-item>
              <text:list-item>
                <text:h text:style-name="P90" text:outline-level="1" loext:marker-style-name="T243"><text:span text:style-name="T259">F</text:span><text:span text:style-name="T245"> </text:span><text:span text:style-name="T262">⩴</text:span><text:span text:style-name="T223">(p)</text:span></text:h>
              </text:list-item>
            </text:list>
          </table:table-cell>
        </table:table-row>
        <table:table-row table:style-name="Table12.1">
          <table:table-cell table:style-name="Table12.A1" table:number-columns-spanned="2" office:value-type="string">
            <text:h text:style-name="P91" text:outline-level="1"><text:span text:style-name="T234">(MACRO)<text:line-break/></text:span><text:span text:style-name="T180">FactTypeRule(P (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92" text:outline-level="1"><text:span text:style-name="T180">Frequency(P.1 ... P.m </text:span><text:span text:style-name="T266">F</text:span><text:span text:style-name="T180">)</text:span></text:h>
          </table:table-cell>
          <table:covered-table-cell/>
        </table:table-row>
      </table:table>
      <text:h text:style-name="P89" text:outline-level="1" loext:marker-style-name="T71"/>
      <text:h text:style-name="P70"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58" text:outline-level="1" loext:marker-style-name="T155"><text:span text:style-name="T223">Subtype((</text:span><text:span text:style-name="T222">T</text:span><text:span text:style-name="T267">1</text:span><text:span text:style-name="T222">, …, T</text:span><text:span text:style-name="T267">m</text:span><text:span text:style-name="T223">) </text:span><text:span text:style-name="T222">T</text:span><text:span text:style-name="T223">)</text:span></text:h>
          </table:table-cell>
          <table:table-cell table:style-name="Table13.A1" office:value-type="string">
            <text:h text:style-name="P93" text:outline-level="1" loext:marker-style-name="T155"/>
          </table:table-cell>
        </table:table-row>
        <table:table-row table:style-name="Table13.1">
          <table:table-cell table:style-name="Table13.A1" table:number-columns-spanned="2" office:value-type="string">
            <text:h text:style-name="P59" text:outline-level="1" loext:marker-style-name="T155"><text:bookmark-start text:name="OLE_LINK234"/><text:bookmark-start text:name="_Hlk32588576"/><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OLE_LINK234"/><text:bookmark-end text:name="_Hlk32588576"/></text:h>
          </table:table-cell>
          <table:covered-table-cell/>
        </table:table-row>
      </table:table>
      <text:h text:style-name="P74" text:outline-level="1" loext:marker-style-name="T70"/>
      <text:h text:style-name="P70"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8" text:outline-level="1" loext:marker-style-name="T155"><text:span text:style-name="T223">ExclusiveSubtypes</text:span><text:bookmark-start text:name="OLE_LINK3"/><text:bookmark-start text:name="OLE_LINK2"/><text:span text:style-name="T223">((</text:span><text:span text:style-name="T222">T</text:span><text:span text:style-name="T267">1</text:span><text:span text:style-name="T222">, …, T</text:span><text:span text:style-name="T267">m</text:span><text:span text:style-name="T223">) </text:span><text:span text:style-name="T222">T</text:span><text:span text:style-name="T223">)</text:span><text:bookmark-end text:name="OLE_LINK3"/><text:bookmark-end text:name="OLE_LINK2"/></text:h>
          </table:table-cell>
          <table:table-cell table:style-name="Table14.A1" office:value-type="string">
            <text:h text:style-name="P93" text:outline-level="1" loext:marker-style-name="T155"/>
          </table:table-cell>
        </table:table-row>
        <table:table-row table:style-name="Table14.1">
          <table:table-cell table:style-name="Table14.A1" table:number-columns-spanned="2" office:value-type="string">
            <text:h text:style-name="P59" text:outline-level="1" loext:marker-style-name="T155"><text:bookmark-start text:name="OLE_LINK233"/><text:bookmark-start text:name="OLE_LINK229"/><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33"/><text:bookmark-end text:name="OLE_LINK229"/><text:bookmark text:name="_Hlk510893408"/></text:h>
          </table:table-cell>
          <table:covered-table-cell/>
        </table:table-row>
      </table:table>
      <text:h text:style-name="P74" text:outline-level="1" loext:marker-style-name="T70"/>
      <text:h text:style-name="P70"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8" text:outline-level="1" loext:marker-style-name="T155"><text:span text:style-name="T223">ExhaustiveSubtypes((</text:span><text:span text:style-name="T222">T</text:span><text:span text:style-name="T267">1</text:span><text:span text:style-name="T222">, …, T</text:span><text:span text:style-name="T267">m</text:span><text:span text:style-name="T223">) </text:span><text:span text:style-name="T222">T</text:span><text:span text:style-name="T223">)</text:span></text:h>
          </table:table-cell>
          <table:table-cell table:style-name="Table15.A1" office:value-type="string">
            <text:h text:style-name="P93" text:outline-level="1" loext:marker-style-name="T155"/>
          </table:table-cell>
        </table:table-row>
        <table:table-row table:style-name="Table15.1">
          <table:table-cell table:style-name="Table15.A1" table:number-columns-spanned="2" office:value-type="string">
            <text:h text:style-name="P59" text:outline-level="1" loext:marker-style-name="T155"><text:bookmark-start text:name="OLE_LINK258"/><text:bookmark-start text:name="OLE_LINK249"/><draw:frame draw:style-name="fr2" draw:name="Object43" text:anchor-type="as-char" svg:y="-0.325cm" svg:width="11.411cm" svg:height="0.453cm" draw:z-index="45"><draw:object xlink:href="./Object 43" xlink:type="simple" xlink:show="embed" xlink:actuate="onLoad"/><draw:image xlink:href="./ObjectReplacements/Object 43" xlink:type="simple" xlink:show="embed" xlink:actuate="onLoad"/></draw:frame><text:bookmark-end text:name="OLE_LINK258"/><text:bookmark-end text:name="OLE_LINK249"/></text:h>
          </table:table-cell>
          <table:covered-table-cell/>
        </table:table-row>
      </table:table>
      <text:h text:style-name="P74" text:outline-level="1" loext:marker-style-name="T70"/>
      <text:h text:style-name="P70" text:outline-level="1" loext:marker-style-name="T70"><text:soft-page-break/></text:h>
      <text:h text:style-name="P70"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8" text:outline-level="1" loext:marker-style-name="T155"><text:bookmark-start text:name="_Hlk512850820"/><text:bookmark-start text:name="OLE_LINK59"/><text:bookmark-start text:name="_Hlk26202051"/><text:bookmark-start text:name="OLE_LINK4"/><text:span text:style-name="T223">Subset</text:span><text:bookmark-end text:name="_Hlk512850820"/><text:bookmark-end text:name="OLE_LINK4"/><text:span text:style-name="T223">((</text:span><text:bookmark-start text:name="_Hlk510888461"/><text:bookmark-start text:name="_Hlk509678089"/><text:span text:style-name="T223">P</text:span><text:bookmark-end text:name="_Hlk510888461"/><text:span text:style-name="T228">1</text:span><text:span text:style-name="T223">.i</text:span><text:span text:style-name="T228">1</text:span><text:span text:style-name="T223">, P</text:span><text:span text:style-name="T228">2</text:span><text:span text:style-name="T223">.h</text:span><text:span text:style-name="T228">1</text:span><text:bookmark-end text:name="_Hlk509678089"/><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bookmark-end text:name="OLE_LINK59"/><text:bookmark-end text:name="_Hlk26202051"/></text:h>
          </table:table-cell>
          <table:table-cell table:style-name="Table16.A1" office:value-type="string">
            <text:h text:style-name="P69" text:outline-level="1" loext:marker-style-name="T268"><text:span text:style-name="T223">P</text:span><text:span text:style-name="T228">1</text:span><text:span text:style-name="T231">≠</text:span><text:span text:style-name="T223">P</text:span><text:span text:style-name="T228">2 </text:span><text:span text:style-name="T224"><text:s/>and <text:s/>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69"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text:span><text:span text:style-name="T223"> 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6.1">
          <table:table-cell table:style-name="Table16.A1" table:number-columns-spanned="2" office:value-type="string">
            <text:h text:style-name="P59" text:outline-level="1" loext:marker-style-name="T155"><text:bookmark-start text:name="OLE_LINK198"/><text:bookmark-start text:name="OLE_LINK103"/><text:bookmark-start text:name="OLE_LINK70"/><draw:frame draw:style-name="fr2" draw:name="Object44" text:anchor-type="as-char" svg:y="-0.316cm" svg:width="11.243cm" svg:height="0.482cm" draw:z-index="34"><draw:object xlink:href="./Object 44" xlink:type="simple" xlink:show="embed" xlink:actuate="onLoad"/><draw:image xlink:href="./ObjectReplacements/Object 44" xlink:type="simple" xlink:show="embed" xlink:actuate="onLoad"/></draw:frame><text:bookmark-end text:name="OLE_LINK198"/><text:bookmark-end text:name="OLE_LINK103"/><text:bookmark-end text:name="OLE_LINK70"/></text:h>
          </table:table-cell>
          <table:covered-table-cell/>
        </table:table-row>
      </table:table>
      <text:h text:style-name="P74" text:outline-level="1" loext:marker-style-name="T70"/>
      <text:h text:style-name="P57"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8" text:outline-level="1" loext:marker-style-name="T155"><text:bookmark-start text:name="_Hlk512850828"/><text:span text:style-name="T223">Exclusive</text:span><text:bookmark-end text:name="_Hlk512850828"/><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7.A1" office:value-type="string">
            <text:h text:style-name="P69" text:outline-level="1" loext:marker-style-name="T268"><text:span text:style-name="T223">P</text:span><text:span text:style-name="T228">1</text:span><text:span text:style-name="T231">≠</text:span><text:span text:style-name="T223">P</text:span><text:span text:style-name="T228">2 </text:span><text:span text:style-name="T224"><text:s/>and <text:s/>for</text:span><text:span text:style-name="T223"> j≠k </text:span><text:bookmark-start text:name="OLE_LINK48"/><text:bookmark-start text:name="_Hlk29307022"/><text:span text:style-name="T224">and</text:span><text:span text:style-name="T223"> </text:span><text:bookmark-end text:name="OLE_LINK48"/><text:bookmark-end text:name="_Hlk29307022"/><text:span text:style-name="T223">j,k≤m</text:span><text:span text:style-name="T224"> </text:span><text:span text:style-name="T250">:</text:span></text:h>
            <text:h text:style-name="P69"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bookmark-start text:name="OLE_LINK51"/><text:bookmark-start text:name="_Hlk29307035"/><text:span text:style-name="T224">and</text:span><text:span text:style-name="T223"> </text:span><text:bookmark-end text:name="OLE_LINK51"/><text:bookmark-end text:name="_Hlk29307035"/><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7.1">
          <table:table-cell table:style-name="Table17.A1" table:number-columns-spanned="2" office:value-type="string">
            <text:h text:style-name="P59" text:outline-level="1" loext:marker-style-name="T155"><text:bookmark-start text:name="_Hlk35441438"/><draw:frame draw:style-name="fr2" draw:name="Object45" text:anchor-type="as-char" svg:y="-0.316cm" svg:width="11.234cm" svg:height="0.482cm" draw:z-index="35"><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4" text:outline-level="1" loext:marker-style-name="T70"/>
      <text:h text:style-name="P57"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9" text:outline-level="1" loext:marker-style-name="T155"><text:bookmark-start text:name="_Hlk512850835"/><text:span text:style-name="T223">Equal</text:span><text:bookmark-end text:name="_Hlk512850835"/><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8.A1" office:value-type="string">
            <text:h text:style-name="P80" text:outline-level="1" loext:marker-style-name="T268"><text:span text:style-name="T223">P</text:span><text:span text:style-name="T228">1</text:span><text:span text:style-name="T231">≠</text:span><text:span text:style-name="T223">P</text:span><text:span text:style-name="T228">2 </text:span><text:span text:style-name="T224"><text:s/>and <text:s/>for </text:span><text:span text:style-name="T223">j</text:span><text:span text:style-name="T231">≠</text:span><text:span text:style-name="T223">k </text:span><text:span text:style-name="T224">and</text:span><text:span text:style-name="T223"> j,k≤m</text:span><text:span text:style-name="T224"> </text:span><text:span text:style-name="T250">:</text:span></text:h>
            <text:h text:style-name="P80"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 </text:span><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8.1">
          <table:table-cell table:style-name="Table18.A1" table:number-columns-spanned="2" office:value-type="string">
            <text:h text:style-name="P94" text:outline-level="1"><text:bookmark-start text:name="OLE_LINK125"/><text:bookmark-start text:name="OLE_LINK126"/>(MACRO)<text:bookmark-end text:name="OLE_LINK125"/><text:bookmark-end text:name="OLE_LINK126"/></text:h>
            <text:h text:style-name="P86" text:outline-level="1"><text:span text:style-name="T180">Subset((P</text:span><text:span text:style-name="T235">1</text:span><text:span text:style-name="T180">.i</text:span><text:span text:style-name="T235">1</text:span><text:span text:style-name="T180"> P</text:span><text:span text:style-name="T235">2</text:span><text:span text:style-name="T180">.h</text:span><text:span text:style-name="T235">1</text:span><text:span text:style-name="T180">) ... (</text:span><text:bookmark-start text:name="OLE_LINK152"/><text:bookmark-start text:name="_Hlk26290372"/><text:span text:style-name="T180">P</text:span><text:span text:style-name="T235">1</text:span><text:span text:style-name="T180">.i</text:span><text:span text:style-name="T235">m</text:span><text:bookmark-end text:name="OLE_LINK152"/><text:bookmark-end text:name="_Hlk26290372"/><text:span text:style-name="T180"> P</text:span><text:span text:style-name="T235">2</text:span><text:span text:style-name="T180">.h</text:span><text:span text:style-name="T235">m</text:span><text:span text:style-name="T180">))</text:span></text:h>
            <text:h text:style-name="P86" text:outline-level="1"><text:span text:style-name="T180">Subset((P</text:span><text:span text:style-name="T235">2</text:span><text:span text:style-name="T180">.h</text:span><text:span text:style-name="T235">1</text:span><text:span text:style-name="T180"> P</text:span><text:span text:style-name="T235">1</text:span><text:span text:style-name="T180">.i</text:span><text:span text:style-name="T235">1</text:span><text:span text:style-name="T180">) ... (P</text:span><text:span text:style-name="T235">2</text:span><text:span text:style-name="T180">.h</text:span><text:span text:style-name="T235">m</text:span><text:span text:style-name="T180"> P</text:span><text:span text:style-name="T235">1</text:span><text:span text:style-name="T180">.i</text:span><text:span text:style-name="T235">m</text:span><text:span text:style-name="T180">))</text:span></text:h>
          </table:table-cell>
          <table:covered-table-cell/>
        </table:table-row>
      </table:table>
      <text:h text:style-name="P95" text:outline-level="1" loext:marker-style-name="T70"/>
      <text:h text:style-name="P95"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6" text:outline-level="1" loext:marker-style-name="T155"><text:span text:style-name="T269">≶</text:span><text:span text:style-name="T223">(</text:span><text:bookmark-start text:name="_Hlk27214510"/><text:span text:style-name="T223">P.i</text:span><text:span text:style-name="T228">1</text:span><text:bookmark-end text:name="_Hlk27214510"/><text:span text:style-name="T223">, P.i</text:span><text:span text:style-name="T228">2</text:span><text:span text:style-name="T223">)</text:span></text:h>
          </table:table-cell>
          <table:table-cell table:style-name="Table24.A1" office:value-type="string">
            <text:h text:style-name="P96" text:outline-level="1" loext:marker-style-name="T243"><text:bookmark-start text:name="OLE_LINK168"/><text:bookmark-start text:name="OLE_LINK167"/><text:span text:style-name="T269">≶ ⩴ </text:span><text:span text:style-name="T270"></text:span><text:span text:style-name="T269"> | </text:span><text:span text:style-name="T270"></text:span><text:span text:style-name="T269"> | </text:span><text:span text:style-name="T270"></text:span><text:span text:style-name="T269"> | </text:span><text:span text:style-name="T270"></text:span><text:span text:style-name="T269"> | </text:span><text:span text:style-name="T270"></text:span><text:span text:style-name="T269"> | </text:span><text:bookmark-start text:name="_Hlk26796192"/><text:span text:style-name="T270"></text:span><text:bookmark-end text:name="OLE_LINK168"/><text:bookmark-end text:name="OLE_LINK167"/><text:bookmark-end text:name="_Hlk26796192"/></text:h>
            <text:h text:style-name="P96" text:outline-level="1" loext:marker-style-name="T268"><text:bookmark-start text:name="_Hlk27214523"/><text:span text:style-name="T245">and V</text:span><text:span text:style-name="T271">1</text:span><text:span text:style-name="T245"> is the value type associated to </text:span><text:span text:style-name="T223">P.i</text:span><text:span text:style-name="T228">1</text:span><text:bookmark-end text:name="_Hlk27214523"/></text:h>
            <text:h text:style-name="P96" text:outline-level="1" loext:marker-style-name="T272"><text:span text:style-name="T245">and V</text:span><text:span text:style-name="T271">2</text:span><text:span text:style-name="T245"> is the value type associated to </text:span><text:span text:style-name="T223">P.i</text:span><text:span text:style-name="T228">2</text:span></text:h>
          </table:table-cell>
        </table:table-row>
        <table:table-row table:style-name="Table24.1">
          <table:table-cell table:style-name="Table24.A1" table:number-columns-spanned="2" office:value-type="string">
            <text:h text:style-name="P97" text:outline-level="1" loext:marker-style-name="T155"><text:bookmark-start text:name="OLE_LINK213"/><text:bookmark-start text:name="OLE_LINK207"/><draw:frame draw:style-name="fr2" draw:name="Object58" text:anchor-type="as-char" svg:y="-0.325cm" svg:width="6.193cm" svg:height="0.485cm" draw:z-index="46"><draw:object xlink:href="./Object 52" xlink:type="simple" xlink:show="embed" xlink:actuate="onLoad"/><draw:image xlink:href="./ObjectReplacements/Object 52" xlink:type="simple" xlink:show="embed" xlink:actuate="onLoad"/><svg:desc>formula</svg:desc></draw:frame><text:bookmark-end text:name="OLE_LINK213"/><text:bookmark-end text:name="OLE_LINK207"/></text:h>
          </table:table-cell>
          <table:covered-table-cell/>
        </table:table-row>
      </table:table>
      <text:h text:style-name="P98" text:outline-level="1" loext:marker-style-name="T70"/>
      <text:h text:style-name="P99"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100" text:outline-level="1" loext:marker-style-name="T155"><text:span text:style-name="T223">Objectifies(T, P)</text:span></text:h>
          </table:table-cell>
          <table:table-cell table:style-name="Table21.A1" office:value-type="string">
            <text:h text:style-name="P101" text:outline-level="1">for i from 1 to α(P), use predicate symbol T.P.i </text:h>
            <text:h text:style-name="P101" text:outline-level="1">For each link predicate T.P.i we may now define an</text:h>
            <text:h text:style-name="P102" text:outline-level="1"><text:span text:style-name="T245">AlternatePredicate(T.P.i, Q </text:span><text:span text:style-name="T273">(1 2)</text:span><text:span text:style-name="T245">) where Q is a new predicate name.</text:span></text:h>
          </table:table-cell>
        </table:table-row>
        <table:table-row table:style-name="Table21.1">
          <table:table-cell table:style-name="Table21.A1" table:number-columns-spanned="2" office:value-type="string">
            <text:h text:style-name="P103" text:outline-level="1" loext:marker-style-name="T274"><draw:frame draw:style-name="fr2" draw:name="Object50" text:anchor-type="as-char" svg:y="-0.325cm" svg:width="6.292cm" svg:height="0.476cm" draw:z-index="61"><draw:object xlink:href="./Object 48" xlink:type="simple" xlink:show="embed" xlink:actuate="onLoad"/><draw:image xlink:href="./ObjectReplacements/Object 48" xlink:type="simple" xlink:show="embed" xlink:actuate="onLoad"/><svg:desc>formula</svg:desc></draw:frame></text:h>
            <text:h text:style-name="P103" text:outline-level="1" loext:marker-style-name="T155"><draw:frame draw:style-name="fr2" draw:name="Object51" text:anchor-type="as-char" svg:y="-0.325cm" svg:width="10.105cm" svg:height="0.476cm" draw:z-index="68"><draw:object xlink:href="./Object 49" xlink:type="simple" xlink:show="embed" xlink:actuate="onLoad"/><draw:image xlink:href="./ObjectReplacements/Object 49" xlink:type="simple" xlink:show="embed" xlink:actuate="onLoad"/><svg:desc>formula</svg:desc></draw:frame></text:h>
          </table:table-cell>
          <table:covered-table-cell/>
        </table:table-row>
      </table:table>
      <text:h text:style-name="P99" text:outline-level="1" loext:marker-style-name="T70"/>
      <text:h text:style-name="P70"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8" text:outline-level="1" loext:marker-style-name="T155"><text:span text:style-name="T223">ValuesOf(</text:span><text:span text:style-name="T222">V (</text:span><text:span text:style-name="T223">R</text:span><text:bookmark-start text:name="OLE_LINK106"/><text:bookmark-start text:name="OLE_LINK105"/><text:span text:style-name="T228">1</text:span><text:span text:style-name="T231">, </text:span><text:bookmark-end text:name="OLE_LINK106"/><text:bookmark-end text:name="OLE_LINK105"/><text:span text:style-name="T231">…,</text:span><text:span text:style-name="T223"> R</text:span><text:bookmark-start text:name="_Hlk26794001"/><text:span text:style-name="T228">m</text:span><text:bookmark-end text:name="_Hlk26794001"/><text:span text:style-name="T222">)</text:span><text:span text:style-name="T223">)</text:span></text:h>
          </table:table-cell>
          <table:table-cell table:style-name="Table22.A1" office:value-type="string">
            <text:list xml:id="list150711458851458" text:continue-list="list1124441983" text:style-name="WWNum12">
              <text:list-item text:start-value="1">
                <text:h text:style-name="P104" text:outline-level="1" text:restart-numbering="true" text:start-value="1" loext:marker-style-name="T243"><text:span text:style-name="T259">R</text:span><text:bookmark-start text:name="_Hlk32334069_Copy_1"/><text:span text:style-name="T245"> </text:span><text:span text:style-name="T262">⩴</text:span><text:span text:style-name="T223">(</text:span><text:span text:style-name="T275">d</text:span><text:span text:style-name="T223">..)</text:span><text:bookmark-end text:name="_Hlk32334069_Copy_1"/></text:h>
              </text:list-item>
              <text:list-item text:style-override="WWNum3">
                <text:h text:style-name="P105" text:outline-level="1" loext:marker-style-name="T243"><text:span text:style-name="T259">R</text:span><text:span text:style-name="T245"> </text:span><text:span text:style-name="T262">⩴</text:span><text:span text:style-name="T223">(..</text:span><text:span text:style-name="T276">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76">d</text:span><text:span text:style-name="T223">..</text:span><text:span text:style-name="T276">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76">d</text:span><text:span text:style-name="T223">)</text:span></text:h>
              </text:list-item>
            </text:list>
          </table:table-cell>
        </table:table-row>
        <table:table-row table:style-name="Table22.2">
          <table:table-cell table:style-name="Table22.A1" table:number-columns-spanned="2" office:value-type="string">
            <text:list xml:id="list150712377261786" text:continue-list="list150711458851458" text:style-name="WWNum3">
              <text:list-item text:start-value="1">
                <text:h text:style-name="P106" text:outline-level="1" text:restart-numbering="true" text:start-value="-1"><draw:frame draw:style-name="fr2" draw:name="Object102" text:anchor-type="as-char" svg:y="-0.316cm" svg:width="3.18cm" svg:height="0.445cm" draw:z-index="69"><draw:object xlink:href="./Object 102" xlink:type="simple" xlink:show="embed" xlink:actuate="onLoad"/><draw:image xlink:href="./ObjectReplacements/Object 102" xlink:type="simple" xlink:show="embed" xlink:actuate="onLoad"/><svg:desc>formula</svg:desc></draw:frame></text:h>
              </text:list-item>
              <text:list-item>
                <text:h text:style-name="P107" text:outline-level="1"><draw:frame draw:style-name="fr2" draw:name="Object103" text:anchor-type="as-char" svg:y="-0.316cm" svg:width="3.152cm" svg:height="0.445cm" draw:z-index="70"><draw:object xlink:href="./Object 103" xlink:type="simple" xlink:show="embed" xlink:actuate="onLoad"/><draw:image xlink:href="./ObjectReplacements/Object 103" xlink:type="simple" xlink:show="embed" xlink:actuate="onLoad"/><svg:desc>formula</svg:desc></draw:frame></text:h>
              </text:list-item>
              <text:list-item>
                <text:h text:style-name="P107" text:outline-level="1"><draw:frame draw:style-name="fr2" draw:name="Object104" text:anchor-type="as-char" svg:y="-0.316cm" svg:width="4.316cm" svg:height="0.445cm" draw:z-index="71"><draw:object xlink:href="./Object 104" xlink:type="simple" xlink:show="embed" xlink:actuate="onLoad"/><draw:image xlink:href="./ObjectReplacements/Object 104" xlink:type="simple" xlink:show="embed" xlink:actuate="onLoad"/><svg:desc>formula</svg:desc></draw:frame></text:h>
              </text:list-item>
              <text:list-item>
                <text:h text:style-name="P107" text:outline-level="1"><draw:frame draw:style-name="fr2" draw:name="Object101" text:anchor-type="as-char" svg:y="-0.316cm" svg:width="3.203cm" svg:height="0.445cm" draw:z-index="72"><draw:object xlink:href="./Object 101" xlink:type="simple" xlink:show="embed" xlink:actuate="onLoad"/><draw:image xlink:href="./ObjectReplacements/Object 101" xlink:type="simple" xlink:show="embed" xlink:actuate="onLoad"/><svg:desc>formula</svg:desc></draw:frame></text:h>
              </text:list-item>
            </text:list>
            <text:h text:style-name="P108" text:outline-level="1"><draw:frame draw:style-name="fr2" draw:name="Object56" text:anchor-type="as-char" svg:y="-0.325cm" svg:width="7.211cm" svg:height="0.453cm" draw:z-index="73"><draw:object xlink:href="./Object 56" xlink:type="simple" xlink:show="embed" xlink:actuate="onLoad"/><draw:image xlink:href="./ObjectReplacements/Object 56" xlink:type="simple" xlink:show="embed" xlink:actuate="onLoad"/></draw:frame></text:h>
          </table:table-cell>
          <table:covered-table-cell/>
        </table:table-row>
      </table:table>
      <text:h text:style-name="P74" text:outline-level="1" loext:marker-style-name="T70"/>
      <text:h text:style-name="P70" text:outline-level="1" loext:marker-style-name="T70"/>
      <table:table table:name="Table23" table:style-name="Table23">
        <table:table-column table:style-name="Table23.A"/>
        <table:table-column table:style-name="Table23.B"/>
        <table:table-row table:style-name="Table23.1">
          <table:table-cell table:style-name="Table23.A1" office:value-type="string">
            <text:h text:style-name="P109" text:outline-level="1"><text:span text:style-name="T223">ValuesOf(</text:span><text:span text:style-name="T222">P.i </text:span><text:span text:style-name="T277">(</text:span><text:span text:style-name="T278">R</text:span><text:bookmark-start text:name="OLE_LINK106 Copy 2"/><text:bookmark-start text:name="OLE_LINK105 Copy 2"/><text:span text:style-name="T279">1</text:span><text:bookmark-end text:name="OLE_LINK106 Copy 2"/><text:bookmark-end text:name="OLE_LINK105 Copy 2"/><text:span text:style-name="T280">,</text:span><text:span text:style-name="T278"> …, R</text:span><text:bookmark-start text:name="_Hlk26794001 Copy 2"/><text:span text:style-name="T279">m</text:span><text:bookmark-end text:name="_Hlk26794001 Copy 2"/><text:span text:style-name="T222">)</text:span><text:span text:style-name="T223">)</text:span></text:h>
          </table:table-cell>
          <table:table-cell table:style-name="Table23.A1" office:value-type="string">
            <text:list text:continue-list="list150712377261786" text:style-name="WWNum12">
              <text:list-item text:start-value="1">
                <text:h text:style-name="P110" text:outline-level="1" text:restart-numbering="true" text:start-value="1"><text:span text:style-name="T259">R</text:span><text:bookmark-start text:name="_Hlk32334069_Copy_1 Copy 2"/><text:span text:style-name="T245"> </text:span><text:span text:style-name="T262">⩴</text:span><text:span text:style-name="T223">(</text:span><text:span text:style-name="T275">d</text:span><text:span text:style-name="T223">..)</text:span><text:bookmark-end text:name="_Hlk32334069_Copy_1 Copy 2"/></text:h>
              </text:list-item>
              <text:list-item>
                <text:h text:style-name="P110" text:outline-level="1"><text:span text:style-name="T259">R</text:span><text:span text:style-name="T245"> </text:span><text:span text:style-name="T262">⩴</text:span><text:span text:style-name="T223">(..</text:span><text:span text:style-name="T276">e</text:span><text:span text:style-name="T223">)</text:span></text:h>
              </text:list-item>
              <text:list-item>
                <text:h text:style-name="P110" text:outline-level="1"><text:span text:style-name="T259">R</text:span><text:span text:style-name="T245"> </text:span><text:span text:style-name="T262">⩴</text:span><text:span text:style-name="T223">(</text:span><text:span text:style-name="T276">d</text:span><text:span text:style-name="T223">..</text:span><text:span text:style-name="T276">e</text:span><text:span text:style-name="T223">)</text:span></text:h>
              </text:list-item>
              <text:list-item>
                <text:h text:style-name="P111" text:outline-level="1"><text:span text:style-name="T281">R</text:span><text:span text:style-name="T282"> </text:span><text:span text:style-name="T283">⩴</text:span><text:span text:style-name="T284">(</text:span><text:span text:style-name="T285">d</text:span><text:span text:style-name="T284">)</text:span></text:h>
              </text:list-item>
            </text:list>
          </table:table-cell>
        </table:table-row>
        <table:table-row table:style-name="Table23.1">
          <table:table-cell table:style-name="Table23.A1" table:number-columns-spanned="2" office:value-type="string">
            <text:list text:style-name="WWNum9">
              <text:list-item>
                <text:h text:style-name="P112" text:outline-level="1" text:restart-numbering="true" text:start-value="-1"><draw:frame draw:style-name="fr2" draw:name="Object24" text:anchor-type="as-char" svg:y="-0.316cm" svg:width="3.18cm" svg:height="0.445cm" draw:z-index="74"><draw:object xlink:href="./Object 24" xlink:type="simple" xlink:show="embed" xlink:actuate="onLoad"/><draw:image xlink:href="./ObjectReplacements/Object 24" xlink:type="simple" xlink:show="embed" xlink:actuate="onLoad"/><svg:desc>formula</svg:desc></draw:frame></text:h>
              </text:list-item>
              <text:list-item>
                <text:h text:style-name="P113" text:outline-level="1"><draw:frame draw:style-name="fr2" draw:name="Object25" text:anchor-type="as-char" svg:y="-0.316cm" svg:width="3.152cm" svg:height="0.445cm" draw:z-index="75"><draw:object xlink:href="./Object 25" xlink:type="simple" xlink:show="embed" xlink:actuate="onLoad"/><draw:image xlink:href="./ObjectReplacements/Object 25" xlink:type="simple" xlink:show="embed" xlink:actuate="onLoad"/><svg:desc>formula</svg:desc></draw:frame></text:h>
              </text:list-item>
              <text:list-item>
                <text:h text:style-name="P113" text:outline-level="1"><text:soft-page-break/><draw:frame draw:style-name="fr2" draw:name="Object26" text:anchor-type="as-char" svg:y="-0.316cm" svg:width="4.316cm" svg:height="0.445cm" draw:z-index="76"><draw:object xlink:href="./Object 26" xlink:type="simple" xlink:show="embed" xlink:actuate="onLoad"/><draw:image xlink:href="./ObjectReplacements/Object 26" xlink:type="simple" xlink:show="embed" xlink:actuate="onLoad"/><svg:desc>formula</svg:desc></draw:frame></text:h>
              </text:list-item>
              <text:list-item>
                <text:h text:style-name="P113" text:outline-level="1"><draw:frame draw:style-name="fr2" draw:name="Object23" text:anchor-type="as-char" svg:y="-0.316cm" svg:width="3.203cm" svg:height="0.445cm" draw:z-index="77"><draw:object xlink:href="./Object 23" xlink:type="simple" xlink:show="embed" xlink:actuate="onLoad"/><draw:image xlink:href="./ObjectReplacements/Object 23" xlink:type="simple" xlink:show="embed" xlink:actuate="onLoad"/><svg:desc>formula</svg:desc></draw:frame></text:h>
              </text:list-item>
            </text:list>
            <text:p text:style-name="P114"/>
            <text:h text:style-name="P59" text:outline-level="1"><draw:frame draw:style-name="fr2" draw:name="Object57" text:anchor-type="as-char" svg:y="-0.325cm" svg:width="9.225cm" svg:height="0.476cm" draw:z-index="78"><draw:object xlink:href="./Object 57" xlink:type="simple" xlink:show="embed" xlink:actuate="onLoad"/><draw:image xlink:href="./ObjectReplacements/Object 57" xlink:type="simple" xlink:show="embed" xlink:actuate="onLoad"/></draw:frame></text:h>
          </table:table-cell>
          <table:covered-table-cell/>
        </table:table-row>
      </table:table>
      <text:h text:style-name="P74" text:outline-level="1" loext:marker-style-name="T70"/>
      <text:h text:style-name="P70"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6" text:outline-level="1" loext:marker-style-name="T155"><text:span text:style-name="T223">TypeCardinality(</text:span><text:span text:style-name="T222">T (p .. q)</text:span><text:span text:style-name="T223">)</text:span></text:h>
          </table:table-cell>
          <table:table-cell table:style-name="Table19.A1" office:value-type="string">
            <text:h text:style-name="P96" text:outline-level="1" loext:marker-style-name="T155"><text:span text:style-name="T223">p,q ≥ 0</text:span><text:span text:style-name="T224"> <text:s/>and</text:span><text:span text:style-name="T223"> q</text:span><text:span text:style-name="T224"> <text:s/>possibly <text:s/>∞</text:span><text:bookmark text:name="_Hlk29892942"/><text:span text:style-name="T224"> </text:span><text:span text:style-name="T286">(</text:span><text:span text:style-name="T224">or omitted</text:span><text:span text:style-name="T286">)</text:span></text:h>
          </table:table-cell>
        </table:table-row>
        <table:table-row table:style-name="Table19.1">
          <table:table-cell table:style-name="Table19.A1" table:number-columns-spanned="2" office:value-type="string">
            <text:h text:style-name="P97" text:outline-level="1" loext:marker-style-name="T155"><text:bookmark-start text:name="OLE_LINK260"/><text:bookmark-start text:name="_Hlk32597182"/><draw:frame draw:style-name="fr2" draw:name="Object46" text:anchor-type="as-char" svg:y="-0.367cm" svg:width="1.397cm" svg:height="0.445cm" draw:z-index="79"><draw:object xlink:href="./Object 46" xlink:type="simple" xlink:show="embed" xlink:actuate="onLoad"/><draw:image xlink:href="./ObjectReplacements/Object 46" xlink:type="simple" xlink:show="embed" xlink:actuate="onLoad"/><svg:desc>formula</svg:desc></draw:frame><text:bookmark-end text:name="OLE_LINK260"/><text:bookmark-end text:name="_Hlk32597182"/></text:h>
          </table:table-cell>
          <table:covered-table-cell/>
        </table:table-row>
      </table:table>
      <text:h text:style-name="P98" text:outline-level="1" loext:marker-style-name="T70"/>
      <text:h text:style-name="P95"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6" text:outline-level="1" loext:marker-style-name="T155"><text:span text:style-name="T223">RoleCardinality(</text:span><text:span text:style-name="T222">P.i (p .. q)</text:span><text:bookmark-start text:name="_Hlk512849083"/><text:span text:style-name="T223">)</text:span><text:bookmark-end text:name="_Hlk512849083"/></text:h>
          </table:table-cell>
          <table:table-cell table:style-name="Table20.A1" office:value-type="string">
            <text:h text:style-name="P96" text:outline-level="1" loext:marker-style-name="T155"><text:span text:style-name="T223">p,q ≥ 0</text:span><text:span text:style-name="T224"> <text:s/>and</text:span><text:span text:style-name="T223"> q</text:span><text:span text:style-name="T224"> <text:s/>possibly <text:s/>∞ </text:span><text:span text:style-name="T286">(</text:span><text:span text:style-name="T224">or omitted</text:span><text:span text:style-name="T286">)</text:span></text:h>
          </table:table-cell>
        </table:table-row>
        <table:table-row table:style-name="Table20.1">
          <table:table-cell table:style-name="Table20.A1" table:number-columns-spanned="2" office:value-type="string">
            <text:h text:style-name="P97" text:outline-level="1" loext:marker-style-name="T155"><text:bookmark-start text:name="OLE_LINK261"/><text:bookmark-start text:name="_Hlk32597249"/><draw:frame draw:style-name="fr2" draw:name="Object47" text:anchor-type="as-char" svg:y="-0.367cm" svg:width="5.565cm" svg:height="0.519cm" draw:z-index="80"><draw:object xlink:href="./Object 47" xlink:type="simple" xlink:show="embed" xlink:actuate="onLoad"/><draw:image xlink:href="./ObjectReplacements/Object 47" xlink:type="simple" xlink:show="embed" xlink:actuate="onLoad"/><svg:desc>formula</svg:desc></draw:frame><text:bookmark-end text:name="OLE_LINK261"/><text:bookmark-end text:name="_Hlk32597249"/></text:h>
          </table:table-cell>
          <table:covered-table-cell/>
        </table:table-row>
      </table:table>
      <text:h text:style-name="P98" text:outline-level="1" loext:marker-style-name="T70"/>
      <text:h text:style-name="P98"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9" text:outline-level="1" loext:marker-style-name="T155"><text:span text:style-name="T287">RingConstraint</text:span><text:span text:style-name="T223">(</text:span><text:bookmark-start text:name="OLE_LINK43"/><text:bookmark-start text:name="_Hlk29306877"/><text:span text:style-name="T223">P</text:span><text:bookmark-end text:name="OLE_LINK43"/><text:bookmark-end text:name="_Hlk29306877"/><text:span text:style-name="T223">.i, P.j)</text:span></text:h>
          </table:table-cell>
          <table:table-cell table:style-name="Table25.A1" office:value-type="string">
            <text:h text:style-name="P80" text:outline-level="1" loext:marker-style-name="T155"><text:span text:style-name="T223">i</text:span><text:span text:style-name="T231">≠</text:span><text:span text:style-name="T223">j</text:span><text:span text:style-name="T224"> </text:span><text:span text:style-name="T233"><text:s/></text:span><text:bookmark-start text:name="OLE_LINK111"/><text:bookmark-start text:name="_Hlk29485657"/><text:span text:style-name="T224">and </text:span><text:span text:style-name="T223">P</text:span><text:span text:style-name="T228">b</text:span><text:span text:style-name="T224"> fresh predicate name</text:span><text:span text:style-name="T245"> </text:span><text:span text:style-name="T224">with </text:span><draw:frame draw:style-name="fr2" draw:name="Object59" text:anchor-type="as-char" svg:y="-0.325cm" svg:width="1.371cm" svg:height="0.453cm" draw:z-index="36"><draw:object xlink:href="./Object 59" xlink:type="simple" xlink:show="embed" xlink:actuate="onLoad"/><draw:image xlink:href="./ObjectReplacements/Object 59" xlink:type="simple" xlink:show="embed" xlink:actuate="onLoad"/></draw:frame><text:bookmark-end text:name="OLE_LINK111"/><text:bookmark-end text:name="_Hlk29485657"/><text:bookmark text:name="OLE_LINK138"/><text:bookmark text:name="OLE_LINK34"/></text:h>
          </table:table-cell>
        </table:table-row>
        <table:table-row table:style-name="Table25.1">
          <table:table-cell table:style-name="Table25.A1" table:number-columns-spanned="2" office:value-type="string">
            <text:p text:style-name="P115" loext:marker-style-name="T288"><text:span text:style-name="T289">(MACRO)<text:line-break/></text:span><text:span text:style-name="T290">JoinPath(P</text:span><text:span text:style-name="T291">b</text:span><text:span text:style-name="T290"> (P.i</text:span><text:span text:style-name="T291"> </text:span><text:span text:style-name="T290">P</text:span><text:span text:style-name="T291">1</text:span><text:span text:style-name="T290">.j))</text:span></text:p>
            <text:p text:style-name="P116" loext:marker-style-name="T292"/>
            <text:list text:style-name="WWNum1">
              <text:list-item>
                <text:p text:style-name="P117" loext:marker-style-name="T292"><text:span text:style-name="T223">LocallyReflexive</text:span><text:span text:style-name="T293"/></text:p>
                <text:list>
                  <text:list-header>
                    <text:p text:style-name="P117" loext:marker-style-name="T294"><text:bookmark-start text:name="OLE_LINK281"/><text:bookmark-start text:name="_Hlk511749523"/><draw:frame draw:style-name="fr2" draw:name="Object60" text:anchor-type="as-char" svg:y="-0.316cm" svg:width="3.616cm" svg:height="0.445cm" draw:z-index="37"><draw:object xlink:href="./Object 60" xlink:type="simple" xlink:show="embed" xlink:actuate="onLoad"/><draw:image xlink:href="./ObjectReplacements/Object 60" xlink:type="simple" xlink:show="embed" xlink:actuate="onLoad"/></draw:frame><text:bookmark-end text:name="OLE_LINK281"/><text:bookmark-end text:name="_Hlk511749523"/></text:p>
                  </text:list-header>
                </text:list>
              </text:list-item>
            </text:list>
            <text:p text:style-name="P118" loext:marker-style-name="T295"/>
            <text:list text:continue-numbering="true" text:style-name="WWNum1">
              <text:list-item>
                <text:p text:style-name="P117" loext:marker-style-name="T292"><text:span text:style-name="T223">PurelyReflexive</text:span><text:span text:style-name="T293"/></text:p>
                <text:list>
                  <text:list-header>
                    <text:p text:style-name="P117" loext:marker-style-name="T294"><draw:frame draw:style-name="fr2" draw:name="Object61" text:anchor-type="as-char" svg:y="-0.316cm" svg:width="3.48cm" svg:height="0.445cm" draw:z-index="38"><draw:object xlink:href="./Object 61" xlink:type="simple" xlink:show="embed" xlink:actuate="onLoad"/><draw:image xlink:href="./ObjectReplacements/Object 61" xlink:type="simple" xlink:show="embed" xlink:actuate="onLoad"/></draw:frame></text:p>
                  </text:list-header>
                </text:list>
              </text:list-item>
            </text:list>
            <text:p text:style-name="P118" loext:marker-style-name="T295"/>
            <text:list text:continue-numbering="true" text:style-name="WWNum1">
              <text:list-item>
                <text:p text:style-name="P119" loext:marker-style-name="T292"><text:span text:style-name="T223">Irreflexive</text:span><text:span text:style-name="T293"/></text:p>
                <text:list>
                  <text:list-header>
                    <text:p text:style-name="P119" loext:marker-style-name="T294"><draw:frame draw:style-name="fr2" draw:name="Object62" text:anchor-type="as-char" svg:y="-0.316cm" svg:width="1.829cm" svg:height="0.445cm" draw:z-index="39"><draw:object xlink:href="./Object 62" xlink:type="simple" xlink:show="embed" xlink:actuate="onLoad"/><draw:image xlink:href="./ObjectReplacements/Object 62" xlink:type="simple" xlink:show="embed" xlink:actuate="onLoad"/></draw:frame></text:p>
                  </text:list-header>
                </text:list>
              </text:list-item>
            </text:list>
            <text:p text:style-name="P120" loext:marker-style-name="T295"/>
            <text:list text:continue-numbering="true" text:style-name="WWNum1">
              <text:list-item>
                <text:p text:style-name="P119" loext:marker-style-name="T249"><text:span text:style-name="T223">Symmetric</text:span><text:span text:style-name="T293"/></text:p>
                <text:list>
                  <text:list-header>
                    <text:p text:style-name="P119" loext:marker-style-name="T294"><draw:frame draw:style-name="fr2" draw:name="Object63" text:anchor-type="as-char" svg:y="-0.316cm" svg:width="3.62cm" svg:height="0.445cm" draw:z-index="40"><draw:object xlink:href="./Object 63" xlink:type="simple" xlink:show="embed" xlink:actuate="onLoad"/><draw:image xlink:href="./ObjectReplacements/Object 63" xlink:type="simple" xlink:show="embed" xlink:actuate="onLoad"/></draw:frame></text:p>
                  </text:list-header>
                </text:list>
              </text:list-item>
            </text:list>
            <text:p text:style-name="P118" loext:marker-style-name="T295"/>
            <text:list text:continue-numbering="true" text:style-name="WWNum1">
              <text:list-item>
                <text:p text:style-name="P119" loext:marker-style-name="T249"><text:span text:style-name="T223">Asymmetric</text:span><text:span text:style-name="T293"/></text:p>
                <text:list>
                  <text:list-header>
                    <text:p text:style-name="P119" loext:marker-style-name="T294"><draw:frame draw:style-name="fr2" draw:name="Object64" text:anchor-type="as-char" svg:y="-0.316cm" svg:width="3.893cm" svg:height="0.445cm" draw:z-index="41"><draw:object xlink:href="./Object 64" xlink:type="simple" xlink:show="embed" xlink:actuate="onLoad"/><draw:image xlink:href="./ObjectReplacements/Object 64" xlink:type="simple" xlink:show="embed" xlink:actuate="onLoad"/></draw:frame></text:p>
                  </text:list-header>
                </text:list>
              </text:list-item>
            </text:list>
            <text:p text:style-name="P121" loext:marker-style-name="T296"/>
            <text:list text:continue-numbering="true" text:style-name="WWNum1">
              <text:list-item>
                <text:p text:style-name="P119" loext:marker-style-name="T292"><text:span text:style-name="T223">Antisymmetric</text:span><text:span text:style-name="T293"/></text:p>
                <text:list>
                  <text:list-header>
                    <text:p text:style-name="P119" loext:marker-style-name="T294"><draw:frame draw:style-name="fr2" draw:name="Object65" text:anchor-type="as-char" svg:y="-0.316cm" svg:width="5.094cm" svg:height="0.445cm" draw:z-index="42"><draw:object xlink:href="./Object 65" xlink:type="simple" xlink:show="embed" xlink:actuate="onLoad"/><draw:image xlink:href="./ObjectReplacements/Object 65" xlink:type="simple" xlink:show="embed" xlink:actuate="onLoad"/></draw:frame></text:p>
                  </text:list-header>
                </text:list>
              </text:list-item>
            </text:list>
            <text:p text:style-name="P118" loext:marker-style-name="T295"/>
            <text:list text:continue-numbering="true" text:style-name="WWNum1">
              <text:list-item>
                <text:p text:style-name="P119" loext:marker-style-name="T249"><text:span text:style-name="T223">Transitive</text:span><text:span text:style-name="T293"/></text:p>
                <text:list>
                  <text:list-header>
                    <text:p text:style-name="P119" loext:marker-style-name="T294"><text:bookmark-start text:name="_Hlk511750205"/><draw:frame draw:style-name="fr2" draw:name="Object66" text:anchor-type="as-char" svg:y="-0.316cm" svg:width="7.001cm" svg:height="0.445cm" draw:z-index="43"><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18" loext:marker-style-name="T295"/>
            <text:list text:continue-numbering="true" text:style-name="WWNum1">
              <text:list-item>
                <text:p text:style-name="P119" loext:marker-style-name="T249"><text:span text:style-name="T223">Intransitive</text:span></text:p>
                <text:list>
                  <text:list-header>
                    <text:p text:style-name="P122" loext:marker-style-name="T294"><text:bookmark-start text:name="_Hlk511750205 Copy 1"/><draw:frame draw:style-name="fr2" draw:name="Object99" text:anchor-type="as-char" svg:y="-0.316cm" svg:width="7.235cm" svg:height="0.445cm" draw:z-index="81"><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18" loext:marker-style-name="T295"/>
            <text:list text:continue-numbering="true" text:style-name="WWNum1">
              <text:list-item>
                <text:p text:style-name="P119" loext:marker-style-name="T249"><text:span text:style-name="T223">StronglyIntransitive</text:span></text:p>
                <text:list>
                  <text:list-header>
                    <text:p text:style-name="P119" loext:marker-style-name="T294"><draw:frame draw:style-name="fr2" draw:name="Object67" text:anchor-type="as-char" svg:y="-0.367cm" svg:width="7.347cm" svg:height="0.496cm" draw:z-index="82"><draw:object xlink:href="./Object 67" xlink:type="simple" xlink:show="embed" xlink:actuate="onLoad"/><draw:image xlink:href="./ObjectReplacements/Object 67" xlink:type="simple" xlink:show="embed" xlink:actuate="onLoad"/><svg:desc>formula</svg:desc></draw:frame></text:p>
                  </text:list-header>
                </text:list>
              </text:list-item>
            </text:list>
            <text:p text:style-name="P118" loext:marker-style-name="T295"/>
            <text:list text:continue-numbering="true" text:style-name="WWNum1">
              <text:list-item>
                <text:p text:style-name="P119" loext:marker-style-name="T249"><text:span text:style-name="T223">Acyclic</text:span><text:span text:style-name="T293"/></text:p>
                <text:list>
                  <text:list-header>
                    <text:p text:style-name="P119" loext:marker-style-name="T294"><draw:frame draw:style-name="fr2" draw:name="Object69" text:anchor-type="as-char" svg:y="-0.367cm" svg:width="1.94cm" svg:height="0.496cm" draw:z-index="44"><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23" loext:marker-style-name="T294"><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8" text:outline-level="1" loext:marker-style-name="T297"><text:span text:style-name="T298">SubTypeRule(T, PATH)</text:span></text:h>
          </table:table-cell>
          <table:table-cell table:style-name="Table26.A1" office:value-type="string">
            <text:h text:style-name="P124" text:outline-level="1" loext:marker-style-name="T299"/>
          </table:table-cell>
        </table:table-row>
        <table:table-row table:style-name="Table26.1">
          <table:table-cell table:style-name="Table26.A1" table:number-columns-spanned="2" office:value-type="string">
            <text:h text:style-name="P125" text:outline-level="1" loext:marker-style-name="T300"><draw:frame draw:style-name="fr2" draw:name="Object70" text:anchor-type="as-char" svg:y="-0.459cm" svg:width="2.808cm" svg:height="0.536cm" draw:z-index="47"><draw:object xlink:href="./Object 54" xlink:type="simple" xlink:show="embed" xlink:actuate="onLoad"/><draw:image xlink:href="./ObjectReplacements/Object 54" xlink:type="simple" xlink:show="embed" xlink:actuate="onLoad"/></draw:frame><text:span text:style-name="T301"><text:tab/></text:span><text:span text:style-name="T302"> </text:span><draw:frame draw:style-name="fr2" draw:name="Object71" text:anchor-type="as-char" svg:y="-0.316cm" svg:width="1.614cm" svg:height="0.445cm" draw:z-index="48"><draw:object xlink:href="./Object 55" xlink:type="simple" xlink:show="embed" xlink:actuate="onLoad"/><draw:image xlink:href="./ObjectReplacements/Object 55" xlink:type="simple" xlink:show="embed" xlink:actuate="onLoad"/></draw:frame><text:span text:style-name="T303"><text:s/>includes all the </text:span><text:bookmark-start text:name="OLE_LINK257"/><text:bookmark-start text:name="_Hlk26382000"/><text:span text:style-name="T304">?VAR</text:span><text:bookmark-end text:name="OLE_LINK257"/><text:bookmark-end text:name="_Hlk26382000"/><text:span text:style-name="T303"> variable symbols in </text:span><draw:frame draw:style-name="fr2" draw:name="Object72" text:anchor-type="as-char" svg:y="-0.367cm" svg:width="1.02cm" svg:height="0.445cm" draw:z-index="49"><draw:object xlink:href="./Object 58" xlink:type="simple" xlink:show="embed" xlink:actuate="onLoad"/><draw:image xlink:href="./ObjectReplacements/Object 58" xlink:type="simple" xlink:show="embed" xlink:actuate="onLoad"/></draw:frame></text:h>
          </table:table-cell>
          <table:covered-table-cell/>
        </table:table-row>
      </table:table>
      <text:h text:style-name="P89" text:outline-level="1" loext:marker-style-name="T71"/>
      <text:p text:style-name="P126" loext:marker-style-name="T305"/>
      <table:table table:name="Table27" table:style-name="Table27">
        <table:table-column table:style-name="Table27.A"/>
        <table:table-column table:style-name="Table27.B"/>
        <table:table-row table:style-name="Table27.1">
          <table:table-cell table:style-name="Table27.A1" office:value-type="string">
            <text:h text:style-name="P59" text:outline-level="1" loext:marker-style-name="T306"><text:bookmark-start text:name="OLE_LINK66"/><text:bookmark-start text:name="OLE_LINK71"/><text:span text:style-name="T298">FactTypeRule</text:span><text:bookmark-end text:name="OLE_LINK66"/><text:bookmark-end text:name="OLE_LINK71"/><text:span text:style-name="T298">(P, </text:span><text:bookmark-start text:name="OLE_LINK130"/><text:bookmark-start text:name="_Hlk26280966"/><text:span text:style-name="T307">PATH</text:span><text:span text:style-name="T308">1</text:span><text:bookmark-end text:name="OLE_LINK130"/><text:bookmark-end text:name="_Hlk26280966"/><text:span text:style-name="T309">, ...</text:span><text:bookmark-start text:name="OLE_LINK187"/><text:bookmark-start text:name="_Hlk26292291"/><text:span text:style-name="T309"> </text:span><text:bookmark-end text:name="OLE_LINK187"/><text:bookmark-end text:name="_Hlk26292291"/><text:span text:style-name="T307">PATH</text:span><text:span text:style-name="T310">α(P)</text:span><text:span text:style-name="T298">)</text:span></text:h>
          </table:table-cell>
          <table:table-cell table:style-name="Table27.A1" office:value-type="string">
            <text:h text:style-name="P127" text:outline-level="1" loext:marker-style-name="T311"/>
          </table:table-cell>
        </table:table-row>
        <table:table-row table:style-name="Table27.2">
          <table:table-cell table:style-name="Table27.A1" table:number-columns-spanned="2" office:value-type="string">
            <text:h text:style-name="P128" text:outline-level="1" loext:marker-style-name="T312"><draw:frame draw:style-name="fr2" draw:name="Object31" text:anchor-type="as-char" svg:y="-0.459cm" svg:width="7.135cm" svg:height="0.61cm" draw:z-index="83"><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29" loext:marker-style-name="T294"/>
      <text:p text:style-name="P129" loext:marker-style-name="T294"/>
      <table:table table:name="Table28" table:style-name="Table28">
        <table:table-column table:style-name="Table28.A"/>
        <table:table-column table:style-name="Table28.B"/>
        <table:table-row table:style-name="Table28.1">
          <table:table-cell table:style-name="Table28.A1" office:value-type="string">
            <text:h text:style-name="P58" text:outline-level="1" loext:marker-style-name="T297"><text:span text:style-name="T298">SubTypeSemiRule(T, PATH)</text:span><text:span text:style-name="T313"/></text:h>
          </table:table-cell>
          <table:table-cell table:style-name="Table28.A1" office:value-type="string">
            <text:h text:style-name="P124" text:outline-level="1" loext:marker-style-name="T299"/>
          </table:table-cell>
        </table:table-row>
        <table:table-row table:style-name="Table28.1">
          <table:table-cell table:style-name="Table28.A1" table:number-columns-spanned="2" office:value-type="string">
            <text:h text:style-name="P125" text:outline-level="1" loext:marker-style-name="T300"><draw:frame draw:style-name="fr2" draw:name="Object76" text:anchor-type="as-char" svg:y="-0.459cm" svg:width="2.769cm" svg:height="0.536cm" draw:z-index="50"><draw:object xlink:href="./Object 76" xlink:type="simple" xlink:show="embed" xlink:actuate="onLoad"/><draw:image xlink:href="./ObjectReplacements/Object 76" xlink:type="simple" xlink:show="embed" xlink:actuate="onLoad"/></draw:frame><text:span text:style-name="T302"><text:tab/> </text:span><text:span text:style-name="T314"><draw:frame draw:style-name="fr2" draw:name="Object77" text:anchor-type="as-char" svg:y="-0.316cm" svg:width="1.67cm" svg:height="0.445cm" draw:z-index="84"><draw:object xlink:href="./Object 68" xlink:type="simple" xlink:show="embed" xlink:actuate="onLoad"/><draw:image xlink:href="./ObjectReplacements/Object 68" xlink:type="simple" xlink:show="embed" xlink:actuate="onLoad"/></draw:frame></text:span><text:span text:style-name="T303"><text:s/>includes all the </text:span><text:span text:style-name="T304">?VAR</text:span><text:span text:style-name="T303"> variable symbols in </text:span><text:span text:style-name="T314"><draw:frame draw:style-name="fr2" draw:name="Object78" text:anchor-type="as-char" svg:y="-0.367cm" svg:width="1.296cm" svg:height="0.52cm" draw:z-index="51"><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9" text:outline-level="1" loext:marker-style-name="T71"/>
      <text:p text:style-name="P126" loext:marker-style-name="T305"/>
      <table:table table:name="Table29" table:style-name="Table29">
        <table:table-column table:style-name="Table29.A"/>
        <table:table-column table:style-name="Table29.B"/>
        <table:table-row table:style-name="Table29.1">
          <table:table-cell table:style-name="Table29.A1" office:value-type="string">
            <text:h text:style-name="P59" text:outline-level="1" loext:marker-style-name="T306"><text:span text:style-name="T298">FactTypeSemiRule(P, PATH</text:span><text:span text:style-name="T315">1</text:span><text:span text:style-name="T309">, ... </text:span><text:span text:style-name="T298">PATH</text:span><text:span text:style-name="T310">α(P)</text:span><text:span text:style-name="T298">)</text:span></text:h>
          </table:table-cell>
          <table:table-cell table:style-name="Table29.A1" office:value-type="string">
            <text:h text:style-name="P127" text:outline-level="1" loext:marker-style-name="T311"/>
          </table:table-cell>
        </table:table-row>
        <table:table-row table:style-name="Table29.2">
          <table:table-cell table:style-name="Table29.A1" table:number-columns-spanned="2" office:value-type="string">
            <text:h text:style-name="P128" text:outline-level="1" loext:marker-style-name="T312"><draw:frame draw:style-name="fr2" draw:name="Object68" text:anchor-type="as-char" svg:y="-0.459cm" svg:width="7.096cm" svg:height="0.61cm" draw:z-index="85"><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29" loext:marker-style-name="T294"/>
      <text:p text:style-name="P129" loext:marker-style-name="T294"/>
      <table:table table:name="Table30" table:style-name="Table30">
        <table:table-column table:style-name="Table30.A"/>
        <table:table-column table:style-name="Table30.B"/>
        <table:table-row table:style-name="Table30.1">
          <table:table-cell table:style-name="Table30.A1" office:value-type="string">
            <text:h text:style-name="P58" text:outline-level="1" loext:marker-style-name="T316"><text:bookmark text:name="OLE_LINK284_Copy_1"/><text:bookmark text:name="OLE_LINK285_Copy_1"/><text:bookmark-start text:name="OLE_LINK90"/><text:bookmark-start text:name="OLE_LINK89"/><text:span text:style-name="T223">JoinPath(P (</text:span><text:bookmark-start text:name="OLE_LINK196"/><text:bookmark-start text:name="OLE_LINK163"/><text:bookmark-start text:name="_Hlk26290471"/><text:bookmark-start text:name="OLE_LINK169"/><text:bookmark-start text:name="OLE_LINK143"/><text:bookmark-start text:name="_Hlk26290304"/><text:span text:style-name="T223">P</text:span><text:span text:style-name="T228">1</text:span><text:bookmark-end text:name="OLE_LINK196"/><text:bookmark-end text:name="OLE_LINK163"/><text:bookmark-end text:name="_Hlk26290471"/><text:span text:style-name="T223">.i</text:span><text:span text:style-name="T228">1</text:span><text:bookmark-end text:name="OLE_LINK169"/><text:bookmark-end text:name="OLE_LINK143"/><text:bookmark-end text:name="_Hlk26290304"/><text:span text:style-name="T228">, </text:span><text:bookmark-start text:name="OLE_LINK170"/><text:bookmark-start text:name="_Hlk26290482"/><text:span text:style-name="T228">1</text:span><text:span text:style-name="T223">.j</text:span><text:span text:style-name="T228">1</text:span><text:bookmark-end text:name="OLE_LINK170"/><text:bookmark-end text:name="_Hlk26290482"/><text:span text:style-name="T223">) ...</text:span><text:bookmark-start text:name="OLE_LINK172"/><text:bookmark-start text:name="_Hlk26290543"/><text:span text:style-name="T223"> </text:span><text:bookmark-end text:name="OLE_LINK172"/><text:bookmark-end text:name="_Hlk26290543"/><text:span text:style-name="T223">(P</text:span><text:span text:style-name="T228">m</text:span><text:span text:style-name="T223">.i</text:span><text:span text:style-name="T228">m, </text:span><text:span text:style-name="T223">P</text:span><text:span text:style-name="T228">m</text:span><text:span text:style-name="T223">.j</text:span><text:span text:style-name="T228">m</text:span><text:span text:style-name="T223">))</text:span><text:bookmark-end text:name="OLE_LINK90"/><text:bookmark-end text:name="OLE_LINK89"/></text:h>
          </table:table-cell>
          <table:table-cell table:style-name="Table30.A1" office:value-type="string">
            <text:h text:style-name="P69" text:outline-level="1" loext:marker-style-name="T311"><draw:frame draw:style-name="fr2" draw:name="Object82" text:anchor-type="as-char" svg:y="-0.325cm" svg:width="1.249cm" svg:height="0.427cm" draw:z-index="52"><draw:object xlink:href="./Object 82" xlink:type="simple" xlink:show="embed" xlink:actuate="onLoad"/><draw:image xlink:href="./ObjectReplacements/Object 82" xlink:type="simple" xlink:show="embed" xlink:actuate="onLoad"/></draw:frame><text:span text:style-name="T224"><text:s/>and <text:s/>for</text:span><text:span text:style-name="T223"> k≤m: i</text:span><text:span text:style-name="T228">k</text:span><text:span text:style-name="T240"> </text:span><text:span text:style-name="T231">≠</text:span><text:span text:style-name="T223">j</text:span><text:span text:style-name="T228">k</text:span></text:h>
          </table:table-cell>
        </table:table-row>
        <table:table-row table:style-name="Table30.1">
          <table:table-cell table:style-name="Table30.A1" table:number-columns-spanned="2" office:value-type="string">
            <text:h text:style-name="P130" text:outline-level="1"><text:span text:style-name="T234">(MACRO)<text:line-break/></text:span><text:bookmark-start text:name="_Hlk26340048"/><text:bookmark-start text:name="OLE_LINK208"/><text:span text:style-name="T180">FactTypeRule(P<text:tab/>(</text:span><text:bookmark-start text:name="OLE_LINK173"/><text:bookmark-start text:name="_Hlk26290595"/><text:bookmark-start text:name="OLE_LINK171"/><text:bookmark-start text:name="_Hlk26290519"/><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j</text:span><text:span text:style-name="T235">1</text:span><text:bookmark-end text:name="OLE_LINK173"/><text:bookmark-end text:name="_Hlk26290595"/><text:span text:style-name="T180"> </text:span><text:bookmark-start text:name="OLE_LINK189"/><text:bookmark-start text:name="OLE_LINK188"/><text:span text:style-name="T254">⋈</text:span><text:span text:style-name="T180"> </text:span><text:bookmark-end text:name="OLE_LINK189"/><text:bookmark-end text:name="OLE_LINK188"/><text:span text:style-name="T180">(P</text:span><text:span text:style-name="T235">2</text:span><text:span text:style-name="T180">.i</text:span><text:span text:style-name="T235">2</text:span><text:span text:style-name="T180"> </text:span><text:span text:style-name="T252">➤</text:span><text:span text:style-name="T253"> </text:span><text:span text:style-name="T180">[P</text:span><text:span text:style-name="T235">2</text:span><text:span text:style-name="T180">.j</text:span><text:span text:style-name="T235">2</text:span><text:span text:style-name="T180"> </text:span><text:span text:style-name="T254">⋈</text:span><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j</text:span><text:span text:style-name="T235">m</text:span><text:span text:style-name="T180"> </text:span><text:span text:style-name="T254">⋈</text:span><text:span text:style-name="T180"> ?x]))])</text:span><text:bookmark-end text:name="OLE_LINK171"/><text:bookmark-end text:name="_Hlk26290519"/><text:span text:style-name="T180">]) (?x))</text:span><text:bookmark-end text:name="_Hlk26340048"/><text:bookmark-end text:name="OLE_LINK208"/></text:h>
          </table:table-cell>
          <table:covered-table-cell/>
        </table:table-row>
      </table:table>
      <text:h text:style-name="P74" text:outline-level="1" loext:marker-style-name="T70"/>
      <text:h text:style-name="P131" text:outline-level="1" loext:marker-style-name="T317"><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2" text:outline-level="1" loext:marker-style-name="T318"><text:span text:style-name="T319">RELATION </text:span><text:span text:style-name="T320">::=</text:span><text:span text:style-name="T319"><text:tab/>PATH</text:span><text:span text:style-name="T321">1</text:span><text:span text:style-name="T322"> X … X PATH</text:span><text:span text:style-name="T321">n</text:span></text:h>
            <text:h text:style-name="P133" text:outline-level="1" loext:marker-style-name="T318"><text:span text:style-name="T223">PATH </text:span><text:span text:style-name="T323">::=</text:span><text:span text:style-name="T223"><text:tab/></text:span><text:bookmark text:name="OLE_LINK224"/><text:bookmark text:name="_Hlk26379047"/><text:span text:style-name="T223">T</text:span><text:bookmark-start text:name="OLE_LINK181"/><text:bookmark-start text:name="_Hlk26291676"/><text:span text:style-name="T223"> </text:span><text:bookmark-start text:name="OLE_LINK166"/><text:bookmark-start text:name="_Hlk26284544"/><text:span text:style-name="T323">|</text:span><text:bookmark-end text:name="OLE_LINK181"/><text:bookmark-end text:name="_Hlk26291676"/><text:bookmark-end text:name="OLE_LINK166"/><text:bookmark-end text:name="_Hlk26284544"/><text:bookmark-start text:name="OLE_LINK65"/><text:bookmark-start text:name="_Hlk29309331"/></text:h>
            <text:h text:style-name="P134" text:outline-level="1" loext:marker-style-name="T324"><text:bookmark-end text:name="_Hlk29309331"/><text:bookmark-end text:name="OLE_LINK65"/><text:bookmark-start text:name="OLE_LINK160"/><text:bookmark-start text:name="_Hlk26290460"/><text:span text:style-name="T223">P.i </text:span><text:bookmark-start text:name="OLE_LINK145"/><text:bookmark-start text:name="_Hlk26290314"/><text:span text:style-name="T325">➤</text:span><text:bookmark-end text:name="OLE_LINK145"/><text:bookmark-end text:name="_Hlk26290314"/><text:span text:style-name="T326"> </text:span><text:span text:style-name="T223">[P.i</text:span><text:span text:style-name="T327">1</text:span><text:span text:style-name="T223"> </text:span><text:bookmark-start text:name="OLE_LINK82"/><text:bookmark-start text:name="OLE_LINK81"/><text:bookmark-start text:name="OLE_LINK91"/><text:bookmark-start text:name="_Hlk26280539"/><text:span text:style-name="T328">⋈</text:span><text:span text:style-name="T223"> </text:span><text:bookmark-end text:name="OLE_LINK82"/><text:bookmark-end text:name="OLE_LINK81"/><text:span text:style-name="T223">PATH</text:span><text:span text:style-name="T228">1</text:span><text:bookmark-end text:name="OLE_LINK160"/><text:bookmark-end text:name="_Hlk26290460"/><text:bookmark-end text:name="OLE_LINK91"/><text:bookmark-end text:name="_Hlk26280539"/><text:bookmark-start text:name="OLE_LINK118"/><text:bookmark-start text:name="_Hlk26280615"/><text:span text:style-name="T223">] </text:span><text:bookmark-start text:name="OLE_LINK241"/><text:bookmark-start text:name="OLE_LINK134"/><text:bookmark-start text:name="OLE_LINK129"/><text:bookmark-start text:name="_Hlk26280785"/><text:span text:style-name="T223">… </text:span><text:bookmark-end text:name="OLE_LINK118"/><text:bookmark-end text:name="_Hlk26280615"/><text:bookmark-end text:name="OLE_LINK241"/><text:bookmark-end text:name="OLE_LINK134"/><text:bookmark-end text:name="OLE_LINK129"/><text:bookmark-end text:name="_Hlk26280785"/><text:span text:style-name="T223">[P.i</text:span><text:span text:style-name="T228">m</text:span><text:span text:style-name="T223"> </text:span><text:span text:style-name="T328">⋈</text:span><text:span text:style-name="T223"> PATH</text:span><text:span text:style-name="T228">m</text:span><text:span text:style-name="T223">] </text:span><text:span text:style-name="T323">|</text:span></text:h>
            <text:h text:style-name="P135" text:outline-level="1" loext:marker-style-name="T324"><text:span text:style-name="T223"><text:tab/>PATH</text:span><text:span text:style-name="T228">1</text:span><text:span text:style-name="T223"> ∨ </text:span><text:bookmark-start text:name="OLE_LINK93"/><text:bookmark-start text:name="_Hlk26280553"/><text:span text:style-name="T223">PATH</text:span><text:span text:style-name="T228">2</text:span><text:bookmark-end text:name="OLE_LINK93"/><text:bookmark-end text:name="_Hlk26280553"/><text:span text:style-name="T223"> </text:span><text:span text:style-name="T323">|</text:span></text:h>
            <text:h text:style-name="P135" text:outline-level="1" loext:marker-style-name="T324"><text:span text:style-name="T223"><text:tab/>PATH</text:span><text:span text:style-name="T228">1</text:span><text:span text:style-name="T223"> </text:span><text:bookmark-start text:name="OLE_LINK174"/><text:bookmark-start text:name="OLE_LINK135"/><text:bookmark-start text:name="_Hlk26281424"/><text:span text:style-name="T223">∧</text:span><text:bookmark-end text:name="OLE_LINK174"/><text:bookmark-end text:name="OLE_LINK135"/><text:bookmark-end text:name="_Hlk26281424"/><text:span text:style-name="T223"> PATH</text:span><text:span text:style-name="T228">2</text:span><text:span text:style-name="T223"> </text:span><text:span text:style-name="T323">|</text:span></text:h>
            <text:h text:style-name="P135" text:outline-level="1" loext:marker-style-name="T324"><text:span text:style-name="T223"><text:tab/>PATH</text:span><text:span text:style-name="T228">1</text:span><text:span text:style-name="T223"> </text:span><text:bookmark-start text:name="_Hlk29311988"/><text:span text:style-name="T223">∖</text:span><text:bookmark-end text:name="_Hlk29311988"/><text:span text:style-name="T223"> PATH</text:span><text:span text:style-name="T228">2</text:span><text:bookmark-start text:name="OLE_LINK114"/><text:bookmark-start text:name="OLE_LINK94"/><text:span text:style-name="T223"> </text:span><text:span text:style-name="T323">|</text:span><text:bookmark-end text:name="OLE_LINK114"/><text:bookmark-end text:name="OLE_LINK94"/></text:h>
            <text:h text:style-name="P136" text:outline-level="1" loext:marker-style-name="T324"><text:span text:style-name="T223"><text:tab/></text:span><text:bookmark-start text:name="OLE_LINK254"/><text:bookmark-start text:name="OLE_LINK255"/><text:span text:style-name="T223">?VAR</text:span><text:bookmark-end text:name="OLE_LINK254"/><text:bookmark-end text:name="OLE_LINK255"/><text:bookmark-start text:name="OLE_LINK183"/><text:bookmark-start text:name="OLE_LINK182"/><text:span text:style-name="T223"> </text:span><text:span text:style-name="T323">|</text:span><text:bookmark-end text:name="OLE_LINK183"/><text:bookmark-end text:name="OLE_LINK182"/></text:h>
            <text:h text:style-name="P137" text:outline-level="1" loext:marker-style-name="T324"><text:span text:style-name="T223"><text:tab/>{</text:span><text:bookmark-start text:name="OLE_LINK119"/><text:bookmark-start text:name="_Hlk26280643"/><text:bookmark-start text:name="OLE_LINK242"/><text:bookmark-start text:name="_Hlk26381256"/><text:bookmark-start text:name="OLE_LINK244"/><text:bookmark-start text:name="OLE_LINK243"/><text:span text:style-name="T223">d</text:span><text:bookmark-end text:name="OLE_LINK119"/><text:bookmark-end text:name="_Hlk26280643"/><text:span text:style-name="T228">1</text:span><text:bookmark-end text:name="OLE_LINK242"/><text:bookmark-end text:name="_Hlk26381256"/><text:span text:style-name="T223"> ... d</text:span><text:span text:style-name="T228">n</text:span><text:bookmark-end text:name="OLE_LINK244"/><text:bookmark-end text:name="OLE_LINK243"/><text:span text:style-name="T223">} </text:span><text:span text:style-name="T323">|</text:span></text:h>
            <text:h text:style-name="P135" text:outline-level="1" loext:marker-style-name="T324"><text:span text:style-name="T223"><text:tab/></text:span><text:span text:style-name="T262">≶</text:span><text:span text:style-name="T223"> TERM</text:span><text:bookmark text:name="OLE_LINK224_Copy_1"/><text:bookmark text:name="_Hlk26379047_Copy_1"/></text:h>
            <text:h text:style-name="P135" text:outline-level="1" loext:marker-style-name="T324"><text:span text:style-name="T223">TERM </text:span><text:span text:style-name="T323">::=</text:span><text:span text:style-name="T223"> </text:span><text:bookmark-start text:name="OLE_LINK180"/><text:bookmark-start text:name="OLE_LINK179"/><text:span text:style-name="T223">d</text:span><text:bookmark-end text:name="OLE_LINK180"/><text:bookmark-end text:name="OLE_LINK179"/><text:span text:style-name="T223"> </text:span><text:span text:style-name="T323">|</text:span><text:span text:style-name="T223"> ?VAR </text:span><text:span text:style-name="T323">|</text:span><text:span text:style-name="T223"> </text:span><text:bookmark-start text:name="_Hlk26781865"/><text:bookmark-start text:name="OLE_LINK191"/><text:bookmark-start text:name="_Hlk26379821"/><text:span text:style-name="T223">f</text:span><text:bookmark-end text:name="_Hlk26781865"/><text:span text:style-name="T223">(TERM</text:span><text:span text:style-name="T228">1</text:span><text:span text:style-name="T223">, ... TERM</text:span><text:span text:style-name="T329">α(</text:span><text:span text:style-name="T228">f</text:span><text:span text:style-name="T329">)</text:span><text:span text:style-name="T223">)</text:span><text:bookmark-end text:name="OLE_LINK191"/><text:bookmark-end text:name="_Hlk26379821"/></text:h>
          </table:table-cell>
          <table:table-cell table:style-name="Table31.A1" office:value-type="string">
            <text:h text:style-name="P138" text:outline-level="1"><text:span text:style-name="T330">≶ </text:span><text:bookmark-start text:name="_Hlk32334374"/><text:span text:style-name="T330">⩴</text:span><text:bookmark-end text:name="_Hlk32334374"/><text:span text:style-name="T330"> </text:span><text:span text:style-name="T331"></text:span><text:span text:style-name="T332"> | </text:span><text:span text:style-name="T333">≥</text:span><text:span text:style-name="T332"> | </text:span><text:span text:style-name="T334"></text:span><text:span text:style-name="T332"> | </text:span><text:span text:style-name="T334"></text:span><text:span text:style-name="T335">≤</text:span><text:span text:style-name="T334"> </text:span><text:span text:style-name="T332">| </text:span><text:span text:style-name="T334"></text:span><text:span text:style-name="T332"> | </text:span><text:span text:style-name="T334"></text:span></text:h>
            <text:h text:style-name="P139" text:outline-level="1" loext:marker-style-name="T255"><text:span text:style-name="T336">0 </text:span><text:span text:style-name="T337">≤ </text:span><text:span text:style-name="T338">m </text:span><text:span text:style-name="T337">≤ </text:span></text:h>
            <text:h text:style-name="P140" text:outline-level="1" loext:marker-style-name="T255"><text:span text:style-name="T337">i </text:span><text:span text:style-name="T339"></text:span><text:span text:style-name="T337"> i</text:span><text:span text:style-name="T340">j</text:span><text:span text:style-name="T341"> and i </text:span><text:span text:style-name="T340">j</text:span><text:span text:style-name="T342"></text:span><text:span text:style-name="T341"> i</text:span><text:span text:style-name="T340">k</text:span><text:span text:style-name="T341"> for any j </text:span><text:span text:style-name="T342"> </text:span><text:span text:style-name="T341">k and j, k ≤ m</text:span></text:h>
            <text:h text:style-name="P141" text:outline-level="1" loext:marker-style-name="T255"/>
            <text:h text:style-name="P142" text:outline-level="1">Operator precedence is (lowest to highest):</text:h>
            <text:h text:style-name="P143" text:outline-level="1"><text:span text:style-name="T343">disjunction </text:span><text:span text:style-name="T344">∨</text:span><text:span text:style-name="T343">, conjunction </text:span><text:span text:style-name="T345">∧</text:span><text:span text:style-name="T343">, exception \</text:span></text:h>
            <text:h text:style-name="P144" text:outline-level="1" loext:marker-style-name="T346"><text:span text:style-name="T262"/></text:h>
            <text:h text:style-name="P144" text:outline-level="1" loext:marker-style-name="T347"><text:span text:style-name="T262"/></text:h>
            <text:h text:style-name="P145" text:outline-level="1"><text:span text:style-name="T348"/></text:h>
          </table:table-cell>
        </table:table-row>
        <table:table-row table:style-name="Table31.1">
          <table:table-cell table:style-name="Table31.A1" table:number-columns-spanned="2" office:value-type="string">
            <text:h text:style-name="P146" text:outline-level="1" loext:marker-style-name="T349"><text:span text:style-name="T223"><text:tab/></text:span><text:span text:style-name="T350">PATH</text:span><text:span text:style-name="T351">1</text:span><text:span text:style-name="T352"> X … X PATH</text:span><text:span text:style-name="T351">n</text:span><text:span text:style-name="T304"> </text:span><text:bookmark text:name="OLE_LINK250 Copy 1"/><text:bookmark text:name="OLE_LINK240 Copy 1"/><text:bookmark text:name="_Hlk26380938 Copy 1"/><text:span text:style-name="T353">↠</text:span><text:bookmark-start text:name="_Hlk26379341 Copy 1"/><text:bookmark-start text:name="OLE_LINK227 Copy 1"/><text:span text:style-name="T304"><text:tab/></text:span><text:bookmark-start text:name="_Hlk26379308 Copy 1"/><text:bookmark-start text:name="OLE_LINK225 Copy 1"/><text:bookmark-start text:name="OLE_LINK226 Copy 1"/><text:span text:style-name="T354"><draw:frame draw:style-name="fr2" draw:name="Object30" text:anchor-type="as-char" svg:y="-0.367cm" svg:width="6.886cm" svg:height="0.496cm" draw:z-index="86"><draw:object xlink:href="./Object 31" xlink:type="simple" xlink:show="embed" xlink:actuate="onLoad"/><draw:image xlink:href="./ObjectReplacements/Object 31" xlink:type="simple" xlink:show="embed" xlink:actuate="onLoad"/><svg:desc>formula</svg:desc></draw:frame></text:span><text:bookmark-end text:name="_Hlk26379341 Copy 1"/><text:bookmark-end text:name="OLE_LINK227 Copy 1"/><text:bookmark-end text:name="_Hlk26379308 Copy 1"/><text:bookmark-end text:name="OLE_LINK225 Copy 1"/><text:bookmark-end text:name="OLE_LINK226 Copy 1"/></text:h>
            <text:h text:style-name="P147" text:outline-level="1"><text:span text:style-name="T346">{</text:span><text:span text:style-name="T355">var</text:span><text:span text:style-name="T356">1</text:span><text:span text:style-name="T357"> … </text:span><text:span text:style-name="T358">var</text:span><text:span text:style-name="T356">m</text:span><text:span text:style-name="T357">} are the ?VAR variable symbols in PATH</text:span><text:span text:style-name="T356">1</text:span><text:span text:style-name="T357">, … , PATH</text:span><text:span text:style-name="T356">n</text:span></text:h>
            <text:h text:style-name="P148" text:outline-level="1" loext:marker-style-name="T349"><text:span text:style-name="T223"><text:tab/></text:span><text:span text:style-name="T304">T </text:span><text:bookmark-start text:name="OLE_LINK250"/><text:bookmark-start text:name="OLE_LINK240"/><text:bookmark-start text:name="_Hlk26380938"/><text:bookmark-start text:name="OLE_LINK227"/><text:bookmark-start text:name="_Hlk26379341"/><text:span text:style-name="T359">↦</text:span><text:bookmark-end text:name="OLE_LINK250"/><text:bookmark-end text:name="OLE_LINK240"/><text:bookmark-end text:name="_Hlk26380938"/><text:span text:style-name="T304"><text:tab/></text:span><text:bookmark-start text:name="OLE_LINK226"/><text:bookmark-start text:name="OLE_LINK225"/><text:bookmark-start text:name="_Hlk26379308"/><text:span text:style-name="T314"><draw:frame draw:style-name="fr2" draw:name="Object84" text:anchor-type="as-char" svg:y="-0.316cm" svg:width="0.885cm" svg:height="0.393cm" draw:z-index="53"><draw:object xlink:href="./Object 84" xlink:type="simple" xlink:show="embed" xlink:actuate="onLoad"/><draw:image xlink:href="./ObjectReplacements/Object 84" xlink:type="simple" xlink:show="embed" xlink:actuate="onLoad"/></draw:frame></text:span><text:bookmark-end text:name="OLE_LINK227"/><text:bookmark-end text:name="_Hlk26379341"/><text:bookmark-end text:name="OLE_LINK226"/><text:bookmark-end text:name="OLE_LINK225"/><text:bookmark-end text:name="_Hlk26379308"/></text:h>
            <text:h text:style-name="P149" text:outline-level="1"><text:span text:style-name="T180"><text:tab/> P.i</text:span><text:span text:style-name="T360"> </text:span><text:span text:style-name="T252">➤</text:span><text:span text:style-name="T253"> </text:span><text:span text:style-name="T180">[P.i</text:span><text:span text:style-name="T235">1</text:span><text:span text:style-name="T180"> </text:span><text:span text:style-name="T254">⋈</text:span><text:span text:style-name="T180"> PATH</text:span><text:span text:style-name="T235">1</text:span><text:span text:style-name="T180">]…[P.i</text:span><text:span text:style-name="T235">m</text:span><text:span text:style-name="T180"> </text:span><text:span text:style-name="T254">⋈</text:span><text:span text:style-name="T180"> PATH</text:span><text:span text:style-name="T235">m</text:span><text:span text:style-name="T180">]</text:span><text:span text:style-name="T360"> </text:span><text:span text:style-name="T254">↦</text:span><text:span text:style-name="T180"> </text:span><draw:frame draw:style-name="fr2" draw:name="Object86" text:anchor-type="as-char" svg:y="-0.367cm" svg:width="8.86cm" svg:height="0.527cm" draw:z-index="54"><draw:object xlink:href="./Object 86" xlink:type="simple" xlink:show="embed" xlink:actuate="onLoad"/><draw:image xlink:href="./ObjectReplacements/Object 86" xlink:type="simple" xlink:show="embed" xlink:actuate="onLoad"/></draw:frame></text:h>
            <text:h text:style-name="P149" text:outline-level="1"><text:span text:style-name="T180"><text:tab/></text:span><text:bookmark-start text:name="_Hlk26379389"/><text:bookmark-start text:name="OLE_LINK228"/><text:span text:style-name="T180"> </text:span><draw:frame draw:style-name="fr2" draw:name="Object87" text:anchor-type="as-char" svg:y="-0.316cm" svg:width="2.552cm" svg:height="0.445cm" draw:z-index="55"><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0"><text:s/></text:span><text:span text:style-name="T254">↦</text:span><text:span text:style-name="T180"><text:tab/></text:span><text:bookmark-start text:name="OLE_LINK50"/><text:bookmark-start text:name="OLE_LINK49"/><draw:frame draw:style-name="fr2" draw:name="Object88" text:anchor-type="as-char" svg:y="-0.367cm" svg:width="3.314cm" svg:height="0.496cm" draw:z-index="56"><draw:object xlink:href="./Object 88" xlink:type="simple" xlink:show="embed" xlink:actuate="onLoad"/><draw:image xlink:href="./ObjectReplacements/Object 88" xlink:type="simple" xlink:show="embed" xlink:actuate="onLoad"/></draw:frame><text:bookmark-end text:name="OLE_LINK50"/><text:bookmark-end text:name="OLE_LINK49"/></text:h>
            <text:h text:style-name="P149" text:outline-level="1"><text:span text:style-name="T180"><text:tab/></text:span><text:bookmark-start text:name="_Hlk26379389_Copy_1"/><text:bookmark-start text:name="OLE_LINK228_Copy_1"/><text:span text:style-name="T180"> </text:span><draw:frame draw:style-name="fr2" draw:name="Object89" text:anchor-type="as-char" svg:y="-0.316cm" svg:width="2.552cm" svg:height="0.445cm" draw:z-index="57"><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0"><text:s/></text:span><text:span text:style-name="T254">↦</text:span><text:span text:style-name="T180"><text:tab/></text:span><draw:frame draw:style-name="fr2" draw:name="Object90" text:anchor-type="as-char" svg:y="-0.367cm" svg:width="3.314cm" svg:height="0.496cm" draw:z-index="58"><draw:object xlink:href="./Object 90" xlink:type="simple" xlink:show="embed" xlink:actuate="onLoad"/><draw:image xlink:href="./ObjectReplacements/Object 90" xlink:type="simple" xlink:show="embed" xlink:actuate="onLoad"/></draw:frame></text:h>
            <text:h text:style-name="P149" text:outline-level="1"><text:span text:style-name="T180"><text:tab/></text:span><text:bookmark-start text:name="_Hlk26379389_Copy_2"/><text:bookmark-start text:name="OLE_LINK228_Copy_2"/><text:span text:style-name="T180"> </text:span><draw:frame draw:style-name="fr2" draw:name="Object91" text:anchor-type="as-char" svg:y="-0.316cm" svg:width="2.489cm" svg:height="0.445cm" draw:z-index="59"><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0"><text:s/></text:span><text:span text:style-name="T254">↦</text:span><text:span text:style-name="T180"><text:tab/></text:span><draw:frame draw:style-name="fr2" draw:name="Object92" text:anchor-type="as-char" svg:y="-0.367cm" svg:width="3.588cm" svg:height="0.496cm" draw:z-index="60"><draw:object xlink:href="./Object 92" xlink:type="simple" xlink:show="embed" xlink:actuate="onLoad"/><draw:image xlink:href="./ObjectReplacements/Object 92" xlink:type="simple" xlink:show="embed" xlink:actuate="onLoad"/></draw:frame><text:bookmark text:name="_Hlk26778339"/></text:h>
            <text:h text:style-name="P150" text:outline-level="1"><text:span text:style-name="T180"><text:tab/>?VAR </text:span><text:span text:style-name="T254">↦</text:span><text:span text:style-name="T180"><text:tab/></text:span><draw:frame draw:style-name="fr2" draw:name="Object94" text:anchor-type="as-char" svg:y="-0.316cm" svg:width="1.873cm" svg:height="0.393cm" draw:z-index="62"><draw:object xlink:href="./Object 94" xlink:type="simple" xlink:show="embed" xlink:actuate="onLoad"/><draw:image xlink:href="./ObjectReplacements/Object 94" xlink:type="simple" xlink:show="embed" xlink:actuate="onLoad"/></draw:frame></text:h>
            <text:h text:style-name="P150" text:outline-level="1"><text:span text:style-name="T180"><text:tab/>{d</text:span><text:span text:style-name="T235">1</text:span><text:span text:style-name="T180"> … d</text:span><text:span text:style-name="T235">n</text:span><text:span text:style-name="T180">} </text:span><text:span text:style-name="T254">↦</text:span><text:span text:style-name="T180"><text:tab/></text:span><text:bookmark text:name="_Hlk26778339 Copy 1"/><text:span text:style-name="T180"><draw:frame draw:style-name="fr2" draw:name="Object93" text:anchor-type="as-char" svg:y="-0.316cm" svg:width="2.986cm" svg:height="0.445cm" draw:z-index="87"><draw:object xlink:href="./Object 30" xlink:type="simple" xlink:show="embed" xlink:actuate="onLoad"/><draw:image xlink:href="./ObjectReplacements/Object 30" xlink:type="simple" xlink:show="embed" xlink:actuate="onLoad"/><svg:desc>formula</svg:desc></draw:frame></text:span></text:h>
            <text:h text:style-name="P151" text:outline-level="1"><text:span text:style-name="T180"><text:tab/></text:span><text:span text:style-name="T361">≶</text:span><text:span text:style-name="T180"> TERM</text:span><text:bookmark-start text:name="OLE_LINK217"/><text:bookmark-start text:name="_Hlk26379833"/><text:span text:style-name="T180"> </text:span><text:bookmark-end text:name="OLE_LINK217"/><text:bookmark-end text:name="_Hlk26379833"/><text:span text:style-name="T254">↦</text:span><text:span text:style-name="T180"><text:tab/></text:span><draw:frame draw:style-name="fr2" draw:name="Object95" text:anchor-type="as-char" svg:y="-0.367cm" svg:width="2.164cm" svg:height="0.445cm" draw:z-index="63"><draw:object xlink:href="./Object 95" xlink:type="simple" xlink:show="embed" xlink:actuate="onLoad"/><draw:image xlink:href="./ObjectReplacements/Object 95" xlink:type="simple" xlink:show="embed" xlink:actuate="onLoad"/></draw:frame></text:h>
            <text:h text:style-name="P149" text:outline-level="1"><text:span text:style-name="T180"><text:tab/>d </text:span><draw:frame draw:style-name="fr2" draw:name="Object96" text:anchor-type="as-char" svg:y="-0.316cm" svg:width="0.434cm" svg:height="0.393cm" draw:z-index="64"><draw:object xlink:href="./Object 96" xlink:type="simple" xlink:show="embed" xlink:actuate="onLoad"/><draw:image xlink:href="./ObjectReplacements/Object 96" xlink:type="simple" xlink:show="embed" xlink:actuate="onLoad"/></draw:frame><text:span text:style-name="T180"><text:tab/>d</text:span></text:h>
            <text:h text:style-name="P152" text:outline-level="1" loext:marker-style-name="T362"><text:span text:style-name="T290"><text:tab/></text:span><text:bookmark-start text:name="OLE_LINK175"/><text:bookmark-start text:name="OLE_LINK177"/><text:span text:style-name="T304">?VAR </text:span><text:span text:style-name="T314"><draw:frame draw:style-name="fr2" draw:name="Object97" text:anchor-type="as-char" svg:y="-0.316cm" svg:width="0.434cm" svg:height="0.393cm" draw:z-index="65"><draw:object xlink:href="./Object 97" xlink:type="simple" xlink:show="embed" xlink:actuate="onLoad"/><draw:image xlink:href="./ObjectReplacements/Object 97" xlink:type="simple" xlink:show="embed" xlink:actuate="onLoad"/></draw:frame></text:span><text:span text:style-name="T304"><text:tab/>?VAR</text:span><text:bookmark-end text:name="OLE_LINK175"/><text:bookmark-end text:name="OLE_LINK177"/></text:h>
            <text:h text:style-name="P152" text:outline-level="1" loext:marker-style-name="T363"><text:span text:style-name="T290"><text:tab/></text:span><text:bookmark-start text:name="OLE_LINK218"/><text:bookmark-start text:name="OLE_LINK230"/><text:span text:style-name="T304">f(</text:span><text:bookmark-start text:name="_Hlk26777996"/><text:span text:style-name="T304">TERM</text:span><text:bookmark-end text:name="_Hlk26777996"/><text:span text:style-name="T364">1</text:span><text:span text:style-name="T304"> … TERM</text:span><text:bookmark-start text:name="_Hlk26782079"/><text:span text:style-name="T365"></text:span><text:span text:style-name="T366">𝓕</text:span><text:span text:style-name="T367">(</text:span><text:span text:style-name="T364">f</text:span><text:span text:style-name="T367">)</text:span><text:bookmark-end text:name="_Hlk26782079"/><text:span text:style-name="T304">)</text:span><text:bookmark-end text:name="OLE_LINK218"/><text:bookmark-end text:name="OLE_LINK230"/><text:span text:style-name="T368"> </text:span><text:span text:style-name="T314"><draw:frame draw:style-name="fr2" draw:name="Object98" text:anchor-type="as-char" svg:y="-0.316cm" svg:width="0.434cm" svg:height="0.393cm" draw:z-index="66"><draw:object xlink:href="./Object 98" xlink:type="simple" xlink:show="embed" xlink:actuate="onLoad"/><draw:image xlink:href="./ObjectReplacements/Object 98" xlink:type="simple" xlink:show="embed" xlink:actuate="onLoad"/></draw:frame></text:span><text:span text:style-name="T290"><text:tab/></text:span><text:bookmark-start text:name="_Hlk26777924"/><draw:frame draw:style-name="fr2" draw:name="Object100" text:anchor-type="as-char" svg:y="-0.367cm" svg:width="3.531cm" svg:height="0.533cm" draw:z-index="67"><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53" text:outline-level="1" loext:marker-style-name="T70"><text:span text:style-name="T71">Populations</text:span></text:h>
      <text:p text:style-name="P154" loext:marker-style-name="T294"><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55" text:outline-level="1" loext:marker-style-name="T297"><text:span text:style-name="T369">Instance</text:span><text:span text:style-name="T298">(</text:span><text:span text:style-name="T370">T</text:span><text:span text:style-name="T298">, </text:span><text:span text:style-name="T369">d</text:span><text:span text:style-name="T298">)</text:span></text:h>
          </table:table-cell>
          <table:table-cell table:style-name="Table33.A1" office:value-type="string">
            <text:h text:style-name="P156" text:outline-level="1"><text:span text:style-name="T371"/></text:h>
          </table:table-cell>
        </table:table-row>
        <table:table-row table:style-name="Table33.1">
          <table:table-cell table:style-name="Table33.A1" table:number-columns-spanned="2" office:value-type="string">
            <text:h text:style-name="P157" text:outline-level="1" loext:marker-style-name="T300"><text:span text:style-name="T372">T</text:span><text:span text:style-name="T373">(d)</text:span></text:h>
          </table:table-cell>
          <table:covered-table-cell/>
        </table:table-row>
      </table:table>
      <text:p text:style-name="P154" loext:marker-style-name="T294"><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55" text:outline-level="1" loext:marker-style-name="T297"><text:span text:style-name="T374">Fact</text:span><text:span text:style-name="T298">(</text:span><text:span text:style-name="T374">P</text:span><text:span text:style-name="T298">, </text:span><text:span text:style-name="T375">(</text:span><text:span text:style-name="T369">d</text:span><text:span text:style-name="T376">1</text:span><text:span text:style-name="T377">, …, d</text:span><text:span text:style-name="T376">α(P)</text:span><text:span text:style-name="T378">)</text:span><text:span text:style-name="T298">)</text:span></text:h>
          </table:table-cell>
          <table:table-cell table:style-name="Table34.A1" office:value-type="string">
            <text:h text:style-name="P158" text:outline-level="1"><text:span text:style-name="T379"/></text:h>
          </table:table-cell>
        </table:table-row>
        <table:table-row table:style-name="Table34.1">
          <table:table-cell table:style-name="Table34.A1" table:number-columns-spanned="2" office:value-type="string">
            <text:h text:style-name="P159" text:outline-level="1"><text:span text:style-name="T380">P</text:span><text:span text:style-name="T381">(</text:span><text:span text:style-name="T382">d</text:span><text:span text:style-name="T383">1</text:span><text:span text:style-name="T382"> … d</text:span><text:span text:style-name="T383">α(P)</text:span><text:span text:style-name="T384">)</text:span></text:h>
          </table:table-cell>
          <table:covered-table-cell/>
        </table:table-row>
      </table:table>
      <text:p text:style-name="P160" loext:marker-style-name="T294"><text:bookmark text:name="_Hlk510951444 Copy 2 Copy 2"/></text:p>
      <table:table table:name="Table32" table:style-name="Table32">
        <table:table-column table:style-name="Table32.A"/>
        <table:table-column table:style-name="Table32.B"/>
        <table:table-row table:style-name="Table32.1">
          <table:table-cell table:style-name="Table32.A1" office:value-type="string">
            <text:h text:style-name="P161" text:outline-level="1" loext:marker-style-name="T297"><text:span text:style-name="T385">All</text:span><text:span text:style-name="T369">Instance</text:span><text:span text:style-name="T385">s</text:span><text:span text:style-name="T298">(</text:span><text:span text:style-name="T370">T</text:span><text:span text:style-name="T298"> </text:span><text:span text:style-name="T385">(d</text:span><text:span text:style-name="T386">1</text:span><text:span text:style-name="T387">, …, d</text:span><text:span text:style-name="T386">n</text:span><text:span text:style-name="T298">)</text:span><text:span text:style-name="T385">)</text:span></text:h>
          </table:table-cell>
          <table:table-cell table:style-name="Table32.A1" office:value-type="string">
            <text:h text:style-name="P162" text:outline-level="1"><text:span text:style-name="T371">n &gt;= 1</text:span></text:h>
          </table:table-cell>
        </table:table-row>
        <table:table-row table:style-name="Table32.2">
          <table:table-cell table:style-name="Table32.A1" table:number-columns-spanned="2" office:value-type="string">
            <text:h text:style-name="P163" text:outline-level="1"><text:span text:style-name="T382">∀</text:span><text:span text:style-name="T388">x.T(x) </text:span><text:span text:style-name="T389">⟷</text:span><text:span text:style-name="T388"> <text:s/>(x = </text:span><text:span text:style-name="T382">d</text:span><text:span text:style-name="T390">1</text:span><text:span text:style-name="T382">) ∨ … ∨ </text:span><text:span text:style-name="T388">(x = </text:span><text:span text:style-name="T382">d</text:span><text:span text:style-name="T391">n</text:span><text:span text:style-name="T382">)</text:span></text:h>
          </table:table-cell>
          <table:covered-table-cell/>
        </table:table-row>
      </table:table>
      <text:p text:style-name="P160" loext:marker-style-name="T294"><text:bookmark text:name="_Hlk510951444 Copy 2 Copy 1 Copy 1"/></text:p>
      <table:table table:name="Table35" table:style-name="Table35">
        <table:table-column table:style-name="Table35.A"/>
        <table:table-column table:style-name="Table35.B"/>
        <table:table-row table:style-name="Table35.1">
          <table:table-cell table:style-name="Table35.A1" office:value-type="string">
            <text:h text:style-name="P164" text:outline-level="1" loext:marker-style-name="T297"><text:span text:style-name="T385">All</text:span><text:span text:style-name="T374">Fact</text:span><text:span text:style-name="T385">s</text:span><text:span text:style-name="T298">(</text:span><text:span text:style-name="T374">P</text:span><text:span text:style-name="T298"> </text:span><text:span text:style-name="T375">(</text:span><text:span text:style-name="T369">d</text:span><text:span text:style-name="T392">1</text:span><text:span text:style-name="T376">1</text:span><text:span text:style-name="T377">, …, d</text:span><text:span text:style-name="T392">1</text:span><text:span text:style-name="T376">α(P)</text:span><text:span text:style-name="T378">) … (</text:span><text:span text:style-name="T393">d</text:span><text:span text:style-name="T392">n</text:span><text:span text:style-name="T376">1</text:span><text:span text:style-name="T377">, …, d</text:span><text:span text:style-name="T392">n</text:span><text:span text:style-name="T376">α(P)</text:span><text:span text:style-name="T378">)</text:span><text:span text:style-name="T298">)</text:span></text:h>
          </table:table-cell>
          <table:table-cell table:style-name="Table35.A1" office:value-type="string">
            <text:h text:style-name="P165" text:outline-level="1"><text:span text:style-name="T394">n &gt;= 1</text:span></text:h>
          </table:table-cell>
        </table:table-row>
        <table:table-row table:style-name="Table35.1">
          <table:table-cell table:style-name="Table35.A1" table:number-columns-spanned="2" office:value-type="string">
            <text:h text:style-name="P166" text:outline-level="1"><text:span text:style-name="T395">∀</text:span><text:span text:style-name="T396">x</text:span><text:span text:style-name="T397">1</text:span><text:span text:style-name="T398">, …, </text:span><text:span text:style-name="T396">x</text:span><text:span text:style-name="T397">α(P)</text:span><text:span text:style-name="T399">.P(</text:span><text:span text:style-name="T396">x</text:span><text:span text:style-name="T397">1</text:span><text:span text:style-name="T398">, …, </text:span><text:span text:style-name="T396">x</text:span><text:span text:style-name="T397">α(P)</text:span><text:span text:style-name="T399">) ⟷ </text:span><text:span text:style-name="T399">(</text:span><text:span text:style-name="T396">x</text:span><text:span text:style-name="T397">1 </text:span><text:span text:style-name="T396">= d</text:span><text:span text:style-name="T400">1</text:span><text:span text:style-name="T398">, …, </text:span><text:span text:style-name="T396">x</text:span><text:span text:style-name="T397">α(P)</text:span><text:span text:style-name="T399"> = </text:span><text:span text:style-name="T395">d</text:span><text:span text:style-name="T401">1</text:span><text:span text:style-name="T402">α(P)</text:span><text:span text:style-name="T395">) ∨ … ∨ </text:span><text:span text:style-name="T399">(</text:span><text:span text:style-name="T396">x</text:span><text:span text:style-name="T397">1 </text:span><text:span text:style-name="T396">= d</text:span><text:span text:style-name="T403">n</text:span><text:span text:style-name="T398">, …, </text:span><text:span text:style-name="T396">x</text:span><text:span text:style-name="T397">α(P)</text:span><text:span text:style-name="T399"> = </text:span><text:span text:style-name="T395">d</text:span><text:span text:style-name="T404">n</text:span><text:span text:style-name="T402">α(P)</text:span><text:span text:style-name="T395">)</text:span></text:h>
          </table:table-cell>
          <table:covered-table-cell/>
        </table:table-row>
      </table:table>
      <text:h text:style-name="P167"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modern" style:font-pitch="fixed"/>
    <style:font-face style:name="HelveticaNeue" svg:font-family="HelveticaNeue" style:font-pitch="variable"/>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4-09T10:02:46.644292080</meta:print-date>
    <dc:date>2025-08-15T15:05:19.373550326</dc:date>
    <meta:editing-cycles>1621</meta:editing-cycles>
    <meta:editing-duration>P22DT23H31M50S</meta:editing-duration>
    <meta:generator>LibreOffice/24.8.3.2$MacOSX_AARCH64 LibreOffice_project/48a6bac9e7e268aeb4c3483fcf825c94556d9f92</meta:generator>
    <meta:document-statistic meta:table-count="35" meta:image-count="0" meta:object-count="89" meta:page-count="10" meta:paragraph-count="295" meta:word-count="3282" meta:character-count="20027" meta:non-whitespace-character-count="16933"/>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49/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i>T</mi>
          <mi>.</mi>
          <mi>P</mi>
          <mi>.</mi>
          <mn>1</mn>
          <mi>x</mi>
          <mrow>
            <msub>
              <mi>x</mi>
              <mn>1</mn>
            </msub>
            <mo stretchy="false">∧</mo>
            <mn>...</mn>
            <mo stretchy="false">∧</mo>
            <mi>T</mi>
          </mrow>
          <mi>.</mi>
          <mi>P</mi>
          <mi>.</mi>
          <mrow>
            <mi>α</mi>
            <mo stretchy="false">(</mo>
            <mi>P</mi>
            <mo stretchy="false">)</mo>
          </mrow>
          <mi>x</mi>
          <msub>
            <mi>x</mi>
            <mrow>
              <mi>α</mi>
              <mo stretchy="false">(</mo>
              <mi>P</mi>
              <mo stretchy="false">)</mo>
            </mrow>
          </msub>
          <mo stretchy="false">)</mo>
        </mrow>
      </mstyle>
    </mstyle>
    <annotation encoding="StarMath 5.0">color seagreen size 10 {
forall x x rsub 1 ... x rsub {α\(P\)} . {l} rsub {P} \({x} rsub {1} ... {x} rsub {α\(P\)} \) = x
dlrarrow \({T}.{P}.{1} x {x} rsub {1} and ... and {T}.{P}.{α\(P\)} x {x} rsub {α\(P\)} \) }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4B0082">
      <mstyle mathsize="10pt">
        <mrow>
          <msub>
            <mi>i</mi>
            <mn>1</mn>
          </msub>
          <mtext>, ...</mtext>
          <msub>
            <mrow>
              <mi>,</mi>
              <mi>i</mi>
            </mrow>
            <mrow>
              <mi>α</mi>
              <mo stretchy="false">(</mo>
              <mi>P</mi>
              <mo stretchy="false">)</mo>
            </mrow>
          </msub>
        </mrow>
      </mstyle>
    </mstyle>
    <annotation encoding="StarMath 5.0">color indigo size 10 { {i} rsub 1 ", ..." {, i} rsub {α \( P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